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BenquiatBold" svg:font-family="BenquiatBold, Cambria"/>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skerville" svg:font-family="Baskerville" style:font-pitch="variable"/>
    <style:font-face style:name="Calibri" svg:font-family="Calibri" style:font-pitch="variable"/>
    <style:font-face style:name="Cascade" svg:font-family="Cascade, Cambria" style:font-pitch="variable"/>
    <style:font-face style:name="CgFeniceBd" svg:font-family="CgFeniceBd, 'Helvetica Neue Light'" style:font-pitch="variable"/>
    <style:font-face style:name="Courier New" svg:font-family="'Courier New'" style:font-pitch="variable"/>
    <style:font-face style:name="Lucida Grande" svg:font-family="'Lucida Grande'" style:font-pitch="variable"/>
    <style:font-face style:name="MGillSans" svg:font-family="MGillSans, Cambria" style:font-pitch="variable"/>
    <style:font-face style:name="Microsoft Sans Serif" svg:font-family="'Microsoft Sans Serif'" style:font-pitch="variable"/>
    <style:font-face style:name="Palatino" svg:font-family="Palatino" style:font-pitch="variable"/>
    <style:font-face style:name="PalatinoTurk" svg:font-family="PalatinoTurk, Times"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text-properties fo:color="#000000" style:font-name="DejaVu Sans" fo:font-size="10.5pt" fo:language="en" fo:country="GB" style:font-size-asian="10.5pt" style:font-name-complex="PalatinoTurk" style:font-size-complex="10.5pt"/>
    </style:style>
    <style:style style:name="P2" style:family="paragraph" style:parent-style-name="ANA_20_METIN">
      <style:text-properties style:font-name="DejaVu Sans"/>
    </style:style>
    <style:style style:name="P3" style:family="paragraph" style:parent-style-name="ANA_20_METIN">
      <style:paragraph-properties fo:margin-left="0cm" fo:margin-right="0cm" fo:text-indent="0.6cm" style:auto-text-indent="false"/>
      <style:text-properties fo:color="#000000" style:font-name="DejaVu Sans" fo:font-size="10.5pt" fo:language="en" fo:country="GB" style:font-size-asian="10.5pt" style:font-name-complex="PalatinoTurk" style:font-size-complex="10.5pt"/>
    </style:style>
    <style:style style:name="P4" style:family="paragraph" style:parent-style-name="ANA_20_MET_2039_N">
      <style:text-properties fo:color="#000000" style:font-name="DejaVu Sans" fo:font-size="10.5pt" fo:language="en" fo:country="GB" style:font-size-asian="10.5pt" style:font-name-complex="PalatinoTurk" style:font-size-complex="10.5pt"/>
    </style:style>
    <style:style style:name="P5" style:family="paragraph" style:parent-style-name="ANA_20_MET_2039_N">
      <style:text-properties fo:color="#000000" style:font-name="DejaVu Sans" fo:font-size="10.5pt" fo:language="en" fo:country="GB" fo:font-weight="bold" style:font-size-asian="10.5pt" style:font-weight-asian="bold" style:font-name-complex="PalatinoTurk" style:font-size-complex="10.5pt"/>
    </style:style>
    <style:style style:name="P6" style:family="paragraph" style:parent-style-name="ANA_20_MET_2039_N">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7" style:family="paragraph" style:parent-style-name="ANA_20_MET_2039_N">
      <style:text-properties fo:color="#000000" style:font-name="DejaVu Sans" fo:font-size="10.5pt" fo:letter-spacing="-0.026cm" fo:language="en" fo:country="GB" style:font-size-asian="10.5pt" style:font-name-complex="PalatinoTurk" style:font-size-complex="10.5pt"/>
    </style:style>
    <style:style style:name="P8" style:family="paragraph" style:parent-style-name="ANA_20_MET_2039_N">
      <style:text-properties fo:color="#000000" style:font-name="DejaVu Sans" fo:font-size="10.5pt" fo:letter-spacing="-0.018cm" fo:language="en" fo:country="GB" style:font-size-asian="10.5pt" style:font-name-complex="PalatinoTurk" style:font-size-complex="10.5pt"/>
    </style:style>
    <style:style style:name="P9" style:family="paragraph" style:parent-style-name="ANA_20_MET_2039_N">
      <style:text-properties fo:color="#000000" style:font-name="DejaVu Sans" fo:font-size="10.5pt" fo:letter-spacing="-0.009cm" fo:language="en" fo:country="GB" style:font-size-asian="10.5pt" style:font-name-complex="PalatinoTurk" style:font-size-complex="10.5pt"/>
    </style:style>
    <style:style style:name="P10" style:family="paragraph" style:parent-style-name="ANA_20_MET_2039_N">
      <style:text-properties fo:color="#000000" style:font-name="DejaVu Sans" fo:font-size="10pt" fo:language="en" fo:country="GB" fo:font-style="italic" style:font-size-asian="10pt" style:font-style-asian="italic" style:font-name-complex="PalatinoTurk" style:font-size-complex="10pt" style:font-style-complex="italic"/>
    </style:style>
    <style:style style:name="P11" style:family="paragraph" style:parent-style-name="ANA_20_MET_2039_N">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12" style:family="paragraph" style:parent-style-name="ANA_20_MET_2039_N">
      <style:text-properties fo:color="#000000" style:font-name="DejaVu Sans" fo:letter-spacing="0.026cm" fo:language="en" fo:country="GB" style:font-name-complex="PalatinoTurk"/>
    </style:style>
    <style:style style:name="P13" style:family="paragraph" style:parent-style-name="ANA_20_MET_2039_N">
      <style:text-properties fo:color="#000000" style:font-name="DejaVu Sans" fo:font-size="9.5pt" fo:letter-spacing="-0.018cm" fo:language="en" fo:country="GB" style:font-size-asian="9.5pt" style:font-name-complex="PalatinoTurk" style:font-size-complex="9.5pt"/>
    </style:style>
    <style:style style:name="P14" style:family="paragraph" style:parent-style-name="ANA_20_MET_2039_N">
      <style:text-properties fo:color="#000000" style:font-name="DejaVu Sans" fo:font-size="9.5pt" fo:language="en" fo:country="GB" style:font-size-asian="9.5pt" style:font-name-complex="PalatinoTurk" style:font-size-complex="9.5pt"/>
    </style:style>
    <style:style style:name="P15" style:family="paragraph" style:parent-style-name="ANA_20_MET_2039_N">
      <style:text-properties fo:color="#88001c" style:font-name="DejaVu Sans" fo:font-size="14pt" fo:language="en" fo:country="GB" fo:font-weight="bold" style:font-size-asian="14pt" style:font-weight-asian="bold" style:font-name-complex="PalatinoTurk" style:font-size-complex="14pt" style:font-weight-complex="bold"/>
    </style:style>
    <style:style style:name="P16" style:family="paragraph" style:parent-style-name="ANA_20_MET_2039_N">
      <style:text-properties fo:color="#88001c" style:font-name="DejaVu Sans" fo:font-size="14pt" fo:font-weight="bold" style:font-size-asian="14pt" style:font-weight-asian="bold" style:font-name-complex="PalatinoTurk" style:font-size-complex="14pt" style:font-weight-complex="bold"/>
    </style:style>
    <style:style style:name="P17" style:family="paragraph" style:parent-style-name="ANA_20_MET_2039_N">
      <style:text-properties fo:text-transform="uppercase" fo:color="#88001c" style:font-name="DejaVu Sans" fo:language="en" fo:country="GB" fo:font-weight="bold" style:font-weight-asian="bold" style:font-name-complex="PalatinoTurk" style:font-weight-complex="bold"/>
    </style:style>
    <style:style style:name="P18" style:family="paragraph" style:parent-style-name="ANA_20_MET_2039_N">
      <style:text-properties style:font-name="DejaVu Sans"/>
    </style:style>
    <style:style style:name="P19" style:family="paragraph" style:parent-style-name="ANA_20_MET_2039_N">
      <style:paragraph-properties fo:margin-left="0cm" fo:margin-right="0cm" fo:text-indent="0cm" style:auto-text-indent="false"/>
      <style:text-properties fo:color="#000000" style:font-name="DejaVu Sans" fo:font-size="10.5pt" fo:language="en" fo:country="GB" style:font-size-asian="10.5pt" style:font-name-complex="PalatinoTurk" style:font-size-complex="10.5pt"/>
    </style:style>
    <style:style style:name="P20" style:family="paragraph" style:parent-style-name="ANA_20_MET_2039_N">
      <style:paragraph-properties fo:break-before="page"/>
      <style:text-properties fo:color="#000000" style:font-name="DejaVu Sans" fo:font-size="9.5pt" fo:letter-spacing="-0.026cm" fo:language="en" fo:country="GB" style:font-size-asian="9.5pt" style:font-name-complex="PalatinoTurk" style:font-size-complex="9.5pt"/>
    </style:style>
    <style:style style:name="P21" style:family="paragraph" style:parent-style-name="AYET">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22" style:family="paragraph" style:parent-style-name="AYET">
      <style:text-properties fo:color="#000000" style:font-name="DejaVu Sans" fo:font-size="10.5pt" fo:language="en" fo:country="GB" style:font-size-asian="10.5pt" style:font-name-complex="PalatinoTurk" style:font-size-complex="10.5pt"/>
    </style:style>
    <style:style style:name="P23" style:family="paragraph" style:parent-style-name="AYET">
      <style:text-properties style:font-name="DejaVu Sans"/>
    </style:style>
    <style:style style:name="P24" style:family="paragraph" style:parent-style-name="AYET">
      <style:paragraph-properties fo:margin-left="0cm" fo:margin-right="0cm" fo:text-indent="0.6cm" style:auto-text-indent="false"/>
      <style:text-properties fo:color="#000000" style:font-name="DejaVu Sans" fo:font-size="10.5pt" fo:language="en" fo:country="GB" style:font-size-asian="10.5pt" style:font-name-complex="PalatinoTurk" style:font-size-complex="10.5pt"/>
    </style:style>
    <style:style style:name="P25" style:family="paragraph" style:parent-style-name="AYET">
      <style:paragraph-properties fo:margin-left="0cm" fo:margin-right="0cm" fo:text-indent="0.635cm" style:auto-text-indent="false"/>
      <style:text-properties style:font-name="DejaVu Sans"/>
    </style:style>
    <style:style style:name="P26" style:family="paragraph" style:parent-style-name="AYET">
      <style:paragraph-properties fo:margin-left="0.801cm" fo:margin-right="0cm" fo:margin-top="0.071cm" fo:margin-bottom="0.071cm" loext:contextual-spacing="false" fo:line-height="0.519cm" fo:text-indent="0cm" style:auto-text-indent="false"/>
      <style:text-properties fo:color="#000000" style:font-name="DejaVu Sans" fo:font-size="10pt" fo:language="en" fo:country="GB" style:font-size-asian="10pt" style:font-name-complex="PalatinoTurk" style:font-size-complex="10pt"/>
    </style:style>
    <style:style style:name="P27" style:family="paragraph" style:parent-style-name="AYET">
      <style:paragraph-properties fo:margin-left="0.801cm" fo:margin-right="0cm" fo:margin-top="0.071cm" fo:margin-bottom="0.071cm" loext:contextual-spacing="false" fo:line-height="0.519cm" fo:text-indent="0cm" style:auto-text-indent="false"/>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28" style:family="paragraph" style:parent-style-name="AYET">
      <style:paragraph-properties fo:margin-left="0.801cm" fo:margin-right="0cm" fo:margin-top="0.071cm" fo:margin-bottom="0.071cm" loext:contextual-spacing="false" fo:line-height="0.519cm" fo:text-indent="0cm" style:auto-text-indent="false"/>
      <style:text-properties style:font-name="DejaVu Sans"/>
    </style:style>
    <style:style style:name="P29" style:family="paragraph" style:parent-style-name="MET_2039_N_20_YAZISI">
      <style:paragraph-properties fo:margin-left="0cm" fo:margin-right="0cm" fo:line-height="0.519cm" fo:text-indent="0cm" style:auto-text-indent="false"/>
      <style:text-properties fo:color="#000000" style:font-name="DejaVu Sans" fo:font-size="10pt" fo:language="en" fo:country="GB" style:font-size-asian="10pt" style:font-name-complex="PalatinoTurk" style:font-size-complex="10pt"/>
    </style:style>
    <style:style style:name="P30" style:family="paragraph" style:parent-style-name="Standard">
      <style:paragraph-properties fo:text-align="center" style:justify-single-word="false"/>
      <style:text-properties fo:color="#88001c" style:font-name="DejaVu Sans" fo:font-size="27.5pt" fo:letter-spacing="0.088cm" style:font-size-asian="27.5pt" style:font-name-complex="BenquiatBold" style:font-size-complex="27.5pt"/>
    </style:style>
    <style:style style:name="P31" style:family="paragraph" style:parent-style-name="Standard">
      <style:paragraph-properties fo:line-height="0.584cm" fo:text-align="center" style:justify-single-word="false"/>
      <style:text-properties fo:color="#7d284a" style:font-name="DejaVu Sans" fo:font-size="15.5pt" fo:letter-spacing="0.088cm" style:font-size-asian="15.5pt" style:font-name-complex="BenquiatBold" style:font-size-complex="15.5pt"/>
    </style:style>
    <style:style style:name="P32" style:family="paragraph" style:parent-style-name="Standard">
      <style:text-properties style:font-name="DejaVu Sans"/>
    </style:style>
    <style:style style:name="P33" style:family="paragraph" style:parent-style-name="Standard">
      <style:paragraph-properties fo:line-height="1.658cm"/>
      <style:text-properties style:font-name="DejaVu Sans" fo:font-size="38pt" fo:letter-spacing="-0.009cm" style:font-size-asian="38pt" style:font-name-complex="CgFeniceBd" style:font-size-complex="38pt"/>
    </style:style>
    <style:style style:name="P34" style:family="paragraph" style:parent-style-name="Standard">
      <style:paragraph-properties fo:line-height="0.282cm" fo:text-align="center" style:justify-single-word="false"/>
      <style:text-properties style:font-name="DejaVu Sans" style:font-name-complex="MGillSans"/>
    </style:style>
    <style:style style:name="P35" style:family="paragraph" style:parent-style-name="Standard">
      <style:paragraph-properties fo:line-height="0.212cm" fo:text-align="end" style:justify-single-word="false"/>
      <style:text-properties style:font-name="DejaVu Sans" fo:font-size="9pt" fo:language="en" fo:country="GB" style:font-size-asian="9pt" style:font-name-complex="PalatinoTurk" style:font-size-complex="9pt"/>
    </style:style>
    <style:style style:name="P36" style:family="paragraph" style:parent-style-name="Standard">
      <style:paragraph-properties fo:line-height="0.282cm" fo:text-align="center" style:justify-single-word="false"/>
      <style:text-properties style:font-name="DejaVu Sans" fo:font-size="9pt" style:font-size-asian="9pt" style:font-name-complex="PalatinoTurk" style:font-size-complex="9pt"/>
    </style:style>
    <style:style style:name="P37" style:family="paragraph" style:parent-style-name="Standard">
      <style:paragraph-properties fo:line-height="0.584cm" fo:text-align="center" style:justify-single-word="false"/>
      <style:text-properties style:font-name="DejaVu Sans" fo:font-size="13.5pt" fo:letter-spacing="0.044cm" style:font-size-asian="13.5pt" style:font-name-complex="BenquiatBold" style:font-size-complex="13.5pt"/>
    </style:style>
    <style:style style:name="P38" style:family="paragraph" style:parent-style-name="Standard">
      <style:paragraph-properties fo:line-height="0.335cm" fo:text-align="justify" style:justify-single-word="false"/>
      <style:text-properties style:font-name="DejaVu Sans" fo:font-size="7pt" style:font-size-asian="7pt" style:font-name-complex="PalatinoTurk" style:font-size-complex="7pt"/>
    </style:style>
    <style:style style:name="P39" style:family="paragraph" style:parent-style-name="Standard">
      <style:paragraph-properties fo:margin-left="0cm" fo:margin-right="0cm" fo:line-height="0.406cm" fo:text-align="justify" style:justify-single-word="false" fo:text-indent="0.4cm" style:auto-text-indent="false"/>
      <style:text-properties style:font-name="DejaVu Sans" fo:font-size="9pt" style:font-size-asian="9pt" style:font-name-complex="PalatinoTurk" style:font-size-complex="9pt"/>
    </style:style>
    <style:style style:name="P40" style:family="paragraph" style:parent-style-name="Standard">
      <style:paragraph-properties fo:line-height="0.584cm" fo:text-align="center" style:justify-single-word="false" fo:break-before="page"/>
      <style:text-properties style:font-name="DejaVu Sans" fo:font-size="13.5pt" fo:letter-spacing="0.044cm" style:font-size-asian="13.5pt" style:font-name-complex="BenquiatBold" style:font-size-complex="13.5pt"/>
    </style:style>
    <style:style style:name="P41" style:family="paragraph" style:parent-style-name="Standard">
      <style:paragraph-properties fo:margin-left="0cm" fo:margin-right="0cm" fo:line-height="0.564cm" fo:text-align="justify" style:justify-single-word="false" fo:text-indent="0.6cm" style:auto-text-indent="false"/>
      <style:text-properties fo:text-transform="uppercase" fo:color="#88001c" style:font-name="DejaVu Sans" fo:font-size="14pt" fo:letter-spacing="0.044cm" fo:font-weight="bold" style:font-size-asian="14pt" style:font-weight-asian="bold" style:font-name-complex="PalatinoTurk" style:font-size-complex="14pt" style:font-weight-complex="bold"/>
    </style:style>
    <style:style style:name="P42" style:family="paragraph" style:parent-style-name="Standard">
      <style:paragraph-properties fo:margin-left="0cm" fo:margin-right="0cm" fo:line-height="0.564cm" fo:text-align="justify" style:justify-single-word="false" fo:text-indent="0.6cm" style:auto-text-indent="false"/>
      <style:text-properties style:font-name="DejaVu Sans" fo:font-size="10.5pt" style:font-size-asian="10.5pt" style:font-name-complex="PalatinoTurk" style:font-size-complex="10.5pt"/>
    </style:style>
    <style:style style:name="P43" style:family="paragraph" style:parent-style-name="Standard">
      <style:paragraph-properties fo:margin-left="0cm" fo:margin-right="0cm" fo:line-height="0.564cm" fo:text-align="justify" style:justify-single-word="false" fo:text-indent="0.6cm" style:auto-text-indent="false"/>
      <style:text-properties style:font-name="DejaVu Sans"/>
    </style:style>
    <style:style style:name="P44" style:family="paragraph" style:parent-style-name="Standard">
      <style:paragraph-properties fo:margin-left="0cm" fo:margin-right="0cm" fo:line-height="0.741cm" fo:text-align="justify" style:justify-single-word="false" fo:text-indent="0.6cm" style:auto-text-indent="false"/>
      <style:text-properties style:font-name="DejaVu Sans"/>
    </style:style>
    <style:style style:name="P45" style:family="paragraph" style:parent-style-name="Standard">
      <style:paragraph-properties fo:margin-left="0cm" fo:margin-right="0cm" fo:line-height="0.318cm" fo:text-align="justify" style:justify-single-word="false" fo:text-indent="0.6cm" style:auto-text-indent="false"/>
      <style:text-properties style:font-name="DejaVu Sans"/>
    </style:style>
    <style:style style:name="P46" style:family="paragraph" style:parent-style-name="Standard">
      <style:paragraph-properties fo:margin-left="0cm" fo:margin-right="0cm" fo:line-height="0.564cm" fo:text-align="justify" style:justify-single-word="false" fo:text-indent="0.6cm" style:auto-text-indent="false"/>
      <style:text-properties style:font-name="DejaVu Sans" fo:font-size="10pt" style:font-size-asian="10pt" style:font-name-complex="PalatinoTurk" style:font-size-complex="10pt"/>
    </style:style>
    <style:style style:name="P47" style:family="paragraph" style:parent-style-name="Standard">
      <style:paragraph-properties fo:margin-left="0cm" fo:margin-right="0cm" fo:line-height="0.564cm" fo:text-align="justify" style:justify-single-word="false" fo:text-indent="0.6cm" style:auto-text-indent="false" fo:break-before="page"/>
      <style:text-properties style:font-name="DejaVu Sans" fo:font-size="10.5pt" style:font-size-asian="10.5pt" style:font-name-complex="PalatinoTurk" style:font-size-complex="10.5pt"/>
    </style:style>
    <style:style style:name="P48" style:family="paragraph" style:parent-style-name="Standard">
      <style:paragraph-properties fo:margin-left="0cm" fo:margin-right="0cm" fo:margin-top="0.076cm" fo:margin-bottom="0.076cm" loext:contextual-spacing="false" fo:line-height="0.529cm" fo:text-align="justify" style:justify-single-word="false" fo:text-indent="0.6cm" style:auto-text-indent="false"/>
      <style:text-properties style:font-name="DejaVu Sans" fo:font-size="10.5pt" style:font-size-asian="10.5pt" style:font-name-complex="PalatinoTurk" style:font-size-complex="10.5pt"/>
    </style:style>
    <style:style style:name="P49" style:family="paragraph" style:parent-style-name="Standard">
      <style:paragraph-properties fo:margin-left="0cm" fo:margin-right="0cm" fo:margin-top="0.076cm" fo:margin-bottom="0.076cm" loext:contextual-spacing="false" fo:line-height="0.529cm" fo:text-align="justify" style:justify-single-word="false" fo:text-indent="0.6cm" style:auto-text-indent="false"/>
      <style:text-properties style:font-name="DejaVu Sans"/>
    </style:style>
    <style:style style:name="P50"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000000" style:font-name="DejaVu Sans" fo:font-size="10pt" fo:language="en" fo:country="GB" fo:font-style="italic" style:font-size-asian="10pt" style:font-style-asian="italic" style:font-name-complex="PalatinoTurk" style:font-size-complex="10pt" style:font-style-complex="italic"/>
    </style:style>
    <style:style style:name="P51"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000000" style:font-name="DejaVu Sans" fo:font-size="10.5pt" fo:language="en" fo:country="GB" style:font-size-asian="10.5pt" style:font-name-complex="PalatinoTurk" style:font-size-complex="10.5pt"/>
    </style:style>
    <style:style style:name="P52"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88001c" style:font-name="DejaVu Sans" fo:font-size="14pt" fo:font-weight="bold" style:font-size-asian="14pt" style:font-weight-asian="bold" style:font-name-complex="PalatinoTurk" style:font-size-complex="14pt" style:font-weight-complex="bold"/>
    </style:style>
    <style:style style:name="P53"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pt" fo:font-style="italic" style:font-size-asian="10pt" style:font-style-asian="italic" style:font-name-complex="PalatinoTurk" style:font-size-complex="10pt" style:font-style-complex="italic"/>
    </style:style>
    <style:style style:name="P54" style:family="paragraph" style:parent-style-name="Standard">
      <style:paragraph-properties fo:margin-left="0.6cm" fo:margin-right="0cm" fo:margin-top="0.076cm" fo:margin-bottom="0.076cm" loext:contextual-spacing="false" fo:line-height="0.564cm" fo:text-align="justify" style:justify-single-word="false" fo:text-indent="0cm" style:auto-text-indent="false"/>
      <style:text-properties style:font-name="DejaVu Sans" fo:font-size="10pt" fo:font-style="italic" style:font-size-asian="10pt" style:font-style-asian="italic" style:font-name-complex="PalatinoTurk" style:font-size-complex="10pt" style:font-style-complex="italic"/>
    </style:style>
    <style:style style:name="P55"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pt" fo:font-weight="bold" style:font-size-asian="10pt" style:font-weight-asian="bold" style:font-name-complex="PalatinoTurk" style:font-size-complex="10pt" style:font-weight-complex="bold"/>
    </style:style>
    <style:style style:name="P56"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style:style>
    <style:style style:name="P57"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5pt" style:font-size-asian="10.5pt" style:font-name-complex="PalatinoTurk" style:font-size-complex="10.5pt"/>
    </style:style>
    <style:style style:name="P58"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5pt" fo:letter-spacing="-0.026cm" style:font-size-asian="10.5pt" style:font-name-complex="PalatinoTurk" style:font-size-complex="10.5pt"/>
    </style:style>
    <style:style style:name="P59"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fo:break-before="page"/>
      <style:text-properties style:font-name="DejaVu Sans" fo:font-size="10pt" fo:font-style="italic" style:font-size-asian="10pt" style:font-style-asian="italic" style:font-name-complex="PalatinoTurk" style:font-size-complex="10pt" style:font-style-complex="italic"/>
    </style:style>
    <style:style style:name="P60" style:family="paragraph" style:parent-style-name="Standard">
      <style:paragraph-properties fo:margin-left="0.6cm" fo:margin-right="0cm" fo:margin-top="0.041cm" fo:margin-bottom="0.041cm" loext:contextual-spacing="false" fo:line-height="0.529cm" fo:text-align="justify" style:justify-single-word="false" fo:text-indent="0cm" style:auto-text-indent="false"/>
      <style:text-properties fo:color="#88001c" style:font-name="DejaVu Sans" fo:font-size="14pt" fo:font-style="italic" fo:font-weight="bold" style:font-size-asian="14pt" style:font-style-asian="italic" style:font-weight-asian="bold" style:font-name-complex="PalatinoTurk" style:font-size-complex="14pt" style:font-style-complex="italic" style:font-weight-complex="bold"/>
    </style:style>
    <style:style style:name="P61" style:family="paragraph" style:parent-style-name="Standard">
      <style:paragraph-properties fo:margin-left="0.6cm" fo:margin-right="0cm" fo:margin-top="0.041cm" fo:margin-bottom="0.041cm" loext:contextual-spacing="false" fo:line-height="0.529cm" fo:text-align="justify" style:justify-single-word="false" fo:text-indent="0cm" style:auto-text-indent="false"/>
      <style:text-properties style:font-name="DejaVu Sans" fo:font-size="10pt" fo:font-style="italic" style:font-size-asian="10pt" style:font-style-asian="italic" style:font-name-complex="PalatinoTurk" style:font-size-complex="10pt" style:font-style-complex="italic"/>
    </style:style>
    <style:style style:name="P62" style:family="paragraph" style:parent-style-name="Standard">
      <style:paragraph-properties fo:margin-left="0cm" fo:margin-right="0cm" fo:line-height="0.519cm" fo:text-align="justify" style:justify-single-word="false" fo:text-indent="0.801cm" style:auto-text-indent="false"/>
      <style:text-properties style:text-position="super 58%" style:font-name="DejaVu Sans" fo:font-size="10pt" style:font-size-asian="10pt" style:font-name-complex="PalatinoTurk" style:font-size-complex="10pt"/>
    </style:style>
    <style:style style:name="P63" style:family="paragraph" style:parent-style-name="Standard">
      <style:paragraph-properties fo:margin-left="0cm" fo:margin-right="0cm" fo:line-height="0.519cm" fo:text-align="justify" style:justify-single-word="false" fo:text-indent="0.801cm" style:auto-text-indent="false"/>
      <style:text-properties fo:color="#000000" style:font-name="DejaVu Sans" fo:font-size="10pt" fo:language="en" fo:country="GB" style:font-size-asian="10pt" style:font-name-complex="PalatinoTurk" style:font-size-complex="10pt"/>
    </style:style>
    <style:style style:name="P64" style:family="paragraph" style:parent-style-name="Standard">
      <style:paragraph-properties fo:margin-left="0cm" fo:margin-right="0cm" fo:line-height="0.519cm" fo:text-align="justify" style:justify-single-word="false" fo:text-indent="0.801cm" style:auto-text-indent="false"/>
      <style:text-properties style:font-name="DejaVu Sans" fo:font-size="10pt" style:font-size-asian="10pt" style:font-name-complex="PalatinoTurk" style:font-size-complex="10pt"/>
    </style:style>
    <style:style style:name="P65" style:family="paragraph" style:parent-style-name="Standard">
      <style:paragraph-properties fo:margin-left="0cm" fo:margin-right="0cm" fo:line-height="0.519cm" fo:text-align="justify" style:justify-single-word="false" fo:text-indent="0.801cm" style:auto-text-indent="false"/>
      <style:text-properties style:font-name="DejaVu Sans" fo:font-size="10pt" fo:font-weight="bold" style:font-size-asian="10pt" style:font-weight-asian="bold" style:font-name-complex="PalatinoTurk" style:font-size-complex="10pt" style:font-weight-complex="bold"/>
    </style:style>
    <style:style style:name="P66" style:family="paragraph" style:parent-style-name="Standard">
      <style:paragraph-properties fo:margin-left="0cm" fo:margin-right="0cm" fo:line-height="0.519cm" fo:text-align="justify" style:justify-single-word="false" fo:text-indent="0.801cm" style:auto-text-indent="false"/>
      <style:text-properties style:font-name="DejaVu Sans" fo:font-size="10pt" fo:letter-spacing="-0.009cm" style:font-size-asian="10pt" style:font-name-complex="PalatinoTurk" style:font-size-complex="10pt"/>
    </style:style>
    <style:style style:name="P67" style:family="paragraph" style:parent-style-name="Standard">
      <style:paragraph-properties fo:margin-left="0cm" fo:margin-right="0cm" fo:line-height="0.519cm" fo:text-align="justify" style:justify-single-word="false" fo:text-indent="0.801cm" style:auto-text-indent="false"/>
      <style:text-properties style:font-name="DejaVu Sans" fo:font-size="10pt" fo:font-style="italic" style:font-size-asian="10pt" style:font-style-asian="italic" style:font-name-complex="PalatinoTurk" style:font-size-complex="10pt" style:font-style-complex="italic"/>
    </style:style>
    <style:style style:name="P68" style:family="paragraph" style:parent-style-name="Standard">
      <style:paragraph-properties fo:margin-left="0cm" fo:margin-right="0cm" fo:line-height="0.519cm" fo:text-align="justify" style:justify-single-word="false" fo:text-indent="0.801cm" style:auto-text-indent="false"/>
      <style:text-properties style:font-name="DejaVu Sans" fo:font-size="11pt" fo:font-weight="bold" style:font-size-asian="11pt" style:font-weight-asian="bold" style:font-name-complex="PalatinoTurk" style:font-size-complex="11pt" style:font-weight-complex="bold"/>
    </style:style>
    <style:style style:name="P69" style:family="paragraph" style:parent-style-name="Standard">
      <style:paragraph-properties fo:margin-left="0cm" fo:margin-right="0cm" fo:line-height="0.519cm" fo:text-align="justify" style:justify-single-word="false" fo:text-indent="0.801cm" style:auto-text-indent="false"/>
      <style:text-properties style:font-name="DejaVu Sans"/>
    </style:style>
    <style:style style:name="P70" style:family="paragraph" style:parent-style-name="Standard">
      <style:paragraph-properties fo:margin-left="0cm" fo:margin-right="0cm" fo:line-height="0.519cm" fo:text-align="justify" style:justify-single-word="false" fo:text-indent="0.801cm" style:auto-text-indent="false"/>
      <style:text-properties style:font-name="DejaVu Sans" fo:font-weight="bold" style:font-weight-asian="bold" style:font-name-complex="PalatinoTurk" style:font-weight-complex="bold"/>
    </style:style>
    <style:style style:name="P71" style:family="paragraph" style:parent-style-name="Standard">
      <style:paragraph-properties fo:margin-left="0cm" fo:margin-right="0cm" fo:margin-top="0.03cm" fo:margin-bottom="0.03cm" loext:contextual-spacing="false" fo:line-height="0.529cm" fo:text-align="justify" style:justify-single-word="false" fo:text-indent="0.801cm" style:auto-text-indent="false"/>
      <style:text-properties style:font-name="DejaVu Sans"/>
    </style:style>
    <style:style style:name="P72" style:family="paragraph" style:parent-style-name="Standard">
      <style:paragraph-properties fo:margin-left="0.801cm" fo:margin-right="0cm" fo:margin-top="0.03cm" fo:margin-bottom="0.03cm" loext:contextual-spacing="false" fo:line-height="0.529cm" fo:text-align="justify" style:justify-single-word="false" fo:text-indent="0cm" style:auto-text-indent="false"/>
      <style:text-properties style:text-position="super 58%" style:font-name="DejaVu Sans" fo:font-size="9.5pt" style:font-size-asian="9.5pt" style:font-name-complex="PalatinoTurk" style:font-size-complex="9.5pt"/>
    </style:style>
    <style:style style:name="P73" style:family="paragraph" style:parent-style-name="Standard">
      <style:paragraph-properties fo:margin-left="0.801cm" fo:margin-right="0cm" fo:margin-top="0.03cm" fo:margin-bottom="0.03cm" loext:contextual-spacing="false" fo:line-height="0.529cm" fo:text-align="justify" style:justify-single-word="false" fo:text-indent="0cm" style:auto-text-indent="false"/>
      <style:text-properties style:font-name="DejaVu Sans"/>
    </style:style>
    <style:style style:name="P74" style:family="paragraph" style:parent-style-name="Standard">
      <style:paragraph-properties fo:margin-left="0.801cm" fo:margin-right="0cm" fo:margin-top="0.03cm" fo:margin-bottom="0.03cm" loext:contextual-spacing="false" fo:line-height="0.529cm" fo:text-align="justify" style:justify-single-word="false" fo:text-indent="0cm" style:auto-text-indent="false"/>
      <style:text-properties style:font-name="DejaVu Sans" fo:font-size="10pt" fo:font-weight="bold" style:font-size-asian="10pt" style:font-weight-asian="bold" style:font-name-complex="PalatinoTurk" style:font-size-complex="10pt" style:font-weight-complex="bold"/>
    </style:style>
    <style:style style:name="P75" style:family="paragraph" style:parent-style-name="Standard">
      <style:paragraph-properties fo:margin-left="0.801cm" fo:margin-right="0cm" fo:margin-top="0.03cm" fo:margin-bottom="0.03cm" loext:contextual-spacing="false" fo:line-height="0.529cm" fo:text-align="justify" style:justify-single-word="false" fo:text-indent="0cm" style:auto-text-indent="false"/>
      <style:text-properties style:font-name="DejaVu Sans" fo:font-size="10pt" style:font-size-asian="10pt" style:font-name-complex="PalatinoTurk" style:font-size-complex="10pt"/>
    </style:style>
    <style:style style:name="P76" style:family="paragraph" style:parent-style-name="Standard">
      <style:paragraph-properties fo:margin-left="0cm" fo:margin-right="0cm" fo:margin-top="0.03cm" fo:margin-bottom="0.03cm" loext:contextual-spacing="false" fo:line-height="0.529cm" fo:text-align="justify" style:justify-single-word="false" fo:text-indent="0.635cm" style:auto-text-indent="false"/>
      <style:text-properties style:font-name="DejaVu Sans"/>
    </style:style>
    <style:style style:name="P77" style:family="paragraph" style:parent-style-name="TR_20_arka_20_kapak">
      <style:text-properties style:font-name="DejaVu Sans"/>
    </style:style>
    <style:style style:name="P78" style:family="paragraph" style:parent-style-name="TR_20_arka_20_kapak">
      <style:paragraph-properties fo:break-before="page"/>
      <style:text-properties style:font-name="DejaVu Sans"/>
    </style:style>
    <style:style style:name="P79" style:family="paragraph" style:parent-style-name="TR_20_block">
      <style:text-properties style:font-name="DejaVu Sans" fo:language="en" fo:country="GB"/>
    </style:style>
    <style:style style:name="P8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81" style:family="paragraph" style:parent-style-name="Tr_20_Block_20_Quote_20__28_Verses_29_">
      <style:text-properties style:font-name="DejaVu Sans"/>
    </style:style>
    <style:style style:name="P82" style:family="paragraph" style:parent-style-name="Tr_20_Block_20_Quote_20__28_Verses_29_">
      <style:text-properties style:font-name="DejaVu Sans" fo:language="en" fo:country="GB"/>
    </style:style>
    <style:style style:name="P83" style:family="paragraph" style:parent-style-name="Tr_20_Body">
      <style:text-properties style:font-name="DejaVu Sans"/>
    </style:style>
    <style:style style:name="P84" style:family="paragraph" style:parent-style-name="Tr_20_Body">
      <style:text-properties style:font-name="DejaVu Sans" fo:language="en" fo:country="GB"/>
    </style:style>
    <style:style style:name="P85" style:family="paragraph" style:parent-style-name="Tr_20_Body">
      <style:text-properties style:font-name="DejaVu Sans" fo:font-size="8.5pt" fo:font-weight="bold" style:font-size-asian="8.5pt" style:font-weight-asian="bold" style:font-name-complex="PalatinoTurk" style:font-size-complex="8.5pt" style:font-style-complex="italic" style:font-weight-complex="bold"/>
    </style:style>
    <style:style style:name="P86" style:family="paragraph" style:parent-style-name="Tr_20_Body">
      <style:paragraph-properties fo:margin-left="0cm" fo:margin-right="0cm" fo:text-indent="0cm" style:auto-text-indent="false"/>
      <style:text-properties style:font-name="DejaVu Sans"/>
    </style:style>
    <style:style style:name="P87" style:family="paragraph" style:parent-style-name="Tr_20_Body">
      <style:paragraph-properties fo:margin-left="0cm" fo:margin-right="0cm" fo:text-indent="0cm" style:auto-text-indent="false"/>
      <style:text-properties style:font-name="DejaVu Sans" fo:font-size="7pt" style:font-size-asian="7pt" style:font-name-complex="PalatinoTurk" style:font-size-complex="7pt"/>
    </style:style>
    <style:style style:name="P88" style:family="paragraph" style:parent-style-name="Tr_20_Giris_20_1">
      <style:text-properties style:font-name="DejaVu Sans"/>
    </style:style>
    <style:style style:name="P89" style:family="paragraph" style:parent-style-name="Tr_20_Giris_20_1">
      <style:text-properties style:font-name="DejaVu Sans" fo:language="en" fo:country="GB"/>
    </style:style>
    <style:style style:name="P90" style:family="paragraph" style:parent-style-name="Tr_20_Heading_20_1">
      <style:text-properties style:font-name="DejaVu Sans"/>
    </style:style>
    <style:style style:name="P91" style:family="paragraph" style:parent-style-name="Tr_20_Heading_20_1">
      <style:text-properties style:font-name="DejaVu Sans" fo:language="en" fo:country="GB"/>
    </style:style>
    <style:style style:name="P92" style:family="paragraph" style:parent-style-name="Tr_20_Heading_20_1">
      <style:paragraph-properties fo:break-before="page"/>
    </style:style>
    <style:style style:name="P93" style:family="paragraph" style:parent-style-name="Tr_20_Heading_20_1" style:master-page-name="Standard">
      <style:paragraph-properties style:page-number="auto"/>
      <style:text-properties style:font-name="DejaVu Sans"/>
    </style:style>
    <style:style style:name="P94" style:family="paragraph" style:parent-style-name="Tr_20_Heading_20_2">
      <style:text-properties fo:color="#000000" style:font-name="DejaVu Sans" fo:font-size="10.5pt" fo:letter-spacing="0.009cm" fo:language="en" fo:country="GB" style:font-size-asian="10.5pt" style:font-name-complex="PalatinoTurk" style:font-size-complex="10.5pt"/>
    </style:style>
    <style:style style:name="P95" style:family="paragraph" style:parent-style-name="Tr_20_Heading_20_2">
      <style:text-properties style:font-name="DejaVu Sans"/>
    </style:style>
    <style:style style:name="P96" style:family="paragraph" style:parent-style-name="Tr_20_Heading_20_2">
      <style:text-properties style:font-name="DejaVu Sans" fo:language="en" fo:country="GB"/>
    </style:style>
    <style:style style:name="P97" style:family="paragraph" style:parent-style-name="Tr_20_Heading_20_3">
      <style:text-properties style:font-name="DejaVu Sans"/>
    </style:style>
    <style:style style:name="P98" style:family="paragraph" style:parent-style-name="Tr_20_Heading_20_3">
      <style:text-properties style:font-name="DejaVu Sans" fo:language="en" fo:country="GB"/>
    </style:style>
    <style:style style:name="P99" style:family="paragraph" style:parent-style-name="Tr_20_Notes">
      <style:text-properties style:font-name="DejaVu Sans"/>
    </style:style>
    <style:style style:name="P100" style:family="paragraph" style:parent-style-name="Tr_20_Notes">
      <style:text-properties style:font-name="DejaVu Sans" fo:language="en" fo:country="GB"/>
    </style:style>
    <style:style style:name="P101" style:family="paragraph" style:parent-style-name="Tr_20_okuyucuya">
      <style:text-properties style:font-name="DejaVu Sans"/>
    </style:style>
    <style:style style:name="P102" style:family="paragraph" style:parent-style-name="Tr_20_okuyucuya">
      <style:paragraph-properties fo:break-before="page"/>
      <style:text-properties style:font-name="DejaVu Sans" fo:language="tr" fo:country="TR"/>
    </style:style>
    <style:style style:name="P103" style:family="paragraph" style:parent-style-name="kucuk_20_baslik">
      <style:text-properties fo:color="#000000" style:text-position="super 58%" style:font-name="DejaVu Sans" fo:font-size="8pt" fo:language="en" fo:country="GB" style:font-size-asian="8pt" style:font-name-complex="PalatinoTurk" style:font-size-complex="8pt"/>
    </style:style>
    <style:style style:name="P104" style:family="paragraph" style:parent-style-name="kucuk_20_baslik">
      <style:text-properties fo:color="#000000" style:font-name="DejaVu Sans" fo:font-size="10pt" fo:language="en" fo:country="GB" fo:font-style="italic" style:font-size-asian="10pt" style:font-style-asian="italic" style:font-name-complex="PalatinoTurk" style:font-size-complex="10pt" style:font-style-complex="italic"/>
    </style:style>
    <style:style style:name="P105" style:family="paragraph" style:parent-style-name="kucuk_20_baslik">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106" style:family="paragraph" style:parent-style-name="kucuk_20_baslik">
      <style:text-properties fo:color="#000000" style:font-name="DejaVu Sans" fo:font-size="10pt" fo:language="en" fo:country="GB" style:font-size-asian="10pt" style:font-name-complex="PalatinoTurk" style:font-size-complex="10pt"/>
    </style:style>
    <style:style style:name="P107" style:family="paragraph" style:parent-style-name="kucuk_20_baslik">
      <style:text-properties fo:color="#000000" style:font-name="DejaVu Sans" fo:font-size="10.5pt" fo:language="en" fo:country="GB" style:font-size-asian="10.5pt" style:font-name-complex="PalatinoTurk" style:font-size-complex="10.5pt"/>
    </style:style>
    <style:style style:name="P108" style:family="paragraph" style:parent-style-name="kucuk_20_baslik">
      <style:text-properties fo:color="#88001c" style:font-name="DejaVu Sans" fo:font-size="14pt" fo:language="en" fo:country="GB" fo:font-weight="bold" style:font-size-asian="14pt" style:font-weight-asian="bold" style:font-name-complex="PalatinoTurk" style:font-size-complex="14pt" style:font-weight-complex="bold"/>
    </style:style>
    <style:style style:name="P109" style:family="paragraph" style:parent-style-name="kucuk_20_baslik">
      <style:text-properties style:font-name="DejaVu Sans"/>
    </style:style>
    <style:style style:name="P110" style:family="paragraph" style:parent-style-name="kucuk_20_baslik">
      <style:paragraph-properties fo:text-align="justify" style:justify-single-word="false"/>
      <style:text-properties style:font-name="DejaVu Sans"/>
    </style:style>
    <style:style style:name="P111" style:family="paragraph" style:parent-style-name="kucuk_20_baslik">
      <style:paragraph-properties fo:margin-left="0cm" fo:margin-right="0cm" fo:text-indent="0.6cm" style:auto-text-indent="false"/>
      <style:text-properties fo:color="#000000" style:font-name="DejaVu Sans" fo:font-size="10.5pt" fo:language="en" fo:country="GB" style:font-size-asian="10.5pt" style:font-name-complex="PalatinoTurk" style:font-size-complex="10.5pt"/>
    </style:style>
    <style:style style:name="P112" style:family="paragraph" style:parent-style-name="kucuk_20_baslik">
      <style:paragraph-properties fo:margin-left="0cm" fo:margin-right="0cm" fo:text-indent="0.6cm" style:auto-text-indent="false"/>
      <style:text-properties style:font-name="DejaVu Sans"/>
    </style:style>
    <style:style style:name="P113" style:family="paragraph" style:parent-style-name="kucuk_20_baslik">
      <style:paragraph-properties fo:margin-left="0cm" fo:margin-right="0cm" fo:text-indent="0.635cm" style:auto-text-indent="false"/>
      <style:text-properties fo:color="#000000" style:font-name="DejaVu Sans" fo:font-size="10pt" fo:language="en" fo:country="GB" style:font-size-asian="10pt" style:font-name-complex="PalatinoTurk" style:font-size-complex="10pt"/>
    </style:style>
    <style:style style:name="P114" style:family="paragraph" style:parent-style-name="kucuk_20_baslik">
      <style:paragraph-properties fo:margin-left="0cm" fo:margin-right="0cm" fo:text-indent="0.801cm" style:auto-text-indent="false"/>
      <style:text-properties fo:color="#000000" style:font-name="DejaVu Sans" fo:font-size="10pt" fo:language="en" fo:country="GB" style:font-size-asian="10pt" style:font-name-complex="PalatinoTurk" style:font-size-complex="10pt"/>
    </style:style>
    <style:style style:name="P115" style:family="paragraph" style:parent-style-name="kucuk_20_baslik_20_ALT">
      <style:text-properties fo:color="#000000" style:font-name="DejaVu Sans" fo:font-size="10.5pt" fo:language="en" fo:country="GB" style:font-size-asian="10.5pt" style:font-name-complex="PalatinoTurk" style:font-size-complex="10.5pt"/>
    </style:style>
    <style:style style:name="P116" style:family="paragraph" style:parent-style-name="kucuk_20_baslik_20_ALT">
      <style:paragraph-properties fo:line-height="0.67cm"/>
      <style:text-properties fo:color="#000000" style:font-name="DejaVu Sans" fo:font-size="10.5pt" fo:language="en" fo:country="GB" style:font-size-asian="10.5pt" style:font-name-complex="PalatinoTurk" style:font-size-complex="10.5pt"/>
    </style:style>
    <style:style style:name="P117" style:family="paragraph" style:parent-style-name="kucuk_20_baslik_20_ALT">
      <style:paragraph-properties fo:margin-left="0cm" fo:margin-right="0cm" fo:text-indent="0.6cm" style:auto-text-indent="false"/>
      <style:text-properties fo:color="#000000" style:font-name="DejaVu Sans" fo:font-size="10.5pt" fo:language="en" fo:country="GB" style:font-size-asian="10.5pt" style:font-name-complex="PalatinoTurk" style:font-size-complex="10.5pt"/>
    </style:style>
    <style:style style:name="P118" style:family="paragraph" style:parent-style-name="kucuk_20_baslik_20_ALT">
      <style:paragraph-properties fo:margin-left="0cm" fo:margin-right="0cm" fo:line-height="0.67cm" fo:text-indent="0.6cm" style:auto-text-indent="false"/>
      <style:text-properties fo:color="#000000" style:font-name="DejaVu Sans" fo:font-size="10.5pt" fo:language="en" fo:country="GB" style:font-size-asian="10.5pt" style:font-name-complex="PalatinoTurk" style:font-size-complex="10.5pt"/>
    </style:style>
    <style:style style:name="P119" style:family="paragraph" style:parent-style-name="kucuk_20_baslik_20_UST">
      <style:text-properties fo:color="#000000" style:font-name="DejaVu Sans" fo:font-size="10.5pt" fo:language="en" fo:country="GB" style:font-size-asian="10.5pt" style:font-name-complex="PalatinoTurk" style:font-size-complex="10.5pt"/>
    </style:style>
    <style:style style:name="P120" style:family="paragraph" style:parent-style-name="kucuk_20_baslik_20_UST">
      <style:paragraph-properties fo:margin-left="0cm" fo:margin-right="0cm" fo:text-indent="0.6cm" style:auto-text-indent="false"/>
      <style:text-properties fo:color="#000000" style:font-name="DejaVu Sans" fo:font-size="10.5pt" fo:language="en" fo:country="GB" style:font-size-asian="10.5pt" style:font-name-complex="PalatinoTurk" style:font-size-complex="10.5pt"/>
    </style:style>
    <style:style style:name="P121" style:family="paragraph" style:parent-style-name="tr_20_baski_20_syf">
      <style:text-properties fo:color="#7d284a" style:font-name="DejaVu Sans"/>
    </style:style>
    <style:style style:name="P122" style:family="paragraph" style:parent-style-name="tr_20_baski_20_syf">
      <style:text-properties fo:color="#7d284a" style:font-name="DejaVu Sans" style:font-name-asian="Times New Roman"/>
    </style:style>
    <style:style style:name="P123" style:family="paragraph" style:parent-style-name="tr_20_baski_20_syf">
      <style:text-properties style:font-name="DejaVu Sans"/>
    </style:style>
    <style:style style:name="P124" style:family="paragraph" style:parent-style-name="tr_20_baski_20_syf">
      <style:text-properties style:font-name="DejaVu Sans" fo:font-size="9pt" style:font-size-asian="9pt" style:font-size-complex="9pt"/>
    </style:style>
    <style:style style:name="P125" style:family="paragraph" style:parent-style-name="tr_20_baski_20_syf">
      <style:text-properties style:font-name="DejaVu Sans" fo:font-size="9.5pt" style:font-size-asian="9.5pt" style:font-size-complex="9.5pt"/>
    </style:style>
    <style:style style:name="P126" style:family="paragraph" style:parent-style-name="tr_20_baski_20_syf">
      <style:text-properties style:font-name="DejaVu Sans" fo:font-size="13.5pt" style:font-size-asian="13.5pt" style:font-size-complex="13.5pt"/>
    </style:style>
    <style:style style:name="P127" style:family="paragraph" style:parent-style-name="tr_20_baski_20_syf">
      <style:text-properties style:font-name="DejaVu Sans" fo:font-size="13.5pt" fo:letter-spacing="0.044cm" style:font-size-asian="13.5pt" style:font-size-complex="13.5pt"/>
    </style:style>
    <style:style style:name="P128" style:family="paragraph" style:parent-style-name="tr_20_baski_20_syf">
      <style:paragraph-properties fo:margin-left="0cm" fo:margin-right="0.381cm" fo:text-align="start" style:justify-single-word="false" fo:text-indent="0cm" style:auto-text-indent="false"/>
      <style:text-properties style:font-name="DejaVu Sans"/>
    </style:style>
    <style:style style:name="P129" style:family="paragraph" style:parent-style-name="tr_20_baski_20_syf">
      <style:paragraph-properties fo:break-before="page"/>
      <style:text-properties style:font-name="DejaVu Sans" style:font-size-complex="11pt"/>
    </style:style>
    <style:style style:name="P130" style:family="paragraph" style:parent-style-name="tr_20_son_20_ayet">
      <style:text-properties style:font-name="DejaVu Sans"/>
    </style:style>
    <style:style style:name="P131" style:family="paragraph" style:parent-style-name="tr_20_son_20_ayet">
      <style:text-properties style:font-name="DejaVu Sans" fo:language="en" fo:country="GB"/>
    </style:style>
    <style:style style:name="P132" style:family="paragraph" style:parent-style-name="tr_20_son_20_ayet">
      <style:paragraph-properties fo:break-before="page"/>
      <style:text-properties style:font-name="DejaVu Sans" fo:language="en" fo:country="GB"/>
    </style:style>
    <style:style style:name="T1" style:family="text">
      <style:text-properties style:font-name-asian="Times New Roman"/>
    </style:style>
    <style:style style:name="T2" style:family="text">
      <style:text-properties fo:font-size="9pt" style:font-size-asian="9pt" style:font-size-complex="9pt"/>
    </style:style>
    <style:style style:name="T3" style:family="text">
      <style:text-properties fo:font-size="9pt" style:font-size-asian="9pt" style:font-name-complex="PalatinoTurk" style:font-size-complex="9pt"/>
    </style:style>
    <style:style style:name="T4" style:family="text">
      <style:text-properties fo:font-size="9pt" fo:language="tr" fo:country="TR" style:font-size-asian="9pt" style:font-name-complex="ZapfDingbats" style:font-size-complex="9pt"/>
    </style:style>
    <style:style style:name="T5" style:family="text">
      <style:text-properties style:font-size-complex="11pt"/>
    </style:style>
    <style:style style:name="T6" style:family="text">
      <style:text-properties fo:letter-spacing="-0.009cm" fo:language="en" fo:country="GB"/>
    </style:style>
    <style:style style:name="T7" style:family="text">
      <style:text-properties fo:font-size="38pt" fo:letter-spacing="-0.009cm" style:font-size-asian="38pt" style:font-name-complex="CgFeniceBd" style:font-size-complex="38pt"/>
    </style:style>
    <style:style style:name="T8" style:family="text">
      <style:text-properties style:font-name="CgFeniceBd" fo:font-size="38pt" fo:letter-spacing="-0.009cm" style:font-size-asian="38pt" style:font-name-complex="CgFeniceBd" style:font-size-complex="38pt"/>
    </style:style>
    <style:style style:name="T9" style:family="text">
      <style:text-properties style:font-name="MGillSans" style:font-name-complex="MGillSans"/>
    </style:style>
    <style:style style:name="T10" style:family="text">
      <style:text-properties style:font-name-complex="MGillSans"/>
    </style:style>
    <style:style style:name="T11" style:family="text">
      <style:text-properties style:font-name="PalatinoTurk" fo:font-size="9pt" style:font-size-asian="9pt" style:font-name-complex="PalatinoTurk" style:font-size-complex="9pt"/>
    </style:style>
    <style:style style:name="T12" style:family="text">
      <style:text-properties style:font-name="PalatinoTurk" fo:font-size="9pt" fo:language="en" fo:country="GB" style:font-size-asian="9pt" style:font-name-complex="PalatinoTurk" style:font-size-complex="9pt"/>
    </style:style>
    <style:style style:name="T13" style:family="text">
      <style:text-properties style:font-name="PalatinoTurk" style:font-name-complex="PalatinoTurk"/>
    </style:style>
    <style:style style:name="T14" style:family="text">
      <style:text-properties style:font-name="PalatinoTurk" fo:language="tr" fo:country="TR" style:font-name-complex="PalatinoTurk"/>
    </style:style>
    <style:style style:name="T15" style:family="text">
      <style:text-properties style:font-name="PalatinoTurk" fo:font-size="10.5pt" style:font-size-asian="10.5pt" style:font-name-complex="PalatinoTurk" style:font-size-complex="10.5pt"/>
    </style:style>
    <style:style style:name="T16" style:family="text">
      <style:text-properties style:font-name="PalatinoTurk" fo:font-size="10.5pt" fo:font-style="italic" style:font-size-asian="10.5pt" style:font-style-asian="italic" style:font-name-complex="PalatinoTurk" style:font-size-complex="10.5pt" style:font-style-complex="italic"/>
    </style:style>
    <style:style style:name="T17" style:family="text">
      <style:text-properties style:font-name="PalatinoTurk" fo:font-size="10.5pt" fo:font-weight="bold" style:font-size-asian="10.5pt" style:font-weight-asian="bold" style:font-name-complex="PalatinoTurk" style:font-size-complex="10.5pt" style:font-weight-complex="bold"/>
    </style:style>
    <style:style style:name="T18" style:family="text">
      <style:text-properties style:font-name="PalatinoTurk" fo:font-size="10.5pt" style:text-underline-style="solid" style:text-underline-width="auto" style:text-underline-color="font-color" fo:font-weight="bold" style:font-size-asian="10.5pt" style:font-weight-asian="bold" style:font-name-complex="PalatinoTurk" style:font-size-complex="10.5pt" style:font-weight-complex="bold"/>
    </style:style>
    <style:style style:name="T19" style:family="text">
      <style:text-properties style:font-name="PalatinoTurk" fo:font-size="10.5pt" fo:letter-spacing="-0.026cm" style:font-size-asian="10.5pt" style:font-name-complex="PalatinoTurk" style:font-size-complex="10.5pt"/>
    </style:style>
    <style:style style:name="T20" style:family="text">
      <style:text-properties style:font-name="PalatinoTurk" fo:font-size="10.5pt" fo:letter-spacing="-0.026cm" fo:language="en" fo:country="GB" style:font-size-asian="10.5pt" style:font-name-complex="PalatinoTurk" style:font-size-complex="10.5pt"/>
    </style:style>
    <style:style style:name="T21" style:family="text">
      <style:text-properties style:font-name="PalatinoTurk" fo:font-size="10pt" fo:font-weight="bold" style:font-size-asian="10pt" style:font-weight-asian="bold" style:font-name-complex="PalatinoTurk" style:font-size-complex="10pt"/>
    </style:style>
    <style:style style:name="T22" style:family="text">
      <style:text-properties style:font-name="PalatinoTurk" fo:font-size="10pt" fo:font-weight="bold" style:font-size-asian="10pt" style:font-weight-asian="bold" style:font-name-complex="PalatinoTurk" style:font-size-complex="10pt" style:font-weight-complex="bold"/>
    </style:style>
    <style:style style:name="T23" style:family="text">
      <style:text-properties style:font-name="PalatinoTurk" fo:font-size="10pt" fo:font-style="italic" style:font-size-asian="10pt" style:font-style-asian="italic" style:font-name-complex="PalatinoTurk" style:font-style-complex="italic"/>
    </style:style>
    <style:style style:name="T24" style:family="text">
      <style:text-properties style:font-name="PalatinoTurk" fo:font-size="10pt" fo:font-style="italic" style:font-size-asian="10pt" style:font-style-asian="italic" style:font-name-complex="PalatinoTurk" style:font-size-complex="10pt" style:font-style-complex="italic"/>
    </style:style>
    <style:style style:name="T25" style:family="text">
      <style:text-properties style:font-name="PalatinoTurk" fo:font-size="10pt" fo:font-style="italic" style:font-name-asian="PalatinoTurk" style:font-size-asian="10pt" style:font-style-asian="italic" style:font-name-complex="PalatinoTurk" style:font-size-complex="10pt" style:font-style-complex="italic"/>
    </style:style>
    <style:style style:name="T26" style:family="text">
      <style:text-properties style:font-name="PalatinoTurk" fo:font-size="10pt" style:font-size-asian="10pt" style:font-name-complex="PalatinoTurk" style:font-size-complex="10pt"/>
    </style:style>
    <style:style style:name="T27" style:family="text">
      <style:text-properties style:font-name="PalatinoTurk" fo:font-size="10pt" fo:letter-spacing="0.018cm" fo:font-style="italic" style:font-size-asian="10pt" style:font-style-asian="italic" style:font-name-complex="PalatinoTurk" style:font-size-complex="10pt" style:font-style-complex="italic"/>
    </style:style>
    <style:style style:name="T28" style:family="text">
      <style:text-properties style:font-name="PalatinoTurk" fo:font-size="10pt" fo:letter-spacing="-0.026cm" fo:font-style="italic" style:font-size-asian="10pt" style:font-style-asian="italic" style:font-name-complex="PalatinoTurk" style:font-size-complex="10pt" style:font-style-complex="italic"/>
    </style:style>
    <style:style style:name="T29" style:family="text">
      <style:text-properties style:font-name="PalatinoTurk" fo:font-size="10pt" fo:letter-spacing="-0.009cm" style:font-size-asian="10pt" style:font-name-complex="PalatinoTurk" style:font-size-complex="10pt"/>
    </style:style>
    <style:style style:name="T30" style:family="text">
      <style:text-properties style:font-name="PalatinoTurk" fo:font-size="9.5pt" fo:letter-spacing="-0.018cm" style:font-size-asian="9.5pt" style:font-name-complex="PalatinoTurk" style:font-size-complex="9.5pt"/>
    </style:style>
    <style:style style:name="T31" style:family="text">
      <style:text-properties style:font-name="PalatinoTurk" fo:font-size="9.5pt" style:font-size-asian="9.5pt" style:font-name-complex="PalatinoTurk" style:font-size-complex="9.5pt"/>
    </style:style>
    <style:style style:name="T32" style:family="text">
      <style:text-properties style:font-name="PalatinoTurk" fo:font-size="9.5pt" fo:font-weight="bold" style:font-size-asian="9.5pt" style:font-weight-asian="bold" style:font-name-complex="PalatinoTurk" style:font-size-complex="9.5pt" style:font-weight-complex="bold"/>
    </style:style>
    <style:style style:name="T33" style:family="text">
      <style:text-properties style:font-name="PalatinoTurk" fo:font-size="9.5pt" fo:letter-spacing="-0.009cm" style:font-size-asian="9.5pt" style:font-name-complex="PalatinoTurk" style:font-size-complex="9.5pt"/>
    </style:style>
    <style:style style:name="T34" style:family="text">
      <style:text-properties style:font-name="PalatinoTurk" fo:font-size="9.5pt" fo:letter-spacing="-0.009cm" fo:font-weight="bold" style:font-size-asian="9.5pt" style:font-weight-asian="bold" style:font-name-complex="PalatinoTurk" style:font-size-complex="9.5pt" style:font-weight-complex="bold"/>
    </style:style>
    <style:style style:name="T35" style:family="text">
      <style:text-properties style:font-name="PalatinoTurk" fo:font-size="11pt" fo:font-weight="bold" style:font-size-asian="11pt" style:font-weight-asian="bold" style:font-name-complex="PalatinoTurk" style:font-size-complex="11pt" style:font-weight-complex="bold"/>
    </style:style>
    <style:style style:name="T36" style:family="text">
      <style:text-properties style:font-name="PalatinoTurk" fo:font-weight="bold" style:font-weight-asian="bold" style:font-name-complex="PalatinoTurk" style:font-weight-complex="bold"/>
    </style:style>
    <style:style style:name="T37" style:family="text">
      <style:text-properties style:font-name="PalatinoTurk" fo:font-size="8.5pt" fo:font-weight="bold" style:font-size-asian="8.5pt" style:font-weight-asian="bold" style:font-name-complex="PalatinoTurk" style:font-size-complex="8.5pt" style:font-style-complex="italic" style:font-weight-complex="bold"/>
    </style:style>
    <style:style style:name="T38" style:family="text">
      <style:text-properties style:font-name-complex="PalatinoTurk"/>
    </style:style>
    <style:style style:name="T39" style:family="text">
      <style:text-properties fo:language="en" fo:country="GB"/>
    </style:style>
    <style:style style:name="T40" style:family="text">
      <style:text-properties fo:language="en" fo:country="GB" fo:font-style="italic" style:font-style-asian="italic" style:font-style-complex="italic"/>
    </style:style>
    <style:style style:name="T41" style:family="text">
      <style:text-properties fo:language="en" fo:country="GB" style:font-name-complex="Microsoft Sans Serif"/>
    </style:style>
    <style:style style:name="T42" style:family="text">
      <style:text-properties fo:font-size="36pt" fo:letter-spacing="0.062cm" style:font-size-asian="36pt" style:font-name-complex="Cascade" style:font-size-complex="36pt"/>
    </style:style>
    <style:style style:name="T43" style:family="text">
      <style:text-properties style:font-name="Cascade" fo:font-size="36pt" fo:letter-spacing="0.062cm" style:font-size-asian="36pt" style:font-name-complex="Cascade" style:font-size-complex="36pt"/>
    </style:style>
    <style:style style:name="T44" style:family="text">
      <style:text-properties style:font-name="ZapfDingbats" fo:font-size="9pt" fo:language="tr" fo:country="TR" style:font-size-asian="9pt" style:font-name-complex="ZapfDingbats" style:font-size-complex="9pt"/>
    </style:style>
    <style:style style:name="T45" style:family="text">
      <style:text-properties style:font-name="ZapfDingbats" fo:language="tr" fo:country="TR" style:font-name-complex="ZapfDingbats"/>
    </style:style>
    <style:style style:name="T46" style:family="text">
      <style:text-properties fo:language="tr" fo:country="TR"/>
    </style:style>
    <style:style style:name="T47" style:family="text">
      <style:text-properties fo:language="tr" fo:country="TR" style:font-name-complex="ZapfDingbats"/>
    </style:style>
    <style:style style:name="T48" style:family="text">
      <style:text-properties fo:language="tr" fo:country="TR" style:font-name-complex="PalatinoTurk"/>
    </style:style>
    <style:style style:name="T49" style:family="text">
      <style:text-properties style:font-name="BenquiatBold" fo:font-size="13.5pt" fo:letter-spacing="0.044cm" style:font-size-asian="13.5pt" style:font-name-complex="BenquiatBold" style:font-size-complex="13.5pt"/>
    </style:style>
    <style:style style:name="T50" style:family="text">
      <style:text-properties fo:color="#7d284a"/>
    </style:style>
    <style:style style:name="T51" style:family="text">
      <style:text-properties fo:color="#7d284a" style:font-name="BenquiatBold" fo:font-size="15.5pt" fo:letter-spacing="0.088cm" style:font-size-asian="15.5pt" style:font-name-complex="BenquiatBold" style:font-size-complex="15.5pt"/>
    </style:style>
    <style:style style:name="T52" style:family="text">
      <style:text-properties fo:color="#7d284a" fo:font-size="15.5pt" fo:letter-spacing="0.088cm" style:font-size-asian="15.5pt" style:font-name-complex="BenquiatBold" style:font-size-complex="15.5pt"/>
    </style:style>
    <style:style style:name="T53" style:family="text">
      <style:text-properties fo:font-size="13.5pt" style:font-size-asian="13.5pt" style:font-size-complex="13.5pt"/>
    </style:style>
    <style:style style:name="T54" style:family="text">
      <style:text-properties fo:font-size="13.5pt" style:font-size-asian="13.5pt" style:font-name-complex="Microsoft Sans Serif" style:font-size-complex="13.5pt"/>
    </style:style>
    <style:style style:name="T55" style:family="text">
      <style:text-properties fo:font-size="13.5pt" fo:letter-spacing="0.044cm" style:font-size-asian="13.5pt" style:font-name-complex="BenquiatBold" style:font-size-complex="13.5pt"/>
    </style:style>
    <style:style style:name="T56" style:family="text">
      <style:text-properties style:font-name="Microsoft Sans Serif" fo:font-size="13.5pt" style:font-size-asian="13.5pt" style:font-name-complex="Microsoft Sans Serif" style:font-size-complex="13.5pt"/>
    </style:style>
    <style:style style:name="T57" style:family="text">
      <style:text-properties style:font-name="Microsoft Sans Serif" style:font-name-complex="Microsoft Sans Serif"/>
    </style:style>
    <style:style style:name="T58" style:family="text">
      <style:text-properties style:font-name="Microsoft Sans Serif" fo:language="en" fo:country="GB" style:font-name-complex="Microsoft Sans Serif"/>
    </style:style>
    <style:style style:name="T59" style:family="text">
      <style:text-properties style:font-name="Microsoft Sans Serif" fo:font-size="10.5pt" style:font-size-asian="10.5pt" style:font-name-complex="Microsoft Sans Serif" style:font-size-complex="10.5pt"/>
    </style:style>
    <style:style style:name="T60" style:family="text">
      <style:text-properties style:font-name="Microsoft Sans Serif" fo:font-size="10pt" fo:letter-spacing="0.018cm" fo:font-style="italic" style:font-size-asian="10pt" style:font-style-asian="italic" style:font-name-complex="Microsoft Sans Serif" style:font-size-complex="10pt" style:font-style-complex="italic"/>
    </style:style>
    <style:style style:name="T61" style:family="text">
      <style:text-properties style:font-name-complex="Microsoft Sans Serif"/>
    </style:style>
    <style:style style:name="T62" style:family="text">
      <style:text-properties fo:font-size="40pt" style:font-size-asian="40pt" style:font-size-complex="40pt"/>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font-weight="bold" style:font-weight-asian="bold" style:font-name-complex="PalatinoTurk" style:font-weight-complex="bold"/>
    </style:style>
    <style:style style:name="T66" style:family="text">
      <style:text-properties style:font-weight-complex="bold"/>
    </style:style>
    <style:style style:name="T67" style:family="text">
      <style:text-properties fo:font-size="10.5pt" style:font-size-asian="10.5pt" style:font-name-complex="PalatinoTurk" style:font-size-complex="10.5pt"/>
    </style:style>
    <style:style style:name="T68" style:family="text">
      <style:text-properties fo:font-size="10.5pt" style:font-size-asian="10.5pt" style:font-name-complex="Microsoft Sans Serif" style:font-size-complex="10.5pt"/>
    </style:style>
    <style:style style:name="T69" style:family="text">
      <style:text-properties fo:font-size="10.5pt" fo:font-style="italic" style:font-size-asian="10.5pt" style:font-style-asian="italic" style:font-name-complex="PalatinoTurk" style:font-size-complex="10.5pt" style:font-style-complex="italic"/>
    </style:style>
    <style:style style:name="T70" style:family="text">
      <style:text-properties fo:font-size="10.5pt" fo:font-weight="bold" style:font-size-asian="10.5pt" style:font-weight-asian="bold" style:font-name-complex="PalatinoTurk" style:font-size-complex="10.5pt" style:font-weight-complex="bold"/>
    </style:style>
    <style:style style:name="T71" style:family="text">
      <style:text-properties fo:font-size="10.5pt" style:text-underline-style="solid" style:text-underline-width="auto" style:text-underline-color="font-color" fo:font-weight="bold" style:font-size-asian="10.5pt" style:font-weight-asian="bold" style:font-name-complex="PalatinoTurk" style:font-size-complex="10.5pt" style:font-weight-complex="bold"/>
    </style:style>
    <style:style style:name="T72" style:family="text">
      <style:text-properties fo:font-size="10.5pt" fo:letter-spacing="-0.026cm" style:font-size-asian="10.5pt" style:font-name-complex="PalatinoTurk" style:font-size-complex="10.5pt"/>
    </style:style>
    <style:style style:name="T73" style:family="text">
      <style:text-properties fo:font-size="10.5pt" fo:letter-spacing="0.009cm" style:font-size-asian="10.5pt" style:font-size-complex="10.5pt"/>
    </style:style>
    <style:style style:name="T74" style:family="text">
      <style:text-properties fo:font-size="10pt" fo:font-weight="bold" style:font-size-asian="10pt" style:font-weight-asian="bold" style:font-name-complex="PalatinoTurk" style:font-size-complex="10pt"/>
    </style:style>
    <style:style style:name="T75" style:family="text">
      <style:text-properties fo:font-size="10pt" fo:font-weight="bold" style:font-size-asian="10pt" style:font-weight-asian="bold" style:font-name-complex="PalatinoTurk" style:font-size-complex="10pt" style:font-weight-complex="bold"/>
    </style:style>
    <style:style style:name="T76" style:family="text">
      <style:text-properties fo:font-size="10pt" fo:font-style="italic" style:font-size-asian="10pt" style:font-style-asian="italic" style:font-name-complex="PalatinoTurk" style:font-size-complex="10pt" style:font-style-complex="italic"/>
    </style:style>
    <style:style style:name="T77" style:family="text">
      <style:text-properties fo:font-size="10pt" fo:font-style="italic" style:font-size-asian="10pt" style:font-style-asian="italic" style:font-name-complex="PalatinoTurk" style:font-style-complex="italic"/>
    </style:style>
    <style:style style:name="T78" style:family="text">
      <style:text-properties fo:font-size="10pt" fo:font-style="italic" style:font-name-asian="PalatinoTurk" style:font-size-asian="10pt" style:font-style-asian="italic" style:font-name-complex="PalatinoTurk" style:font-size-complex="10pt" style:font-style-complex="italic"/>
    </style:style>
    <style:style style:name="T79" style:family="text">
      <style:text-properties fo:font-size="10pt" fo:letter-spacing="0.018cm" fo:font-style="italic" style:font-size-asian="10pt" style:font-style-asian="italic" style:font-name-complex="PalatinoTurk" style:font-size-complex="10pt" style:font-style-complex="italic"/>
    </style:style>
    <style:style style:name="T80" style:family="text">
      <style:text-properties fo:font-size="10pt" fo:letter-spacing="0.018cm" fo:font-style="italic" style:font-size-asian="10pt" style:font-style-asian="italic" style:font-name-complex="Microsoft Sans Serif" style:font-size-complex="10pt" style:font-style-complex="italic"/>
    </style:style>
    <style:style style:name="T81" style:family="text">
      <style:text-properties fo:font-size="10pt" fo:letter-spacing="-0.026cm" fo:font-style="italic" style:font-size-asian="10pt" style:font-style-asian="italic" style:font-name-complex="PalatinoTurk" style:font-size-complex="10pt" style:font-style-complex="italic"/>
    </style:style>
    <style:style style:name="T82" style:family="text">
      <style:text-properties fo:font-size="10pt" style:font-size-asian="10pt" style:font-name-complex="PalatinoTurk" style:font-size-complex="10pt"/>
    </style:style>
    <style:style style:name="T83" style:family="text">
      <style:text-properties fo:font-size="10pt" fo:letter-spacing="-0.009cm" style:font-size-asian="10pt" style:font-name-complex="PalatinoTurk" style:font-size-complex="10pt"/>
    </style:style>
    <style:style style:name="T84" style:family="text">
      <style:text-properties fo:color="#000000" style:font-name="PalatinoTurk" fo:font-size="10pt" fo:font-weight="bold" style:font-size-asian="10pt" style:font-weight-asian="bold" style:font-name-complex="PalatinoTurk" style:font-size-complex="10pt" style:font-weight-complex="bold"/>
    </style:style>
    <style:style style:name="T85" style:family="text">
      <style:text-properties fo:color="#000000" style:font-name="PalatinoTurk" fo:font-size="10pt" fo:language="en" fo:country="GB" fo:font-weight="bold" style:font-size-asian="10pt" style:font-weight-asian="bold" style:font-name-complex="PalatinoTurk" style:font-size-complex="10pt" style:font-weight-complex="bold"/>
    </style:style>
    <style:style style:name="T86" style:family="text">
      <style:text-properties fo:color="#000000" style:font-name="PalatinoTurk" fo:font-size="10pt" fo:language="en" fo:country="GB" fo:font-style="italic" fo:font-weight="bold" style:font-size-asian="10pt" style:font-style-asian="italic" style:font-weight-asian="bold" style:font-name-complex="PalatinoTurk" style:font-size-complex="10pt" style:font-style-complex="italic" style:font-weight-complex="bold"/>
    </style:style>
    <style:style style:name="T87" style:family="text">
      <style:text-properties fo:color="#000000" style:font-name="PalatinoTurk" fo:font-size="10pt" fo:language="en" fo:country="GB" fo:font-style="italic" style:font-size-asian="10pt" style:font-style-asian="italic" style:font-name-complex="PalatinoTurk" style:font-size-complex="10pt" style:font-style-complex="italic"/>
    </style:style>
    <style:style style:name="T88" style:family="text">
      <style:text-properties fo:color="#000000" style:font-name="PalatinoTurk" fo:font-size="10pt" fo:language="en" fo:country="GB" fo:font-style="italic" style:font-name-asian="PalatinoTurk" style:font-size-asian="10pt" style:font-style-asian="italic" style:font-name-complex="PalatinoTurk" style:font-size-complex="10pt" style:font-style-complex="italic"/>
    </style:style>
    <style:style style:name="T89" style:family="text">
      <style:text-properties fo:color="#000000" style:font-name="PalatinoTurk" fo:font-size="10pt" fo:language="en" fo:country="GB" style:font-size-asian="10pt" style:font-name-complex="PalatinoTurk" style:font-size-complex="10pt"/>
    </style:style>
    <style:style style:name="T90" style:family="text">
      <style:text-properties fo:color="#000000" style:font-name="PalatinoTurk" fo:font-size="10pt" fo:font-style="italic" style:font-size-asian="10pt" style:font-style-asian="italic" style:font-name-complex="PalatinoTurk" style:font-size-complex="10pt" style:font-style-complex="italic"/>
    </style:style>
    <style:style style:name="T91" style:family="text">
      <style:text-properties fo:color="#000000" style:font-name="PalatinoTurk" fo:language="en" fo:country="GB" style:font-name-complex="PalatinoTurk"/>
    </style:style>
    <style:style style:name="T92" style:family="text">
      <style:text-properties fo:color="#000000" style:font-name="PalatinoTurk" fo:font-size="10.5pt" style:font-size-asian="10.5pt" style:font-name-complex="PalatinoTurk" style:font-size-complex="10.5pt"/>
    </style:style>
    <style:style style:name="T93" style:family="text">
      <style:text-properties fo:color="#000000" style:font-name="PalatinoTurk" fo:font-size="10.5pt" fo:language="en" fo:country="GB" style:font-size-asian="10.5pt" style:font-name-complex="PalatinoTurk" style:font-size-complex="10.5pt"/>
    </style:style>
    <style:style style:name="T94" style:family="text">
      <style:text-properties fo:color="#000000" style:font-name="PalatinoTurk" fo:font-size="10.5pt" fo:language="en" fo:country="GB" fo:font-style="italic" style:font-size-asian="10.5pt" style:font-style-asian="italic" style:font-name-complex="PalatinoTurk" style:font-size-complex="10.5pt" style:font-style-complex="italic"/>
    </style:style>
    <style:style style:name="T95" style:family="text">
      <style:text-properties fo:color="#000000" style:font-name="PalatinoTurk" fo:font-size="10.5pt" fo:language="en" fo:country="GB" style:font-name-asian="PalatinoTurk" style:font-size-asian="10.5pt" style:font-name-complex="PalatinoTurk" style:font-size-complex="10.5pt"/>
    </style:style>
    <style:style style:name="T96" style:family="text">
      <style:text-properties fo:color="#000000" style:font-name="PalatinoTurk" fo:font-size="10.5pt" fo:language="en" fo:country="GB" fo:font-weight="bold" style:font-size-asian="10.5pt" style:font-weight-asian="bold" style:font-name-complex="PalatinoTurk" style:font-size-complex="10.5pt" style:font-weight-complex="bold"/>
    </style:style>
    <style:style style:name="T97" style:family="text">
      <style:text-properties fo:color="#000000" style:font-name="PalatinoTurk" fo:font-size="10.5pt" fo:letter-spacing="-0.026cm" style:font-size-asian="10.5pt" style:font-name-complex="PalatinoTurk" style:font-size-complex="10.5pt"/>
    </style:style>
    <style:style style:name="T98" style:family="text">
      <style:text-properties fo:color="#000000" style:font-name="PalatinoTurk" fo:font-size="10.5pt" fo:letter-spacing="-0.026cm" fo:language="en" fo:country="GB" style:font-size-asian="10.5pt" style:font-name-complex="PalatinoTurk" style:font-size-complex="10.5pt"/>
    </style:style>
    <style:style style:name="T99" style:family="text">
      <style:text-properties fo:color="#000000" style:font-name="PalatinoTurk" fo:font-size="10.5pt" fo:letter-spacing="-0.026cm" fo:language="en" fo:country="GB" fo:font-style="italic" style:font-size-asian="10.5pt" style:font-style-asian="italic" style:font-name-complex="PalatinoTurk" style:font-size-complex="10.5pt" style:font-style-complex="italic"/>
    </style:style>
    <style:style style:name="T100" style:family="text">
      <style:text-properties fo:color="#000000" style:font-name="PalatinoTurk" fo:font-size="10.5pt" fo:letter-spacing="-0.018cm" style:font-size-asian="10.5pt" style:font-name-complex="PalatinoTurk" style:font-size-complex="10.5pt"/>
    </style:style>
    <style:style style:name="T101" style:family="text">
      <style:text-properties fo:color="#000000" style:font-name="PalatinoTurk" fo:font-size="10.5pt" fo:letter-spacing="-0.018cm" fo:language="en" fo:country="GB" style:font-size-asian="10.5pt" style:font-name-complex="PalatinoTurk" style:font-size-complex="10.5pt"/>
    </style:style>
    <style:style style:name="T102" style:family="text">
      <style:text-properties fo:color="#000000" style:font-name="PalatinoTurk" fo:font-size="10.5pt" fo:letter-spacing="-0.018cm" fo:language="en" fo:country="GB" fo:font-style="italic" style:font-size-asian="10.5pt" style:font-style-asian="italic" style:font-name-complex="PalatinoTurk" style:font-size-complex="10.5pt" style:font-style-complex="italic"/>
    </style:style>
    <style:style style:name="T103" style:family="text">
      <style:text-properties fo:color="#000000" style:font-name="PalatinoTurk" fo:font-size="10.5pt" fo:letter-spacing="-0.009cm" fo:language="en" fo:country="GB" style:font-size-asian="10.5pt" style:font-name-complex="PalatinoTurk" style:font-size-complex="10.5pt"/>
    </style:style>
    <style:style style:name="T104" style:family="text">
      <style:text-properties fo:color="#000000" style:font-name="PalatinoTurk" fo:letter-spacing="0.026cm" style:font-name-complex="PalatinoTurk"/>
    </style:style>
    <style:style style:name="T105" style:family="text">
      <style:text-properties fo:color="#000000" style:font-name="PalatinoTurk" fo:font-size="9.5pt" fo:letter-spacing="-0.018cm" fo:language="en" fo:country="GB" style:font-size-asian="9.5pt" style:font-name-complex="PalatinoTurk" style:font-size-complex="9.5pt"/>
    </style:style>
    <style:style style:name="T106" style:family="text">
      <style:text-properties fo:color="#000000" style:font-name="PalatinoTurk" fo:font-size="9.5pt" fo:language="en" fo:country="GB" style:font-size-asian="9.5pt" style:font-name-complex="PalatinoTurk" style:font-size-complex="9.5pt"/>
    </style:style>
    <style:style style:name="T107" style:family="text">
      <style:text-properties fo:color="#000000" style:font-name="PalatinoTurk" fo:font-size="9.5pt" fo:letter-spacing="-0.026cm" fo:language="en" fo:country="GB" style:font-size-asian="9.5pt" style:font-name-complex="PalatinoTurk" style:font-size-complex="9.5pt"/>
    </style:style>
    <style:style style:name="T108" style:family="text">
      <style:text-properties fo:color="#000000" style:font-name="PalatinoTurk" fo:font-size="9pt" fo:language="en" fo:country="GB" fo:font-style="italic" style:font-size-asian="9pt" style:font-style-asian="italic" style:font-name-complex="PalatinoTurk" style:font-size-complex="9pt" style:font-style-complex="italic"/>
    </style:style>
    <style:style style:name="T109" style:family="text">
      <style:text-properties fo:color="#000000" style:font-name="PalatinoTurk" fo:font-size="9pt" fo:language="en" fo:country="GB" style:font-size-asian="9pt" style:font-name-complex="PalatinoTurk" style:font-size-complex="9pt"/>
    </style:style>
    <style:style style:name="T110" style:family="text">
      <style:text-properties fo:color="#000000" style:font-name="PalatinoTurk" fo:font-size="11pt" fo:letter-spacing="-0.018cm" fo:language="en" fo:country="GB" style:font-size-asian="11pt" style:font-name-complex="PalatinoTurk" style:font-size-complex="11pt"/>
    </style:style>
    <style:style style:name="T111" style:family="text">
      <style:text-properties fo:color="#000000" fo:language="en" fo:country="GB"/>
    </style:style>
    <style:style style:name="T112" style:family="text">
      <style:text-properties fo:color="#000000" fo:language="en" fo:country="GB" fo:font-weight="bold" style:font-weight-asian="bold" style:font-weight-complex="bold"/>
    </style:style>
    <style:style style:name="T113" style:family="text">
      <style:text-properties fo:color="#000000" fo:language="en" fo:country="GB" style:font-name-complex="PalatinoTurk"/>
    </style:style>
    <style:style style:name="T114" style:family="text">
      <style:text-properties fo:color="#000000" fo:language="en" fo:country="GB" fo:font-style="italic" style:font-style-asian="italic" style:font-style-complex="italic"/>
    </style:style>
    <style:style style:name="T115" style:family="text">
      <style:text-properties fo:color="#000000" style:font-name="Microsoft Sans Serif" fo:font-size="10.5pt" fo:language="en" fo:country="GB" style:font-size-asian="10.5pt" style:font-name-complex="Microsoft Sans Serif" style:font-size-complex="10.5pt"/>
    </style:style>
    <style:style style:name="T116" style:family="text">
      <style:text-properties fo:color="#000000" style:font-name="Microsoft Sans Serif" fo:font-size="10.5pt" fo:letter-spacing="-0.018cm" fo:language="en" fo:country="GB" style:font-size-asian="10.5pt" style:font-name-complex="Microsoft Sans Serif" style:font-size-complex="10.5pt"/>
    </style:style>
    <style:style style:name="T117" style:family="text">
      <style:text-properties fo:color="#000000" style:font-name="Microsoft Sans Serif" fo:font-size="10pt" fo:language="en" fo:country="GB" fo:font-style="italic" style:font-size-asian="10pt" style:font-style-asian="italic" style:font-name-complex="Microsoft Sans Serif" style:font-size-complex="10pt" style:font-style-complex="italic"/>
    </style:style>
    <style:style style:name="T118" style:family="text">
      <style:text-properties fo:color="#000000" style:font-name="Microsoft Sans Serif" fo:font-size="9pt" fo:language="en" fo:country="GB" fo:font-style="italic" style:font-size-asian="9pt" style:font-style-asian="italic" style:font-name-complex="Microsoft Sans Serif" style:font-size-complex="9pt" style:font-style-complex="italic"/>
    </style:style>
    <style:style style:name="T119" style:family="text">
      <style:text-properties fo:color="#000000" style:text-position="super 58%" style:font-name="PalatinoTurk" fo:font-size="8pt" fo:language="en" fo:country="GB" style:font-size-asian="8pt" style:font-name-complex="PalatinoTurk" style:font-size-complex="8pt"/>
    </style:style>
    <style:style style:name="T120" style:family="text">
      <style:text-properties fo:color="#000000" style:text-position="super 58%" style:font-name="PalatinoTurk" fo:font-size="8pt" fo:letter-spacing="-0.018cm" fo:language="en" fo:country="GB" style:font-size-asian="8pt" style:font-name-complex="PalatinoTurk" style:font-size-complex="8pt"/>
    </style:style>
    <style:style style:name="T121" style:family="text">
      <style:text-properties fo:color="#000000" style:text-position="super 58%" fo:font-size="8pt" fo:language="en" fo:country="GB" style:font-size-asian="8pt" style:font-name-complex="PalatinoTurk" style:font-size-complex="8pt"/>
    </style:style>
    <style:style style:name="T122" style:family="text">
      <style:text-properties fo:color="#000000" style:text-position="super 58%" fo:font-size="8pt" fo:letter-spacing="-0.018cm" fo:language="en" fo:country="GB" style:font-size-asian="8pt" style:font-name-complex="PalatinoTurk" style:font-size-complex="8pt"/>
    </style:style>
    <style:style style:name="T123" style:family="text">
      <style:text-properties fo:color="#000000" style:font-name="Palatino" fo:font-size="10pt" fo:language="en" fo:country="GB" style:font-size-asian="10pt" style:font-name-complex="PalatinoTurk" style:font-size-complex="10pt"/>
    </style:style>
    <style:style style:name="T124" style:family="text">
      <style:text-properties fo:color="#000000" style:font-name="Palatino" fo:font-size="10pt" fo:language="en" fo:country="GB" fo:font-weight="bold" style:font-size-asian="10pt" style:font-weight-asian="bold" style:font-name-complex="PalatinoTurk" style:font-size-complex="10pt" style:font-weight-complex="bold"/>
    </style:style>
    <style:style style:name="T125" style:family="text">
      <style:text-properties fo:color="#000000" fo:font-size="10.5pt" style:font-size-asian="10.5pt" style:font-name-complex="PalatinoTurk" style:font-size-complex="10.5pt"/>
    </style:style>
    <style:style style:name="T126" style:family="text">
      <style:text-properties fo:color="#000000" fo:font-size="10.5pt" fo:language="en" fo:country="GB" style:font-size-asian="10.5pt" style:font-name-complex="PalatinoTurk" style:font-size-complex="10.5pt"/>
    </style:style>
    <style:style style:name="T127" style:family="text">
      <style:text-properties fo:color="#000000" fo:font-size="10.5pt" fo:language="en" fo:country="GB" style:font-size-asian="10.5pt" style:font-name-complex="Microsoft Sans Serif" style:font-size-complex="10.5pt"/>
    </style:style>
    <style:style style:name="T128" style:family="text">
      <style:text-properties fo:color="#000000" fo:font-size="10.5pt" fo:language="en" fo:country="GB" fo:font-style="italic" style:font-size-asian="10.5pt" style:font-style-asian="italic" style:font-name-complex="PalatinoTurk" style:font-size-complex="10.5pt" style:font-style-complex="italic"/>
    </style:style>
    <style:style style:name="T129" style:family="text">
      <style:text-properties fo:color="#000000" fo:font-size="10.5pt" fo:language="en" fo:country="GB" style:font-name-asian="PalatinoTurk" style:font-size-asian="10.5pt" style:font-name-complex="PalatinoTurk" style:font-size-complex="10.5pt"/>
    </style:style>
    <style:style style:name="T130" style:family="text">
      <style:text-properties fo:color="#000000" fo:font-size="10.5pt" fo:language="en" fo:country="GB" fo:font-weight="bold" style:font-size-asian="10.5pt" style:font-weight-asian="bold" style:font-name-complex="PalatinoTurk" style:font-size-complex="10.5pt" style:font-weight-complex="bold"/>
    </style:style>
    <style:style style:name="T131" style:family="text">
      <style:text-properties fo:color="#000000" fo:font-size="10.5pt" fo:letter-spacing="-0.026cm" fo:language="en" fo:country="GB" style:font-size-asian="10.5pt" style:font-name-complex="PalatinoTurk" style:font-size-complex="10.5pt"/>
    </style:style>
    <style:style style:name="T132" style:family="text">
      <style:text-properties fo:color="#000000" fo:font-size="10.5pt" fo:letter-spacing="-0.026cm" fo:language="en" fo:country="GB" fo:font-style="italic" style:font-size-asian="10.5pt" style:font-style-asian="italic" style:font-name-complex="PalatinoTurk" style:font-size-complex="10.5pt" style:font-style-complex="italic"/>
    </style:style>
    <style:style style:name="T133" style:family="text">
      <style:text-properties fo:color="#000000" fo:font-size="10.5pt" fo:letter-spacing="-0.026cm" style:font-size-asian="10.5pt" style:font-name-complex="PalatinoTurk" style:font-size-complex="10.5pt"/>
    </style:style>
    <style:style style:name="T134" style:family="text">
      <style:text-properties fo:color="#000000" fo:font-size="10.5pt" fo:letter-spacing="-0.018cm" style:font-size-asian="10.5pt" style:font-name-complex="PalatinoTurk" style:font-size-complex="10.5pt"/>
    </style:style>
    <style:style style:name="T135" style:family="text">
      <style:text-properties fo:color="#000000" fo:font-size="10.5pt" fo:letter-spacing="-0.018cm" fo:language="en" fo:country="GB" style:font-size-asian="10.5pt" style:font-name-complex="PalatinoTurk" style:font-size-complex="10.5pt"/>
    </style:style>
    <style:style style:name="T136" style:family="text">
      <style:text-properties fo:color="#000000" fo:font-size="10.5pt" fo:letter-spacing="-0.018cm" fo:language="en" fo:country="GB" style:font-size-asian="10.5pt" style:font-name-complex="Microsoft Sans Serif" style:font-size-complex="10.5pt"/>
    </style:style>
    <style:style style:name="T137" style:family="text">
      <style:text-properties fo:color="#000000" fo:font-size="10.5pt" fo:letter-spacing="-0.018cm" fo:language="en" fo:country="GB" fo:font-style="italic" style:font-size-asian="10.5pt" style:font-style-asian="italic" style:font-name-complex="PalatinoTurk" style:font-size-complex="10.5pt" style:font-style-complex="italic"/>
    </style:style>
    <style:style style:name="T138" style:family="text">
      <style:text-properties fo:color="#000000" fo:font-size="10.5pt" fo:letter-spacing="-0.009cm" fo:language="en" fo:country="GB" style:font-size-asian="10.5pt" style:font-name-complex="PalatinoTurk" style:font-size-complex="10.5pt"/>
    </style:style>
    <style:style style:name="T139" style:family="text">
      <style:text-properties fo:color="#000000" fo:font-size="10pt" fo:language="en" fo:country="GB" fo:font-weight="bold" style:font-size-asian="10pt" style:font-weight-asian="bold" style:font-name-complex="PalatinoTurk" style:font-size-complex="10pt" style:font-weight-complex="bold"/>
    </style:style>
    <style:style style:name="T140" style:family="text">
      <style:text-properties fo:color="#000000" fo:font-size="10pt" fo:language="en" fo:country="GB" fo:font-style="italic" fo:font-weight="bold" style:font-size-asian="10pt" style:font-style-asian="italic" style:font-weight-asian="bold" style:font-name-complex="PalatinoTurk" style:font-size-complex="10pt" style:font-style-complex="italic" style:font-weight-complex="bold"/>
    </style:style>
    <style:style style:name="T141" style:family="text">
      <style:text-properties fo:color="#000000" fo:font-size="10pt" fo:language="en" fo:country="GB" fo:font-style="italic" style:font-size-asian="10pt" style:font-style-asian="italic" style:font-name-complex="PalatinoTurk" style:font-size-complex="10pt" style:font-style-complex="italic"/>
    </style:style>
    <style:style style:name="T142" style:family="text">
      <style:text-properties fo:color="#000000" fo:font-size="10pt" fo:language="en" fo:country="GB" fo:font-style="italic" style:font-size-asian="10pt" style:font-style-asian="italic" style:font-name-complex="Microsoft Sans Serif" style:font-size-complex="10pt" style:font-style-complex="italic"/>
    </style:style>
    <style:style style:name="T143" style:family="text">
      <style:text-properties fo:color="#000000" fo:font-size="10pt" fo:language="en" fo:country="GB" fo:font-style="italic" style:font-name-asian="PalatinoTurk" style:font-size-asian="10pt" style:font-style-asian="italic" style:font-name-complex="PalatinoTurk" style:font-size-complex="10pt" style:font-style-complex="italic"/>
    </style:style>
    <style:style style:name="T144" style:family="text">
      <style:text-properties fo:color="#000000" fo:font-size="10pt" fo:language="en" fo:country="GB" style:font-size-asian="10pt" style:font-name-complex="PalatinoTurk" style:font-size-complex="10pt"/>
    </style:style>
    <style:style style:name="T145" style:family="text">
      <style:text-properties fo:color="#000000" fo:font-size="10pt" fo:font-weight="bold" style:font-size-asian="10pt" style:font-weight-asian="bold" style:font-name-complex="PalatinoTurk" style:font-size-complex="10pt" style:font-weight-complex="bold"/>
    </style:style>
    <style:style style:name="T146" style:family="text">
      <style:text-properties fo:color="#000000" fo:font-size="10pt" fo:font-style="italic" style:font-size-asian="10pt" style:font-style-asian="italic" style:font-name-complex="PalatinoTurk" style:font-size-complex="10pt" style:font-style-complex="italic"/>
    </style:style>
    <style:style style:name="T147" style:family="text">
      <style:text-properties fo:color="#000000" fo:letter-spacing="0.026cm" style:font-name-complex="PalatinoTurk"/>
    </style:style>
    <style:style style:name="T148" style:family="text">
      <style:text-properties fo:color="#000000" fo:font-size="9.5pt" fo:letter-spacing="-0.018cm" fo:language="en" fo:country="GB" style:font-size-asian="9.5pt" style:font-name-complex="PalatinoTurk" style:font-size-complex="9.5pt"/>
    </style:style>
    <style:style style:name="T149" style:family="text">
      <style:text-properties fo:color="#000000" fo:font-size="9.5pt" fo:language="en" fo:country="GB" style:font-size-asian="9.5pt" style:font-name-complex="PalatinoTurk" style:font-size-complex="9.5pt"/>
    </style:style>
    <style:style style:name="T150" style:family="text">
      <style:text-properties fo:color="#000000" fo:font-size="9.5pt" fo:letter-spacing="-0.026cm" fo:language="en" fo:country="GB" style:font-size-asian="9.5pt" style:font-name-complex="PalatinoTurk" style:font-size-complex="9.5pt"/>
    </style:style>
    <style:style style:name="T151" style:family="text">
      <style:text-properties fo:color="#000000" fo:font-size="9pt" fo:language="en" fo:country="GB" fo:font-style="italic" style:font-size-asian="9pt" style:font-style-asian="italic" style:font-name-complex="PalatinoTurk" style:font-size-complex="9pt" style:font-style-complex="italic"/>
    </style:style>
    <style:style style:name="T152" style:family="text">
      <style:text-properties fo:color="#000000" fo:font-size="9pt" fo:language="en" fo:country="GB" fo:font-style="italic" style:font-size-asian="9pt" style:font-style-asian="italic" style:font-name-complex="Microsoft Sans Serif" style:font-size-complex="9pt" style:font-style-complex="italic"/>
    </style:style>
    <style:style style:name="T153" style:family="text">
      <style:text-properties fo:color="#000000" fo:font-size="9pt" fo:language="en" fo:country="GB" style:font-size-asian="9pt" style:font-name-complex="PalatinoTurk" style:font-size-complex="9pt"/>
    </style:style>
    <style:style style:name="T154" style:family="text">
      <style:text-properties fo:color="#000000" fo:font-size="11pt" fo:letter-spacing="-0.018cm" fo:language="en" fo:country="GB" style:font-size-asian="11pt" style:font-name-complex="PalatinoTurk" style:font-size-complex="11pt"/>
    </style:style>
    <style:style style:name="T155" style:family="text">
      <style:text-properties fo:color="#000000" style:font-name="DejaVu Sans" fo:font-size="10.5pt" fo:language="en" fo:country="GB" style:font-size-asian="10.5pt" style:font-name-complex="PalatinoTurk" style:font-size-complex="10.5pt"/>
    </style:style>
    <style:style style:name="T156" style:family="text">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T157" style:family="text">
      <style:text-properties fo:color="#000000" style:font-name="DejaVu Sans" fo:font-size="10pt" fo:language="en" fo:country="GB" style:font-size-asian="10pt" style:font-name-complex="PalatinoTurk" style:font-size-complex="10pt"/>
    </style:style>
    <style:style style:name="T158" style:family="text">
      <style:text-properties fo:font-style="italic" style:font-style-asian="italic" style:font-style-complex="italic"/>
    </style:style>
    <style:style style:name="T159" style:family="text">
      <style:text-properties style:font-name-asian="PalatinoTurk"/>
    </style:style>
    <style:style style:name="T160" style:family="text">
      <style:text-properties fo:font-size="14pt" style:font-size-asian="14pt" style:font-size-complex="14pt"/>
    </style:style>
    <style:style style:name="T161" style:family="text">
      <style:text-properties fo:font-size="14pt" fo:language="en" fo:country="GB" style:font-size-asian="14pt" style:font-size-complex="14pt"/>
    </style:style>
    <style:style style:name="T162" style:family="text">
      <style:text-properties fo:color="#88001c" style:font-name="PalatinoTurk" fo:font-size="14pt" fo:font-weight="bold" style:font-size-asian="14pt" style:font-weight-asian="bold" style:font-name-complex="PalatinoTurk" style:font-size-complex="14pt" style:font-weight-complex="bold"/>
    </style:style>
    <style:style style:name="T163" style:family="text">
      <style:text-properties fo:color="#88001c" fo:font-size="14pt" fo:font-weight="bold" style:font-size-asian="14pt" style:font-weight-asian="bold" style:font-name-complex="PalatinoTurk" style:font-size-complex="14pt" style:font-weight-complex="bold"/>
    </style:style>
    <style:style style:name="T164" style:family="text">
      <style:text-properties style:font-name-asian="ヒラギノ角ゴ Pro W3"/>
    </style:style>
    <style:style style:name="T165" style:family="text">
      <style:text-properties fo:text-transform="uppercase" fo:color="#88001c" style:font-name="PalatinoTurk" fo:font-size="14pt" fo:letter-spacing="0.044cm" fo:font-weight="bold" style:font-size-asian="14pt" style:font-weight-asian="bold" style:font-name-complex="PalatinoTurk" style:font-size-complex="14pt" style:font-weight-complex="bold"/>
    </style:style>
    <style:style style:name="T166" style:family="text">
      <style:text-properties fo:text-transform="uppercase" fo:color="#88001c" fo:font-size="14pt" fo:letter-spacing="0.044cm" fo:font-weight="bold" style:font-size-asian="14pt" style:font-weight-asian="bold" style:font-name-complex="PalatinoTurk" style:font-size-complex="14pt" style:font-weight-complex="bold"/>
    </style:style>
    <style:style style:name="T167" style:family="text">
      <style:text-properties fo:text-transform="uppercase" style:font-weight-complex="bold"/>
    </style:style>
    <style:style style:name="T168" style:family="text">
      <style:text-properties fo:letter-spacing="0.018cm" fo:font-style="italic" style:font-style-asian="italic" style:font-style-complex="italic"/>
    </style:style>
    <style:style style:name="T169" style:family="text">
      <style:text-properties fo:letter-spacing="-0.026cm"/>
    </style:style>
    <style:style style:name="T170" style:family="text">
      <style:text-properties fo:letter-spacing="-0.018cm"/>
    </style:style>
    <style:style style:name="T171" style:family="text">
      <style:text-properties fo:font-size="9.5pt" fo:letter-spacing="-0.018cm" style:font-size-asian="9.5pt" style:font-name-complex="PalatinoTurk" style:font-size-complex="9.5pt"/>
    </style:style>
    <style:style style:name="T172" style:family="text">
      <style:text-properties fo:font-size="9.5pt" fo:letter-spacing="-0.018cm" fo:font-weight="bold" style:font-size-asian="9.5pt" style:font-weight-asian="bold" style:font-name-complex="PalatinoTurk" style:font-size-complex="9.5pt" style:font-weight-complex="bold"/>
    </style:style>
    <style:style style:name="T173" style:family="text">
      <style:text-properties fo:font-size="9.5pt" style:font-size-asian="9.5pt" style:font-name-complex="PalatinoTurk" style:font-size-complex="9.5pt"/>
    </style:style>
    <style:style style:name="T174" style:family="text">
      <style:text-properties fo:font-size="9.5pt" fo:font-weight="bold" style:font-size-asian="9.5pt" style:font-weight-asian="bold" style:font-name-complex="PalatinoTurk" style:font-size-complex="9.5pt" style:font-weight-complex="bold"/>
    </style:style>
    <style:style style:name="T175" style:family="text">
      <style:text-properties fo:font-size="9.5pt" fo:letter-spacing="-0.009cm" style:font-size-asian="9.5pt" style:font-name-complex="PalatinoTurk" style:font-size-complex="9.5pt"/>
    </style:style>
    <style:style style:name="T176" style:family="text">
      <style:text-properties fo:font-size="9.5pt" fo:letter-spacing="-0.009cm" fo:font-weight="bold" style:font-size-asian="9.5pt" style:font-weight-asian="bold" style:font-name-complex="PalatinoTurk" style:font-size-complex="9.5pt" style:font-weight-complex="bold"/>
    </style:style>
    <style:style style:name="T177" style:family="text">
      <style:text-properties fo:font-size="11pt" fo:font-weight="bold" style:font-size-asian="11pt" style:font-weight-asian="bold" style:font-name-complex="PalatinoTurk" style:font-size-complex="11pt" style:font-weight-complex="bold"/>
    </style:style>
    <style:style style:name="T178" style:family="text">
      <style:text-properties style:text-position="super 58%" fo:font-size="8pt" style:font-size-asian="8pt" style:font-name-complex="PalatinoTurk" style:font-size-complex="8pt"/>
    </style:style>
    <style:style style:name="T179" style:family="text">
      <style:text-properties style:text-position="super 58%" fo:font-size="8pt" fo:letter-spacing="-0.018cm" style:font-size-asian="8pt" style:font-name-complex="PalatinoTurk" style:font-size-complex="8pt"/>
    </style:style>
    <style:style style:name="T180" style:family="text">
      <style:text-properties style:text-position="super 58%" fo:font-size="8pt" fo:letter-spacing="-0.009cm" style:font-size-asian="8pt" style:font-name-complex="PalatinoTurk" style:font-size-complex="8pt"/>
    </style:style>
    <style:style style:name="T181" style:family="text">
      <style:text-properties style:text-position="super 58%" style:font-name="PalatinoTurk" fo:font-size="8pt" style:font-size-asian="8pt" style:font-name-complex="PalatinoTurk" style:font-size-complex="8pt"/>
    </style:style>
    <style:style style:name="T182" style:family="text">
      <style:text-properties style:text-position="super 58%" style:font-name="PalatinoTurk" fo:font-size="8pt" fo:letter-spacing="-0.009cm" style:font-size-asian="8pt" style:font-name-complex="PalatinoTurk" style:font-size-complex="8pt"/>
    </style:style>
    <style:style style:name="T183" style:family="text">
      <style:text-properties style:text-position="super 58%" style:font-name="PalatinoTurk" fo:font-size="8pt" fo:letter-spacing="-0.018cm" style:font-size-asian="8pt" style:font-name-complex="PalatinoTurk" style:font-size-complex="8pt"/>
    </style:style>
    <style:style style:name="T184" style:family="text">
      <style:text-properties style:text-position="super 58%" style:font-name="Palatino" fo:font-size="8pt" fo:letter-spacing="-0.018cm" style:font-size-asian="8pt" style:font-name-complex="PalatinoTurk" style:font-size-complex="8pt"/>
    </style:style>
    <style:style style:name="T185" style:family="text">
      <style:text-properties style:font-name="Palatino" fo:font-size="10pt" style:font-size-asian="10pt" style:font-name-complex="PalatinoTurk" style:font-size-complex="10pt"/>
    </style:style>
    <style:style style:name="T186" style:family="text">
      <style:text-properties style:font-name="Palatino" fo:font-size="10pt" fo:font-weight="bold" style:font-size-asian="10pt" style:font-weight-asian="bold" style:font-name-complex="PalatinoTurk" style:font-size-complex="10pt" style:font-weight-complex="bold"/>
    </style:style>
    <style:style style:name="T187" style:family="text">
      <style:text-properties style:font-name="Palatino" fo:font-size="9.5pt" fo:letter-spacing="-0.018cm" style:font-size-asian="9.5pt" style:font-name-complex="PalatinoTurk" style:font-size-complex="9.5pt"/>
    </style:style>
    <style:style style:name="T188" style:family="text">
      <style:text-properties style:font-name="Palatino" fo:font-size="9.5pt" fo:letter-spacing="-0.018cm" fo:font-weight="bold" style:font-size-asian="9.5pt" style:font-weight-asian="bold" style:font-name-complex="PalatinoTurk" style:font-size-complex="9.5pt" style:font-weight-complex="bold"/>
    </style:style>
    <style:style style:name="T189" style:family="text">
      <style:text-properties fo:font-size="8.5pt" fo:font-weight="bold" style:font-size-asian="8.5pt" style:font-weight-asian="bold" style:font-name-complex="PalatinoTurk" style:font-size-complex="8.5pt" style:font-style-complex="italic" style:font-weight-complex="bold"/>
    </style:style>
    <style:style style:name="T190" style:family="text">
      <style:text-properties style:font-name="DejaVu Sans" style:font-size-complex="11pt"/>
    </style:style>
    <style:style style:name="T191" style:family="text">
      <style:text-properties style:font-name="DejaVu Sans" style:font-name-asian="ヒラギノ角ゴ Pro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The End Times and Hazrat Mahdi (as)</text:h>
      <text:p text:style-name="P83"/>
      <text:h text:style-name="P95" text:outline-level="2">Back Cover</text:h>
      <text:p text:style-name="P77">The End Times means "the last era." According to Islamic literature, it is a period of time that is close to the Last Day. It is indicated in Qur'anic verses and hadiths that there are two phases of the End Times. The first phase is a period when all people will suffer material and spiritual problems. Following this, Earth will enter upon a period of salvation called the "Golden Age," which is characterized by bounty and blessings due to the prevalence of true religious moral values. With the end of the Golden Age, there will be a rapid social collapse and people will begin to wait for the Last Day. This book examines the End Times in the light of Qur’anic verses and hadiths. It is clear that the signs in question have now started to appear one after another, just as described in these references.</text:p>
      <text:p text:style-name="P77"/>
      <text:h text:style-name="P95" text:outline-level="2">ABOUT THE AUTHOR</text:h>
      <text:p text:style-name="P77">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 By the will of Allah, the books of Harun Yahya will be a means through which people in the twenty-first century will attain the peace, justice, and happiness promised in the Qur'an.</text:p>
      <text:p text:style-name="P78"/>
      <text:h text:style-name="P90" text:outline-level="1">The End Times and Hazrat Mahdi (as)</text:h>
      <text:h text:style-name="P90" text:outline-level="1"/>
      <text:h text:style-name="P90" text:outline-level="1">Adnan Oktar</text:h>
      <text:h text:style-name="P90" text:outline-level="1">(Harun Yahya)</text:h>
      <text:p text:style-name="P32"/>
      <text:p text:style-name="P123">Published by</text:p>
      <text:p text:style-name="P123"><text:span text:style-name="T1"><text:s/></text:span>Khatoons.Inc.</text:p>
      <text:p text:style-name="P123">Publishers and Distributors of Islamic Books </text:p>
      <text:p text:style-name="P123">6650 Autumn Wind Circle</text:p>
      <text:p text:style-name="P123">Clarksville, Maryland 21029 USA </text:p>
      <text:p text:style-name="P123">E-mail: info@khatoons.com</text:p>
      <text:p text:style-name="P123">http://www.khatoons.com</text:p>
      <text:p text:style-name="P123">Phone: <text:s/>(410) 531-9653</text:p>
      <text:p text:style-name="P123"><text:span text:style-name="T1"><text:s text:c="12"/></text:span>1 800 667-7884</text:p>
      <text:p text:style-name="P123">First Edition July 2003</text:p>
      <text:p text:style-name="P123">Second Edition March 2004</text:p>
      <text:p text:style-name="P123">Third Edition February 2011</text:p>
      <text:p text:style-name="P123">By Harun Yahya</text:p>
      <text:p text:style-name="P128"/>
      <text:p text:style-name="P124">Abbreviations used:</text:p>
      <text:p text:style-name="P124">(saas - sall-Allahu 'alyahi wa sallam): May Allah bless him and grant him peace (following a reference to the Prophet Muhammad)</text:p>
      <text:p text:style-name="P124">(as - 'alayhi's-salam): Peace be upon him (following a reference</text:p>
      <text:p text:style-name="P124">to the prophets or angels)</text:p>
      <text:p text:style-name="P123">www.khatoons.com</text:p>
      <text:p text:style-name="P125">Printed by Secil Ofset - Istanbul/Turkey</text:p>
      <text:p text:style-name="P125">100 Yil Mahallesi MAS-SIT Matbaacilar Sitesi</text:p>
      <text:p text:style-name="P125"><text:soft-page-break/>4. Cadde No:77 Bagcilar Phone: (+90) 212 6290615</text:p>
      <text:p text:style-name="P124"/>
      <text:p text:style-name="tr_20_baski_20_syf"><text:a xlink:type="simple" xlink:href="http://www.harunyahya.com/" text:style-name="Internet_20_link" text:visited-style-name="Visited_20_Internet_20_Link"><text:span text:style-name="Internet_20_link"><text:span text:style-name="T190">www.harunyahya.com</text:span></text:span></text:a></text:p>
      <text:p text:style-name="P129"/>
      <text:h text:style-name="P90" text:outline-level="1">THE END</text:h>
      <text:h text:style-name="P90" text:outline-level="1">TIMES</text:h>
      <text:h text:style-name="P90" text:outline-level="1">and</text:h>
      <text:h text:style-name="P90" text:outline-level="1">HAZRAT </text:h>
      <text:h text:style-name="P90" text:outline-level="1">MAHDI (AS)</text:h>
      <text:p text:style-name="P33"/>
      <text:p text:style-name="P88">MARCH, 2011</text:p>
      <text:p text:style-name="P88">Published by Khatoons.Inc</text:p>
      <text:p text:style-name="P89">www.khatoons.com</text:p>
      <text:p text:style-name="P89"/>
      <text:p text:style-name="P34"/>
      <text:h text:style-name="P91" text:outline-level="1">About the Author</text:h>
      <text:p text:style-name="P35"/>
      <text:p text:style-name="P3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9">Harun Yahya’s works, translated into 72 different languages, constitute a collection for a total of more than 55,000 pages with 40,000 illustrations. </text:p>
      <text:p text:style-name="P3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3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39"><text:soft-page-break/>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ext:s/>by means the books written by Harun Yahya. </text:p>
      <text:p text:style-name="P39">This is no doubt a result of the Qur'an's wisdom and lucidity. The author modestly intends to serve as a means in humanity's search for Allah's right path. No material gain is sought in the publication of these works.</text:p>
      <text:p text:style-name="P39">Those who encourage others to read these books, to open their minds and hearts and guide them to become more devoted servants of Allah, render an invaluable service. </text:p>
      <text:p text:style-name="P3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9">In this effort, the books of Harun Yahya assume a leading role. By the will of Allah, these books will be a means through which people in the twenty-first century will attain the peace, justice, and happiness promised in the Qur'an.</text:p>
      <text:p text:style-name="P36"/>
      <text:p text:style-name="P36"/>
      <text:p text:style-name="P36"/>
      <text:h text:style-name="P90" text:outline-level="1">To the Reader</text:h>
      <text:p text:style-name="P101"><text:span text:style-name="T4">Z <text:tab/></text:span><text:span text:style-name="T46">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text:span></text:p>
      <text:p text:style-name="P101"><text:span text:style-name="T47">Z <text:tab/></text:span><text:span text:style-name="T4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span></text:p>
      <text:p text:style-name="P101"><text:span text:style-name="T47">Z</text:span><text:span text:style-name="T48"><text:tab/></text:span><text:span text:style-name="T46">This and all the other books by the author can be read individually, or discussed in a group. Readers eager to profit from the books will find discussion very useful, letting them relate their reflections and experiences to one another. <text:s/></text:span></text:p>
      <text:p text:style-name="P101"><text:span text:style-name="T47">Z <text:tab/></text:span><text:span text:style-name="T46">In addition, it will be a great service to Islam to contribute to the publication and reading of these books, written solely for the pleasure of Allah. The author's books are all extremely </text:span><text:soft-page-break/><text:span text:style-name="T46">convincing. For this reason, to communicate true religion to others, one of the most effective methods is encouraging them to read these books.</text:span></text:p>
      <text:p text:style-name="P101"><text:span text:style-name="T47">Z <text:tab/></text:span><text:span text:style-name="T46">We hope the reader will look through the reviews of his other books at the back of this book. His rich source material on faith-related issues is very useful, and a pleasure to read. <text:s/></text:span></text:p>
      <text:p text:style-name="P101"><text:span text:style-name="T47">Z <text:tab/></text:span><text:span text:style-name="T4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02"/>
      <text:h text:style-name="P90" text:outline-level="1">CONTENTS</text:h>
      <text:p text:style-name="P30"/>
      <text:p text:style-name="P31"/>
      <text:p text:style-name="P123">INTRODUCTION 10</text:p>
      <text:p text:style-name="P121"/>
      <text:p text:style-name="P123">CHAPTER I</text:p>
      <text:p text:style-name="P126">Signs of the Last Day in the Qur'an 12</text:p>
      <text:p text:style-name="P123"/>
      <text:p text:style-name="P123">CHAPTER II</text:p>
      <text:p text:style-name="P123"><text:span text:style-name="T53">The End Times and the Emergence of Hazrat Mahdi (as)</text:span><text:span text:style-name="T54"> </text:span><text:span text:style-name="T53">35</text:span></text:p>
      <text:p text:style-name="P122"><text:s/></text:p>
      <text:p text:style-name="P123">CHAPTER III</text:p>
      <text:p text:style-name="P126">The Golden Age 57</text:p>
      <text:p text:style-name="P123"/>
      <text:p text:style-name="P123">CHAPTER IV</text:p>
      <text:p text:style-name="P126">Signs of the End Times from Surat al-Kahf 63</text:p>
      <text:p text:style-name="P123"/>
      <text:p text:style-name="P123">CHAPTER IV</text:p>
      <text:p text:style-name="P126">The Prophet Solomon (as) 82</text:p>
      <text:p text:style-name="P126"/>
      <text:p text:style-name="P123">CONCLUSION 107</text:p>
      <text:p text:style-name="P121"/>
      <text:p text:style-name="P123">APPENDIX</text:p>
      <text:p text:style-name="P127">The Deception of Evolution 109</text:p>
      <text:p text:style-name="P37"/>
      <text:p text:style-name="P40"/>
      <text:h text:style-name="P90" text:outline-level="1"><text:span text:style-name="T62">I</text:span>NTRODUCTION</text:h>
      <text:p text:style-name="P83">The End Times (or the Last Days) may not be a familiar concept to many people. Therefore, we first give a brief explanation of it. The End Times means 'the last era.' According to Islamic literature, it is a period of time that is close to the Last Day. </text:p>
      <text:p text:style-name="P83">The signs in the Qur'an and the extensive references to the End Times provided in the Hadith literature brings us to a very important conclusion. It is indicated in verses and hadiths that there are two phases of the End Times. The first phase is a period when all people will suffer material and spiritual problems. Following this, Earth will enter upon a period of salvation called the <text:span text:style-name="T64">'Golden Age,'</text:span> which is characterized by bounty and blessings due to the prevalence of true religious moral values. With the end of the Golden Age, there will be a rapid social collapse and people will begin to wait for the Last Day. </text:p>
      <text:p text:style-name="P83">In this book, we examine the End Times in the light of verses and hadiths. It is clear that the signs in question have now started to appear one after another, just as described in these references. The advent of these signs heralded fourteen centuries ago are great occurrences that increase believers' faith in and loyalty to Allah. It is surely not a coincidence that, in such a short period of time, all of these signs appeared one after another. These signs are good news to Allah's servants.</text:p>
      <text:p text:style-name="P83">The account of events related in the following pages is prepared according to the guidance of the verse, <text:span text:style-name="T64">'Say: 'Praise be to Allah. He will show you His signs, and you will recognize them. Your Lord is not unaware of what you do''</text:span> (Surat an-Naml: 93). </text:p>
      <text:p text:style-name="P42">Another issue we need to stress here is that Allah knows the best of everything. As is in every other subject, we have no knowledge other than that about which He informs us. </text:p>
      <text:p text:style-name="P47"/>
      <text:h text:style-name="P90" text:outline-level="1">SIGNS OF THE LAST DAY IN THE QUR'AN</text:h>
      <text:p text:style-name="P42"/>
      <text:h text:style-name="P96" text:outline-level="2">The signs of the Last Day in the Qur'an</text:h>
      <text:p text:style-name="P21">What are they awaiting but for the Hour to come upon them suddenly? Its signs have already come. What good will their Reminder be to them when it does arrive? (Surah Muhammad: 18) </text:p>
      <text:p text:style-name="P4">From this verse we learn that in the Qur'an Allah describes signs that announce the coming of the Last Day. In order to understand the signs of this 'great announcement' we must reflect upon these verses. Otherwise, as indicated in the verse, one’s thinking will be of no use when the Last Day is suddenly upon people.</text:p>
      <text:p text:style-name="P4"/>
      <text:h text:style-name="P96" text:outline-level="2">The Hour is near</text:h>
      <text:p text:style-name="P4">Allah reveals in the Qur'an that there can be no doubt that the Last Day is near. </text:p>
      <text:p text:style-name="P21">And the Hour is coming without any doubt ... (Surat al-Hajj: 7) </text:p>
      <text:p text:style-name="P21">We did not create the heavens and earth and everything between them, except with truth. The Hour is certainly coming. (Surat al-Hijr: 85)</text:p>
      <text:p text:style-name="P4">There may be some who think that the message of the Qur'an concerning the Last Day was revealed more than 1400 years ago and that this is a long time compared to the length of a human life. But here, it is a question of the end of the world, the Sun and the stars, in short, of everything. When we consider that the universe is billions of years old, fourteen centuries is a very short period of time.</text:p>
      <text:p text:style-name="P4"/>
      <text:h text:style-name="P96" text:outline-level="2">The supremacy of the morality of Islam in the world</text:h>
      <text:p text:style-name="P4">Allah announces that those who serve Him purely, without associating any of His creatures as so-called divinities besides Him, and do good works to win His favor, will be endowed with power and authority. </text:p>
      <text:p text:style-name="P21">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are unbelievers after that, such people are deviators. (Surat an-Nur: 55)</text:p>
      <text:p text:style-name="P4"><text:soft-page-break/>In a number of verses, it is also said that it is a Divine law that those servants who are faithful and live the true religious moral values in their hearts will be made the inheritors of the world: </text:p>
      <text:p text:style-name="P21">We wrote down in the Psalms, after the Reminder came: 'It is My righteous servants who will inherit the earth.' (Surat al-Anbiya': 105)</text:p>
      <text:p text:style-name="P21">We will leave you the land to live in after them. That is the reward of those who fear My station and fear My threat. (Surah Ibrahim: 14)</text:p>
      <text:p text:style-name="P4">Allah will surely keep His promises. The high morality that will conquer perverse philosophies, distorted ideologies and false religious understanding is Islamic morality. The unbelievers and pagans cannot prevent this from happening. </text:p>
      <text:p text:style-name="P4"/>
      <text:h text:style-name="P96" text:outline-level="2">The splitting of the Moon</text:h>
      <text:p text:style-name="P18"><text:span text:style-name="T126">The 54th Surah of the Qur'an is called 'Surat al-Qamar.' In English </text:span><text:span text:style-name="T128">qamar</text:span><text:span text:style-name="T126"> means Moon. In several instances in this Surah, Allah tells about the destruction that befell Ad, Thamud, the peoples of the Prophets Noah (as) and Lot (as), and Pharaoh, because they rejected the warnings of the prophets. At the same time, there is a very important message stated in the first verse, concerning the Last Day. </text:span></text:p>
      <text:p text:style-name="P21">The Hour has drawn near and the Moon has split. (Surat al-Qamar: 1)</text:p>
      <text:p text:style-name="P18"><text:span text:style-name="T126">The word 'split' used in this verse is the Arabic </text:span><text:span text:style-name="T128">shaqqa</text:span><text:span text:style-name="T126">, which in Arabic has various meanings. In some commentaries on the Qur'an, the meaning 'split' is preferred. But </text:span><text:span text:style-name="T128">shaqqa</text:span><text:span text:style-name="T126"> in Arabic can also mean 'plowing' or 'digging' the earth.</text:span></text:p>
      <text:p text:style-name="P4">As an example of the first usage, we can refer to the 26th verse of Surat al-Abasa:</text:p>
      <text:p text:style-name="P21">We pour down plentiful water, then split the earth into furrows. Then We make grain grow in it, and grapes and herbs and olives and dates. (Surah 'Abasa: 25-29)</text:p>
      <text:p text:style-name="P18"><text:span text:style-name="T126">It can be clearly seen that the meaning of </text:span><text:span text:style-name="T128">shaqqa</text:span><text:span text:style-name="T126"> here is not to 'split.' It means to plough the earth in order to grow various plants.</text:span></text:p>
      <text:p text:style-name="P4">If we went back to the year 1969, we would see one of the great wonders of the Qur'an. The experiments carried out on the surface of the Moon on July 20, 1969, may be hinting at the fulfillment of news given 1,400 years ago in Surat al-Qamar. On that date, American astronauts set foot on the Moon. Digging at the lunar soil they carried out scientific experiments and collected samples of stones and soil. It is surely very interesting that these developments are in complete agreement with the statements in the verse.</text:p>
      <text:p text:style-name="P4">Along with this, also in October 2009, there has been a development which points out to this event mentioned in the verse. NASA, who has been carrying on searches on the Moon for finding water, bombed the Moon and with the effect of this strike, a dust cloud weighing 350 tons formed. That means, the surface of the Moon split for another time. As Allah reveals in the Qur'an, the Moon is split when the time of the "Hour," the coming of the Prophet Jesus (as), the appearance of Hazrat Mahdi (as), the appearance of Dabbat al-Ardh approached. As is seen, this verse refers to these events besides the miracle of the splitting of the Moon, vouchsafed by Allah to our Prophet (saas). </text:p>
      <text:p text:style-name="P4"/>
      <text:h text:style-name="P96" text:outline-level="2"><text:soft-page-break/>The signs described by the Prophet (saas) are occurring one after the other</text:h>
      <text:p text:style-name="P4">In the hadiths that have come down to us from the Prophet (saas), news is given concerning the End Times and the Golden Age of Islam. When we compare these signs with the events that are taking place in our time, we can see many indications that we are living through the End Times and which also herald the arrival of the Golden Age of Islam. </text:p>
      <text:p text:style-name="P4">The hadiths in the coming sections of this book contain such information given by the Prophet (saas) in this regard.</text:p>
      <text:p text:style-name="P4"><text:span text:style-name="T159"><text:s/></text:span>One very significant evidence proving that these hadiths are authentic, trustworthy and correct, is that all these signs referred to in the hadiths have taken place one after the other in the last 30 years since Hijri 1400. The realization of the incidents mentioned in these hadiths confirms the authenticity of these hadiths, as also expressed by Bediuzzaman Said Nursi.1</text:p>
      <text:p text:style-name="P4">Some of the signs related in the hadiths were observable in some part of the world in any period during the 1400 year history of Islam, but that would not have proven that that period was the End Times. For a certain period to be called the End Times, all the signs of the Last Day must be observed to be occurrence in that same period. This is expressed in a hadith: </text:p>
      <text:p text:style-name="P53">Signs following one another like the pieces of a necklace falling one after the other when its string is cut. (Tirmidhi)</text:p>
      <text:p text:style-name="P4">In the hadiths, the beginning of the End Times is described as when discord grows, and war and conflict are on the increase, when there is disorder, and moral degeneration rears its head and people turn away from the morality of religion. At the time in question, natural disasters will occur all over the world, poverty will reach unseen levels, there will be a large increase in the crime rate, and murder and brutality everywhere. Yet this will be only the first stage. During the second phase, Allah will rescue mankind from this disorder and replace it with a blessed existence full of plenty, peace and security.</text:p>
      <text:p text:style-name="P4"/>
      <text:h text:style-name="P96" text:outline-level="2">Wars and anarchy</text:h>
      <text:p text:style-name="P53">Allah's Messenger (saas) said: 'The Harj (will increase).' They asked, 'What is the Harj?' He replied, '(It is) killing (murdering), (it is) murdering (killing).' (Bukhari)</text:p>
      <text:p text:style-name="P53">The Hour will come when violence, bloodshed, and anarchy become common. (Al-Muttaqi al-Hindi, Muntakhab Kanzul Ummaal)</text:p>
      <text:p text:style-name="P53">The world will not come to an end until a day would come to the people on which there will be general massacre and bloodshed. (Muslim)</text:p>
      <text:p text:style-name="P4">If we look at the last fourteen centuries, we see that wars were regional before the twentieth century. However, wars that affected everyone in the world, political systems, entire economies and social structures, have happened only comparatively recently, in the two world wars. In World War I, more than 20 million died; in World War II, the toll was more than 50 million. At the same time, World War II is acknowledged to have been the bloodiest, the greatest and the most destructive war in <text:soft-page-break/>history.</text:p>
      <text:p text:style-name="P4">The conflicts that occurred after World War II—the Cold War, the Korean War, the Vietnam War, the Arab-Israeli conflict, and the Gulf War—are among the most critical events of our time. Likewise, regional wars, conflicts and civil wars, have caused destruction in many parts of the world. In places such as Bosnia, Palestine, Chechnya, Afghanistan, Kashmir and many others, problems continue to afflict humanity.</text:p>
      <text:p text:style-name="P4">Another instance of a type of disorder that concerns human beings as much as war is organized international terror. As authorities on the subject also agree, acts of terror have multiplied in the latter half of the twentieth century.2 Indeed, it is even possible to say that terror is a phenomenon particular to the twentieth century.2 Organizations devoted to racism, communism and similar ideologies, or with nationalistic aims, have engaged in acts of brutality with the help of the developing technology. Within the world's recent history, acts of terror have, time and again, fomented disorder. Much blood has been shed and countless innocent people have been maimed or killed.</text:p>
      <text:p text:style-name="P4"/>
      <text:h text:style-name="P96" text:outline-level="2">The destruction of great cities: wars and disasters</text:h>
      <text:p text:style-name="P53">Great cities will be ruined and it will be as if they had not existed the day before. (Al-Muttaqi al-Hindi, Al-Burhan fi Alamat al-Mahdi Akhir al-Zaman, p. 38)</text:p>
      <text:p text:style-name="P4">The ruin of great cities spoken of in this hadith brings to mind the destruction that now arises from war and various natural disasters. Recently developed nuclear weapons, aircraft, bombs, missiles, and other modern weapons, have caused untold destruction. These weapons with their enormous destructive power have brought about a degree of destruction never before seen. Indeed, the great cities targeted are most affected by this destruction. The incomparable destruction of the Second World War is an example of this. With the use of the atom bomb in world's greatest war, Hiroshima and Nagasaki were completely destroyed. As a result of heavy bombing, European capitals and other important cities suffered a great amount of damage.</text:p>
      <text:p text:style-name="P4">In the last few years, hurricanes, storms, typhoons and other such disasters have had a destructive effect on the American continent as well as in several other places in the world. In addition, floods have caused mudslides, which have engulfed certain centers of population. Furthermore, earthquakes, volcanoes and tidal waves have also caused great devastation. Therefore, all this destruction brought upon the great cities by these calamities is an important sign in each case.</text:p>
      <text:p text:style-name="P4"/>
      <text:h text:style-name="P96" text:outline-level="2">Earthquakes</text:h>
      <text:p text:style-name="P53">The Hour (Last Day) will not be established until ... earthquakes will be very frequent. (Bukhari)</text:p>
      <text:p text:style-name="P53">There are two great events before the Day of Judgment... and then years of earthquakes. (Narrated by Umm Salama r.a., Ramuz al-Ahadith, 187/2)</text:p>
      <text:p text:style-name="P4"><text:soft-page-break/>In the last few years, major earthquakes have occurred repeatedly and are among the foremost fears of people around the world. If we look at the data collected by the American National Earthquake Information Center for 1999, we find that 20,832 earthquakes happened somewhere in the world. As a result, an estimated 22,711 persons lost their lives.3</text:p>
      <text:p text:style-name="P4">When the figures of the past are examined, we see that the number of earthquakes was very few. According to US Geological Survey (USGS) reports, the number of earthquakes with a magnitude of 5.0 or greater that took place during the four hundred years between 1955 and 1975 was only 110. According to the data of the same institution, within only the 23 years between 1980 and 2003, the number of earthquakes with a magnitude of 6.5 or more was 1685.4 </text:p>
      <text:p text:style-name="P4"/>
      <text:h text:style-name="P96" text:outline-level="2">Poverty</text:h>
      <text:p text:style-name="P53">The poor will grow in number. (Al-Sharani, Mukhtasar Tazkirah al-Qurtubi, p. 455)</text:p>
      <text:p text:style-name="P53">Gains will be shared out only among the rich, with no benefit to the poor. (Tirmidhi)</text:p>
      <text:p text:style-name="P4">Obviously, that period indicated by the Prophet (saas) describes conditions in our day. If we look at past centuries, we see that the difficulties and anxiety brought about by drought, war and other calamities were temporary and limited to a particular region. However, today, the poverty and difficulty of earning a living are permanent and endemic.</text:p>
      <text:p text:style-name="P4">In the world today, poverty has reached grave proportions. The last report by UNICEF stated that one in four people of the world's population lives in 'unimaginable suffering and want.'5 1.3 billion of the world's people survive on less than $1 a day. Three billion people in the world today struggle to survive on $2 a day.6 Approximately 1.3 billion people lack safe water. 2.6 billion people are without access to adequate sanitation.7</text:p>
      <text:p text:style-name="P4"/>
      <text:h text:style-name="P96" text:outline-level="2">The collapse of moral values</text:h>
      <text:p text:style-name="P53">The Hour will come when adultery becomes widespread. (Al-Haythami, Kitab al-Fitan)</text:p>
      <text:p text:style-name="P53">The Last Hour will not be established until they (wicked people) commit adultery on the roads (public ways). (Ibn Hibban and Bazzar)</text:p>
      <text:p text:style-name="P53">Men will imitate women; and women will imitate men. (Allama Jalaluddin Suyuti, Durre-Mansoor)</text:p>
      <text:p text:style-name="P53">People will indulge in homosexuality and lesbianism. (Al-Muttaqi al-Hindi, Muntakhab Kanzul Ummaal)</text:p>
      <text:p text:style-name="P53">There will be prevalence of open illegal intercourse. (Bukhari) </text:p>
      <text:p text:style-name="P53">The Hour (Last Day) will not be established until ... murders will increase. (Al-Barzanji, Al-Isha'ah li-ashrat al-sa'ah, p. 109)</text:p>
      <text:p text:style-name="P4">In our day, there is a great danger that threatens the world's social fabric. In the same way as a virus kills the human body, this danger brings about subtle social collapse. This danger is the degradation of those moral values that help to maintain a healthy society. Homosexuality, prostitution, pre-marital and extra-marital sex, sexual misdemeanors, pornography, sexual harassment and the increase of sex-related illnesses, are a number of important indications of the collapse of moral values.</text:p>
      <text:p text:style-name="P4"><text:soft-page-break/></text:p>
      <text:h text:style-name="P96" text:outline-level="2">Hadiths on the rejection of the true religion and the moral values of the Qur'an</text:h>
      <text:p text:style-name="P54">Near the establishment of the Hour there will be days during which (religious) knowledge will be taken away (vanish) and general ignorance will spread... (Bukhari)</text:p>
      <text:p text:style-name="P54">There will be a little black trial which will not fail to afflict everyone of this community and then when people think it is finished it will start all over again. During it a man may be a believer in the morning and an unbeliever in the evening. (Abu Dawud)</text:p>
      <text:p text:style-name="P54">There will be a time when people will recite the Qur’an, but it will not go further than their throats [into their hearts]. (Muhammet Sevgili-Hasan Akdag, Son Zamanlarla ilgili Hadisler [Hadiths about the End Times], p. 61)</text:p>
      <text:p text:style-name="P54">Before the Last Hour there will be commotions like pieces of a dark night in which a man will be a believer in the morning and an infidel in the evening, or a believer in the evening and infidel in the morning. (Abu Dawud)</text:p>
      <text:p text:style-name="P54">A time will come when a man will not care about how he gets things, whether lawful or unlawful. (Bukhari)</text:p>
      <text:p text:style-name="P54">The Last Hour will not be established until there will remain those people who will neither be aware of the virtues and never prevent the vices. (Ahmad)</text:p>
      <text:p text:style-name="P54">The Last Hour will not come before Allah takes His religion away from the people of the earth, leaving no one in it but heathens who do not recognize right or object to wrong. (Reported by Abdullah ibn 'Amr ibn al-'As)</text:p>
      <text:p text:style-name="P54"/>
      <text:h text:style-name="P96" text:outline-level="2">The emergence of false prophets</text:h>
      <text:p text:style-name="P53">The Hour will not be established until about thirty liars appear, and each one of them will claim that he is Allah's Apostle… (Muslim, Kitab al-Fitan p. 43; Sunan Abu Dawud)</text:p>
      <text:p text:style-name="P4">Experts have noted that there has been a proliferation of so-called messiahs that began to appear in the 1970s and which has since increased substantially. </text:p>
      <text:p text:style-name="P108"/>
      <text:h text:style-name="P96" text:outline-level="2">The Prophet Jesus' (as) return to earth</text:h>
      <text:p text:style-name="P4">Allah did not allow the unbelievers to martyr the Prophet Jesus (as), but took him up into His Own Presence, and announced the good news to humanity that he will return to Earth in the End Times. In the Qur'an He provides information about the Prophet Jesus’ (as) return in several instances:</text:p>
      <text:p text:style-name="P4"/>
      <text:p text:style-name="P4">•<text:span text:style-name="T159"> </text:span>He says in one verse that the unbelievers who set a trap to martyr the Prophet Jesus (as) did not succeed:</text:p>
      <text:p text:style-name="P21"><text:soft-page-break/>(And We cursed them) for their saying, 'We killed the Messiah, Jesus son of Mary, Messenger of Allah.' They did not kill him and they did not crucify him but it was made to seem so to them. Those who argue about him are in doubt about it. They have no real knowledge of it, just conjecture. But they certainly did not kill him. (Surat an-Nisa': 157)</text:p>
      <text:p text:style-name="P4"/>
      <text:p text:style-name="P4">•<text:span text:style-name="T159"> </text:span>In another verse Allah says that the Prophet Jesus (as) did not die, but was taken from the human sphere into the Presence of Allah:</text:p>
      <text:p text:style-name="P21">Allah raised him up to Himself. Allah is Almighty, All-Wise. (Surat an-Nisa': 158)</text:p>
      <text:p text:style-name="P6"/>
      <text:p text:style-name="P4">•<text:span text:style-name="T159"> </text:span>In the 55th verse of Surah Al 'Imran, we learn that Allah will place the people who follow the Prophet Jesus (as) above those who disbelieve until the Day of Resurrection. It is an historical fact that, 2000 years ago, the Prophet Jesus’ (as) disciples had no political power. Christians who lived between that period and our own have believed a number of false doctrines, the chief of which is the doctrine of the Trinity. Therefore, as is evident, they will not be able to be referred to as followers of the Prophet Jesus (as), because, as Allah says in several places in the Qur'an, those who believe in the Trinity have slipped into denial. In such a case, in the time before the Hour, the true followers of the Prophet Jesus (as) will overcome the unbelievers and become the manifestation of the Divine promise contained in Surah Al 'Imran. Surely, this blessed group will be made known when the Prophet Jesus (as) returns again to earth. </text:p>
      <text:p text:style-name="P4"/>
      <text:p text:style-name="P4">•<text:span text:style-name="T159"> </text:span>Again, it is stated in the Qur'an that all the People of the Book will believe in the Prophet Jesus (as) before he dies:</text:p>
      <text:p text:style-name="P21">There is not one of the People of the Book who will not believe in him (Jesus) before he dies; and on the Day of Resurrection he will be a witness against them. (Surat an-Nisa': 159)</text:p>
      <text:p text:style-name="P4">We learn clearly from this verse that there are three Divine promises that have not yet been realized concerning the Prophet Jesus (as). First, like every other human being, the Prophet Jesus (as) will die. Second, all the People of the Book will see him in bodily form and will obey him while he is alive. There is no doubt that these two predictions will be fulfilled when the Prophet Jesus (as) comes again before the Last Day. The third prediction about the Prophet Jesus’ (as) bearing witness against the People of the Book will be fulfilled on the Last Day.</text:p>
      <text:p text:style-name="P4"/>
      <text:p text:style-name="P4"/>
      <text:p text:style-name="P4">•<text:span text:style-name="T159"> </text:span>In another verse in Surah Maryam, Allah reveals that the Prophet Jesus (as) will return to Earth in the End Times that we are living in: </text:p>
      <text:p text:style-name="P21">Peace be upon me the day I was born, and the day I die and the day I am raised up again alive. (Surah Maryam: 33)</text:p>
      <text:p text:style-name="P4">When we examine this verse together with the 55th verse of Surah Al 'Imran, we can recognize a very important fact. In the verse in Surah Al 'Imran Allah speaks about the Prophet Jesus’ (as) being raised to the Presence of Allah. In this verse, no information is given as to whether the Prophet Jesus <text:soft-page-break/>(as) died or not. But in the 33rd verse of Surah Maryam, the Prophet Jesus’ (as) death is referred to. This second death is possible only if he came to earth again and died after living here for some time. (Allah knows the truth.)</text:p>
      <text:p text:style-name="P4"/>
      <text:p text:style-name="P4">•<text:span text:style-name="T159"> </text:span>Another verse that alludes to the Prophet Jesus’ (as) return to earth reads: </text:p>
      <text:p text:style-name="P21">He will teach him (Jesus) the Book and Wisdom, and the Torah and the Gospel. (Surah Al 'Imran: 48)</text:p>
      <text:p text:style-name="P4">To understand the reference to the 'Book' mentioned in this verse, we must look at other verses in the Qur'an that are relevant to this subject: if the Book is stated in one verse together with the Torah and the Gospel, then it must mean the Qur'an. </text:p>
      <text:p text:style-name="P4">We know that the Prophet Jesus (as) knew the Torah and the Gospel during his lifetime, that is, approximately 2000 years ago. Clearly, it will be the Qur'an that he will learn when he comes to earth again.</text:p>
      <text:p text:style-name="P4"/>
      <text:p text:style-name="P18"><text:span text:style-name="T126">•</text:span><text:span text:style-name="T129"> </text:span><text:span text:style-name="T126">In verse 59 of Surah Al 'Imran, Allah reveals a very significant piece of information: </text:span><text:span text:style-name="T130">'The likeness of Jesus in Allah's Sight is the same as Adam...'</text:span><text:span text:style-name="T126"> In this verse we can see there must be a number of similarities between the two prophets. As we know, both the Prophet Adam (as) and Jesus (as) had no father, but we may draw a further similarity from the above verse, between the Prophet Adam's (as) descending to earth from Paradise and the Prophet Jesus’ (as) descent from Allah's Presence in the End Times.</text:span></text:p>
      <text:p text:style-name="P4"/>
      <text:p text:style-name="P4">•<text:span text:style-name="T159"> </text:span>Allah reveals in the Qur'an the following information about the Prophet Jesus (as): </text:p>
      <text:p text:style-name="P21">He (Jesus) is a sign of the Hour. Have no doubt about it. But follow me. This is a straight path. (Surat az-Zukhruf: 61)</text:p>
      <text:p text:style-name="P4">We know that the Prophet Jesus (as) lived six centuries before the Qur'an was revealed. Therefore, this verse must refer, not to his first life, but to his coming again during the End Times. Both the Christian and the Islamic world are eagerly awaiting the Prophet Jesus’ (as) second coming. This blessed guest's honored presence on the earth will be the important sign of the Last Day. </text:p>
      <text:p text:style-name="P4"/>
      <text:p text:style-name="P18"><text:span text:style-name="T126">•</text:span><text:span text:style-name="T129"> </text:span><text:span text:style-name="T126">Further evidence of the second coming of the Prophet Jesus (as) can be found in the use of the word </text:span><text:span text:style-name="T128">wakahlan</text:span><text:span text:style-name="T126"> in Surah Maida 110 and Surah Al 'Imran 46. In these verses, we are revealed these commands:</text:span></text:p>
      <text:p text:style-name="P23"><text:span text:style-name="T139">Remember when Allah said, 'Jesus, son of Mary, remember My blessing to you and to your mother when I reinforced you with the Purest Spirit so that you could speak to people in the cradle and when you were fully grown (</text:span><text:span text:style-name="T140">wakahlan</text:span><text:span text:style-name="T139">) ...' (Surat al-Ma'ida: 110)</text:span></text:p>
      <text:p text:style-name="P23"><text:span text:style-name="T139">He will speak to people in the cradle, and also when fully grown (</text:span><text:span text:style-name="T140">wakahlan</text:span><text:span text:style-name="T139">), and will be one of the righteous. (Surah Al 'Imran: 46)</text:span></text:p>
      <text:p text:style-name="P4">This word occurs only in these two verses and only in reference to the Prophet Jesus (as). The word is used to describe the Prophet Jesus’ (as) more mature age. The word refers to the age between 30 and 50, that is, to the end of youth and the beginning of old age. Islamic scholars are <text:soft-page-break/>agreed in translating this word to refer to a period after the age of 35.</text:p>
      <text:p text:style-name="P4">Islamic scholars rely on a tradition related by Ibn Abbas to the effect that the Prophet Jesus (as) was raised to the Presence of Allah when he was young, that is, at the beginning of his 30s, and that when he comes to earth again, he will have 40 years left to live. The Prophet Jesus (as) will progress into his old age after he has returned to earth, so this verse may be said to be a proof of his second coming to earth.8</text:p>
      <text:p text:style-name="P4"/>
      <text:h text:style-name="P95" text:outline-level="2"><text:span text:style-name="T39">The Prophet (saas) told of the Prophet Jesus’ (as)</text:span><text:span text:style-name="T41"> </text:span><text:span text:style-name="T39">second coming</text:span></text:h>
      <text:p text:style-name="P18"><text:span text:style-name="T126">There are a few hadiths from the Prophet (saas) that refer to the second coming of the Prophet Jesus (as). The Islamic scholar Shawkani stated that there are 29 hadiths about the Prophet Jesus’ (as) return, and that the information contained in these hadiths could not have been falsified. </text:span><text:span text:style-name="T128">(Ibn Majah)</text:span><text:span text:style-name="T126"> (For further details, see, Harun Yahya, The Prophet Jesus (pbuh) Did Not Die)</text:span></text:p>
      <text:p text:style-name="P53">By Him in Whose Hands my soul is, son of Mary, Jesus, will shortly descend amongst you people (Muslims) as a just ruler. (Bukhari)</text:p>
      <text:p text:style-name="P53">The Hour will not be established until the son of Mary (i.e. the Prophet Jesus [as]) descends amongst you as a just ruler. (Bukhari)</text:p>
      <text:p text:style-name="P4">The Prophet (saas) tells what the Prophet Jesus (as) will do when he returns: </text:p>
      <text:p text:style-name="P53">Jesus (as), son of Mary (as), will descend, rule for 40 years with the book of Allah and my sunnah, and die. (Al-Muttaqi al-Hindi, Al-Burhan fi Alamat al-Mahdi Akhir al-Zaman)</text:p>
      <text:p text:style-name="P53">Jesus (as), son of Mary (as), will be a just judge and just ruler (in my community), break and crush the cross [annul the worship of the cross] and kill the pig [inform that eating pork is forbidden]... The earth will be so filled of peace as a vessel is filled with water. The entire world shall recite and follow one and the same Word and none shall be worshipped except Allah. (Ibn Majah)</text:p>
      <text:p text:style-name="P59"/>
      <text:h text:style-name="Tr_20_Heading_20_1" text:outline-level="1"><text:span text:style-name="Heading_20_1_20_Char"><text:span text:style-name="T191">THE END TIMES AND THE EMERGENCE OF HAZRAT MAHDI (AS)</text:span></text:span></text:h>
      <text:p text:style-name="P43"><text:span text:style-name="T67">Some important explanations about the End Times are as follows: During the terrible disorder of the final times, Allah will use a servant having superior morality known as the Mahdi (the guide to the truth), to invite humanity back to the right path. Hazrat Mahdi's (as) first task will be to wage a war of ideas within the Islamic world and to turn those Muslims who have moved away from Islam's true essence back to true belief and morality. At this point, he has three basic tasks:</text:span></text:p>
      <text:p text:style-name="P19">1. Tearing down all philosophical systems that deny Allah's Existence and support atheism.</text:p>
      <text:p text:style-name="P42">2. Intellectually fighting superstition by freeing Islam from the yoke of those hypocritical individuals who have corrupted it, and then revealing and implementing true Islamic morality based on the Qur'an.</text:p>
      <text:p text:style-name="P42">3. Strengthening the entire Islamic world, both politically and socially, and then bringing about peace, security and well-being in addition to solving societal problems.</text:p>
      <text:p text:style-name="P42">According to many hadiths, the Prophet Jesus (as) will return to Earth at the same time, and will call upon all Christians and Jews, in particular, to abandon their current superstitions and to live by the Qur'an. As the Christians hearken to him, the Islamic and Christian worlds will come together in one faith, and the world will experience that period of great peace, security, happiness, and well-being known as the Golden Age.</text:p>
      <text:p text:style-name="P41"/>
      <text:h text:style-name="P95" text:outline-level="2">Signs of HAZRAT Mahdi's (AS)emergence</text:h>
      <text:p text:style-name="P41"/>
      <text:h text:style-name="P97" text:outline-level="3">Pervasive corruption</text:h>
      <text:p text:style-name="P42">While a corrupt environment enables believers with strong faith to increase their faith and patience, and their rewards in the Hereafter, it may lead those with weak and superficial faith to lose their faith or weaken it further. Hazrat Mahdi (as) will come when the existing corrupt environment is extremely intense and severe.</text:p>
      <text:p text:style-name="P53">Hazrat Mahdi (as), one of my children, comes into being, by the blessing of Allah, upon the approach of the Day of Judgment; the weakening of the believers' hearts because of death, hunger, fitnah and the disappearance of the Sunnah; and the emergence of innovations and the loss of means by which to enjoin the right and forbid the wrong. His justice and prosperity will ease the believers' hearts, and friendship and love will settle between the non-Arab and the Arab nations. (Al-Muttaqi al-Hindi, Al-Burhan fi Alamat al-Mahdi Akhir az-Zaman, p. 66)</text:p>
      <text:p text:style-name="P53">Disorder, strife, and fear will emerge in the Magrib (west)... Strife will proliferate. (Ash-Sharani, Mukhtasar Tazkirah al-Qurtubi, p. 440)</text:p>
      <text:p text:style-name="P53">A kind of corruption will surface from which no party will be able to protect itself, and spread immediately in every direction. This situation will persist until one comes and says: “O people, from <text:soft-page-break/>now on your leader is Hazrat Mahdi (as).” (Ibn Hajar al-Haythami, Al-Qawl al-Mukhtasar fi `Alamat al-Mahdi al-Muntadhar, p. 23)</text:p>
      <text:p text:style-name="P48">Our Prophet (saas) speaks of a corruption that will touch everybody and spread quickly. In other words, a certain type of corruption that is known to everybody and opposes religion and Allah will target the people's faith. Today, materialist philosophy is the largest and most comprehensive trend designed to foolishly deny Allah's Existence and creation. Underlying this philosophy is the 'theory of evolution,' which provides it with a self-proclaimed 'scientific' basis. Even though it is not based on any scientific and logical evidence, certain materialist circles throughout the world continue to work for its acceptance by using methods associated with strong propaganda, deceit, and even fraud. </text:p>
      <text:p text:style-name="P4">Today, as this theory has penetrated almost every household by means of both the press and television, almost everyone in the Muslim world and everywhere else has heard of it. This theory is first presented as a so-called fact when people are children by means of countless lies and deceit. As they grow older, they continue to be misled by such funny nonsense that they, and humanity as a whole, came into being merely as a result of coincidences and that they descended from monkeys. Youths of all age are brainwashed at all stages of their education by evolutionist lies.</text:p>
      <text:p text:style-name="P18"><text:span text:style-name="T126">There is a noteworthy point here. As our Prophet (saas) noted in one of his hadiths, corruption's global pervasiveness and rapid spread can materialize only when suitable technological means are available, as they are today (e.g., the press, publications, broadcasting, the Internet, and satellite communication). As the relevant technology did not exist in the past, corruption could not spread throughout the world. As a result, no other worldwide corruption that had declared war against Allah's Existence, creation, and religion was seen in the past. All of these are among the important signs that Hazrat Mahdi's (as)</text:span><text:span text:style-name="T127"> </text:span><text:span text:style-name="T126">advent coincides with the present time.</text:span></text:p>
      <text:p text:style-name="P4"/>
      <text:h text:style-name="P98" text:outline-level="3">Religious prohibitions gaining acceptance</text:h>
      <text:p text:style-name="P112"><text:span text:style-name="T126">The prevailing lifestyle in some societies of our own time, which has spread so widely in the last several decades and makes no distinction between what religion prohibits and allows, while tolerating all kinds of debauchery, reflects the environment depicted in the hadiths. Several hadiths describe this dark environment, the harbinger of Hazrat Mahdi's (as)</text:span><text:span text:style-name="T127"> </text:span><text:span text:style-name="T126">emergence, as follows:</text:span></text:p>
      <text:p text:style-name="P56"><text:span text:style-name="T76">Hazrat Mahdi (as) will not emerge until disbelief invades everywhere and is openly committed in public. What rules in such times is… the invasion by disbelief. That is its power. (Imam Rabbani, Letters of Rabbani, 2:259) </text:span></text:p>
      <text:p text:style-name="P53">Hazrat Mahdi (as) will emerge after the appearance of such vile corruption, whereby all prohibitions are regarded as lawful. (Al-Haythami, Al-Qawl al-Mukhtasar fi `Alamat al-Mahdi al-Muntadhar, p. 23)</text:p>
      <text:p text:style-name="P53"/>
      <text:h text:style-name="P97" text:outline-level="3">Iran-Iraq War</text:h>
      <text:p text:style-name="P111">The following hadith reveals an important war that will take place in the End Times:</text:p>
      <text:p text:style-name="P53"><text:soft-page-break/>There will be tumult in Shawwal (the tenth Islamic month), talks of war in Dhul-Qa`dah (the eleventh Islamic month), and the outbreak of war in Dhul-Hijjah (the twelfth month). (Muhammad ibn ‘Abd al-Rasul Barzanji, Al-Isha‘ah li-ashrat al-sa‘ah, p. 166)</text:p>
      <text:p text:style-name="P48">The three months referred to in this hadith coincide with the months during which the Iran-Iraq war developed. The first uprising against the Shah took place on 5 Shawwal 1398 (8 September 1976), as indicated in the hadith, and a full-blown war broke out between Iran and Iraq in Dhu'l-Hijjah 1400 (October 1980).</text:p>
      <text:p text:style-name="P4">Another hadith describes the details of this war as follows:</text:p>
      <text:p text:style-name="P53">A nation/tribe will come from the Farsi direction, saying: 'You Arabs! You have been too zealous! If you don't give them their due rights, nobody will have an alliance with you... It must be given to them one day and to you the following day, and mutual promises must be kept...' They will be going up Mutekh; Muslims will be coming down to the plain... Mushrikun (idolaters) will be standing over there on the bank of a black river (Rakabeh) on the other side. There will be a war between them. Allah will deprive both armies of a victory... (Muhammad ibn 'Abd al-Rasul Barzanji, Al-Isha'ah li-ashrat al-sa'ah, p. 179)</text:p>
      <text:p text:style-name="P57"><text:span text:style-name="T159"><text:s/></text:span>- Those coming from the Farsi direction: those coming from the Iranian side </text:p>
      <text:p text:style-name="P4">- Farsi: Iran, Iranian</text:p>
      <text:p text:style-name="P4">- Coming down to the plain: Plain, Iranian Plain </text:p>
      <text:p text:style-name="P4">- Mutekh: Name of a mountain in the region </text:p>
      <text:p text:style-name="P4">- Rakabeh: Region where the oil wells are concentrated </text:p>
      <text:p text:style-name="P4">This hadith may draw attention to the outbreak of a racial dispute that would cause both sides to come down to the plain (Iranian Plain) and wage war. Further, as noted in the hadith, the Iran-Iraq war lasted for 8 years and, despite the many thousands of casualties, neither side could claim victory or a decisive superiority.</text:p>
      <text:p text:style-name="P4"/>
      <text:h text:style-name="P98" text:outline-level="3">The Occupation of Afghanistan</text:h>
      <text:p text:style-name="P104">Pity poor Taliqan (a region in Afghanistan) that at that place are treasures of Allah, but these are not of gold and silver. (Al-Muttaqi al-Hindi, Al-Burhan fi Alamat al-Mahdi Akhir al-zaman, p. 59)</text:p>
      <text:p text:style-name="P48">There is an indication that Afghanistan will be occupied during the Last Days. The Russian invasion of Afghanistan took place in 1979 (1400, according to the Islamic calendar).</text:p>
      <text:p text:style-name="P4">In addition, this hadith draws attention to Afghanistan's material riches. Today, large oil deposits, iron basins, and coal mines that have not been commercially exploited yet have been detected there.</text:p>
      <text:p text:style-name="P4"/>
      <text:h text:style-name="P98" text:outline-level="3">Stopping the flow of the Euphrates river</text:h>
      <text:p text:style-name="P109"><text:span text:style-name="T126">Stopping and interrupting the flow of the Euphrates river is one sign of Hazrat Mahdi's (as)</text:span><text:span text:style-name="T127"> </text:span><text:span text:style-name="T126">emergence.</text:span></text:p>
      <text:p text:style-name="P104">Soon the river Euphrates will disclose the treasure (the mountain) of gold, so whoever will be present at that time should not take anything of it. (Bukhari)</text:p>
      <text:p text:style-name="P53">It (the Euphrates) will uncover a mountain of gold (under it). (Abu Dawud)</text:p>
      <text:p text:style-name="P49"><text:soft-page-break/><text:span text:style-name="T67">Many respected books of hadith mention both of these events. Al-Suyuti mentions this hadith as 'the stopping of water.' Indeed, the Keban Dam has stopped the flow of the River Euphrates.</text:span></text:p>
      <text:p text:style-name="P4">The surrounding land has become as valuable as gold for various reasons, such as electricity production and higher soil fertility through the irrigation and transport facilities that Keban dam has made possible. </text:p>
      <text:p text:style-name="P4">The Keban dam and the others constructed over the River Euphrates resemble a concrete mountain, and wealth as valuable as gold comes out of it. Therefore, dam takes on the properties of 'the golden mountain.' (Allah knows the truth.)</text:p>
      <text:p text:style-name="P4"/>
      <text:h text:style-name="P98" text:outline-level="3">Eclipse of the Moon and Sun in Ramadan</text:h>
      <text:p text:style-name="P109"><text:span text:style-name="T141">There are two signs for Hazrat Mahdi (as)... The first one is the lunar eclipse in the first night of Ramadan, and the second is the solar eclipse in the middle of this month.</text:span><text:span text:style-name="T126"> </text:span><text:span text:style-name="T141">(Ibn Hajar al-Haythami, Al-Qawl al-Mukhtasar fi `Alamat al-Mahdi al-Muntazar, p. 49)</text:span></text:p>
      <text:p text:style-name="P56"><text:span text:style-name="T76">There will be two solar eclipses in Ramadan before Hazrat Mahdi’s (as) advent. (Ash-Sharani, Mukhtasar Tazkirah al-Qurtubi, p. 440)</text:span></text:p>
      <text:p text:style-name="P53">... The solar eclipse in the middle of Ramadan, and the lunar eclipse at the end... (Al-Muttaqi al-Hindi, Al-Burhan fi Alamat al-Mahdi Akhir al-zaman, p. 37)</text:p>
      <text:p text:style-name="P56"><text:span text:style-name="T79">It has reached me that before Hazrat Mahdi (as)</text:span><text:span text:style-name="T80"> </text:span><text:span text:style-name="T79">emerges the moon will be eclipsed twice in Ramadan. (Related by Abu Nu'aym in al-Fitan)</text:span></text:p>
      <text:p text:style-name="P57">We understand that there will be solar and lunar eclipses during Ramadan, these will be spaced about 14-15 days apart, and the eclipses will be repeated twice.</text:p>
      <text:p text:style-name="P4">In line with these calculations, there was a lunar eclipse in 1981 (Hijri 1401) on the 15th day of Ramadan, and a solar eclipse on the 29th day of the month. There was a "second" lunar eclipse in 1982 (Hijri 1402) on the 14th day of Ramadan, and a solar eclipse on the 28th day of the month.</text:p>
      <text:p text:style-name="P4">It is also particularly significant that in that particular instance, there was a full lunar eclipse in the middle of Ramadan, a most striking prophecy. </text:p>
      <text:p text:style-name="P18"><text:span text:style-name="T126">The occurrence of these incidents during the same period coinciding with the signs of Hazrat Mahdi's (as)</text:span><text:span text:style-name="T127"> </text:span><text:span text:style-name="T126">emergence, and their miraculous recurrence at the onset of the Islamic 1400s for two consecutive years (1401-02) makes it possible for these events to be the signs foretold in the hadiths.</text:span></text:p>
      <text:p text:style-name="P18"><text:span text:style-name="T126">Moreover, an astoundingly similar eclipse occurred in the years 2002 and 2003.</text:span></text:p>
      <text:p text:style-name="P4"/>
      <text:p text:style-name="P44"><text:span text:style-name="T70">ACTUAL ECLIPSE <text:s text:c="31"/></text:span><text:span text:style-name="T71">DATE</text:span></text:p>
      <text:p text:style-name="P43"><text:span text:style-name="T70">Lunar Eclipse</text:span><text:span text:style-name="T67"> <text:s text:c="28"/>November 20, 2002</text:span></text:p>
      <text:p text:style-name="P42">In Hijri 1423 (in the middle of Ramadan)</text:p>
      <text:p text:style-name="P42"/>
      <text:p text:style-name="P42">15 days later</text:p>
      <text:p text:style-name="P43"><text:span text:style-name="T70">Solar Eclipse</text:span><text:span text:style-name="T67"> <text:s text:c="32"/>December 4, 2002</text:span></text:p>
      <text:p text:style-name="P42">In Hijri 1423 (at the end of Ramadan)</text:p>
      <text:p text:style-name="P42"/>
      <text:p text:style-name="P43"><text:soft-page-break/><text:span text:style-name="T70">Lunar Eclipse</text:span><text:span text:style-name="T67"> <text:s text:c="30"/>November 9, 2003</text:span></text:p>
      <text:p text:style-name="P42">In Hijri 1424 (in the middle of Ramadan)</text:p>
      <text:p text:style-name="P42"/>
      <text:p text:style-name="P42">15 days later</text:p>
      <text:p text:style-name="P43"><text:span text:style-name="T70">Solar Eclipse</text:span><text:span text:style-name="T67"> <text:s text:c="30"/>November 23, 2003</text:span></text:p>
      <text:p text:style-name="P42">In Hijri 1424 (at the end of Ramadan)</text:p>
      <text:p text:style-name="P42"/>
      <text:h text:style-name="P97" text:outline-level="3">The rise of a comet</text:h>
      <text:p text:style-name="P109"><text:span text:style-name="T141">A star with a luminous tail will rise from the East before Hazrat Mahdi (as)</text:span><text:span text:style-name="T142"> </text:span><text:span text:style-name="T141">emerges. (Muhammad ibn ‘Abd al-Rasul Barzanji, Al-Isha‘ah li-ashrat al-sa‘ah, p. 200)</text:span></text:p>
      <text:p text:style-name="P56"><text:span text:style-name="T76">Before he arrives, a comet will appear in the east, giving out an illumination. (Ibn Hajar al-Haythami, Al-Qawl al-Mukhtasar fi Alamat al-Mahdi al-Muntadhar, p. 53)</text:span></text:p>
      <text:p text:style-name="P56"><text:span text:style-name="T81">The rise of that star will occur after the eclipse of the Sun and the Moon.</text:span><text:span text:style-name="T72"> </text:span><text:span text:style-name="T81">(Al-Muttaqi al-Hindi, Al-Burhan fi Alamat al-Mahdi Akhir al-zaman, p. 32)</text:span></text:p>
      <text:p text:style-name="P57">As referred to in the hadiths;</text:p>
      <text:p text:style-name="P4">In 1986 (Hijri 1406), Halley's comet passed by Earth. The comet is a bright, shining star that travels from East to West. This happened after the lunar and solar eclipses of 1981 and 1982 (Hijri 1401-1402).</text:p>
      <text:p text:style-name="P18"><text:span text:style-name="T126">The concurrence of this star's rise with other signs of Hazrat Mahdi's (as)</text:span><text:span text:style-name="T127"> </text:span><text:span text:style-name="T126">emergence indicates that Halley's comet is the star pointed to in the hadith.</text:span></text:p>
      <text:h text:style-name="P97" text:outline-level="3"><text:span text:style-name="T39">The appearance of a double-tailed comet resembling a horn</text:span></text:h>
      <text:p text:style-name="P84"/>
      <text:p text:style-name="P56"><text:span text:style-name="T76">"When Abbasi Malik arrives at Khorasan, one of the signs of the coming of the promised Hazrat Mahdi (as), a double-toothed, light-shedding horn will appear in the East." (Imam Rabbani, Maktubat, Letter 381, p. 1184)</text:span></text:p>
      <text:p text:style-name="P48">The expression “a double-toothed, light-shedding horn,“ described by our Prophet (saas) in the hadith as a sign of the coming of the awaited Hazrat Mahdi (as) in the End Times refers to the comet Lulin, which came closest to the Earth on February 24, 2009. The way that the terms in the hadith completely fit the characteristics of the comet Lulin is a great miracle and glad tidings for believers awaiting the coming of Hazrat Mahdi (as).</text:p>
      <text:p text:style-name="P1">... double-toothed...:</text:p>
      <text:p text:style-name="P1">The fact that the tail of the comet Lulin is forked completely matches the term double-toothed in the hadith.</text:p>
      <text:p text:style-name="P1">... light-shedding...:</text:p>
      <text:p text:style-name="P1">The term “light-shedding” in the hadith refers to the brightness of the comet Lulin, which exceeded that of six stars as it approached the Earth. </text:p>
      <text:p text:style-name="P1">... a horn...:</text:p>
      <text:p text:style-name="P3"><text:soft-page-break/>The main distinguishing feature between Lulin and other comets is that as well as the comet having a tail in the rear of its body, it also has a tail in the front. Examination of photographs of Lulin and its two tails immediately put one in mind of a horn.</text:p>
      <text:p text:style-name="P3">The hadith further describes this comet:</text:p>
      <text:p text:style-name="P53">“The course of the constant is from West to East... Its daily passage, on the other hand, is from East to West.” (Imam Rabbani, Maktubat, Letter 381, p. 1184)</text:p>
      <text:p text:style-name="P57">This refers to the movement of heavenly bodies, which information is in full agreement with the astronomical findings of the 20th century. Indeed, all heavenly bodies travel from West to East.</text:p>
      <text:p text:style-name="P1">However, the expression “Its daily passage, on the other hand, ...” indicates that the comet Lulin, as opposed to all other heavenly bodies, travel from East to West.</text:p>
      <text:p text:style-name="P1">The fact that these characteristics, seen in no other heavenly body, applies to the comet Lulin and that this was described fourteen centuries ago by our Prophet (saas) as a portent of the coming of Hazrat Mahdi (as) is a great miracle.</text:p>
      <text:h text:style-name="P94" text:outline-level="2"/>
      <text:h text:style-name="P98" text:outline-level="3">Storming the Ka`ba and the subsequent bloodshed</text:h>
      <text:p text:style-name="P104">The year in which he [Hazrat Mahdi (as)] will emerge, people will perform hajj together and gather without an imam. The Hajjis will be looted, and there will be a battle at Mina in which many will be slain and blood will flow until it runs over the Jamra al-'Aqaba. [Jamra: a stone pillar representing satan that is stoned during the pilgrimage.] (Narrated by `Amr ibn Shu`ayb, al-Hakim and Nu`aym ibn Hammad, Al-Barzanji, Al-Isha'ah li-ashrat al-sa'ah, p. 169) </text:p>
      <text:p text:style-name="P104">People make pilgrimage without an imam leading them. Big wars break out when they come down to Mina, and they are entwined just the way dogs entwine, and tribes attack on each other. This strife is so widespread that legs are buried in lakes of blood. (Al-Muttaqi al-Hindi, Al-Burhan fi Alamat al-Mahdi Akhir al-zaman, p. 35) </text:p>
      <text:p text:style-name="P49"><text:span text:style-name="T67">The phrase 'the year in which he will emerge' draws attention to a massacre that will occur on the date of Hazrat Mahdi's (as)</text:span><text:span text:style-name="T68"> </text:span><text:span text:style-name="T67">emergence. In 1979, a massacre very like this one occured during the Ka'ba raid, which took place during the pilgrimage month. It is very interesting that this raid occurred at the very beginning of the period during which the signs of Hazrat Mahdi's (as)</text:span><text:span text:style-name="T68"> </text:span><text:span text:style-name="T67">advent appeared, that is, the first day of the Islamic year 1400 (21 November 1979). </text:span></text:p>
      <text:p text:style-name="P49"><text:span text:style-name="T67">The hadiths also mention bloodshed and massacres. The killing of 30 people during the clashes between Saudi soldiers and attacking militants during the raid confirms the rest of this hadith.</text:span></text:p>
      <text:p text:style-name="P4">Seven years later, an even bloodier incident happened during the pilgrimage. In this incident, 402 demonstrating pilgrims were killed, and vast amounts of blood was shed. Both the Saudi soldiers and the Iranian pilgrims committed great sins, for they killed one another. These bloody incidents have great parallels to the environment described in the hadith. </text:p>
      <text:p text:style-name="P109"><text:span text:style-name="T141">There come the cries of war in (the month of) Shawwal with the outbreak of war, massacre, and carnage in (the month of) Dhu'l-Hijja. The pilgrims are plundered in this month, the streets cannot be crossed because of the blood shed, and religious prohibitions are violated. Big sins are committed near </text:span><text:soft-page-break/><text:span text:style-name="T141">al-Bayt al-Mu`addham (the Ka`ba). (Al-Muttaqi al-Hindi, Al-Burhan fi Alamat al-Mahdi Akhir al-zaman, p. 37)</text:span></text:p>
      <text:p text:style-name="P4">This hadith draws attention to the incidents that will occur near the Ka`ba. The incidents during 1407 actually took place near the Ka`ba, and not inside it, unlike the event of 1400. Both incidents happened just like the hadiths indicated that they would. </text:p>
      <text:p text:style-name="P4"/>
      <text:h text:style-name="P97" text:outline-level="3">Sighting a flare in the East</text:h>
      <text:p text:style-name="P104">... the emergence of a big flare, which is seen in the east, in the sky for three nights; the sighting of an extraordinary redness, not as red as the usual color of the dawn; and its spread over the horizon. (Al-Muttaqi al-Hindi, Al-Burhan fi Alamat al-Mahdi Akhir az-Zaman, p. 32)</text:p>
      <text:p text:style-name="P104">I swear that a flame will engulf you. That flame is presently in an extinguished state in the valley called Berehut. That flame swallows up people with terrible pain inside it, burns down and destroys people and property, and spreads all over the world by flying like a cloud with the assistance of winds. Its heat at night is much higher than its daytime temperature. By going as deep as the center of Earth from above the heads of people, that flame becomes a terrible noise, just like the lightning between the ground and the sky. (Ash-Sharani, Mukhtasar Tazkirah al-Qurtubi, p. 461) (Al-Barzanji, Al-Isha'ah li-ashrat al-sa'ah, p. 289)</text:p>
      <text:p text:style-name="P56"><text:span text:style-name="T67">A brief explanation of this flame, a sign of Hazrat Mahdi's (as)</text:span><text:span text:style-name="T68"> </text:span><text:span text:style-name="T67">advent, is as follows:</text:span></text:p>
      <text:p text:style-name="P57">In July 1991, after Iraq's invasion of Kuwait, a huge fire spread through Kuwait and the Persian Gulf after the Iraqis fired Kuwait's oil wells.</text:p>
      <text:p text:style-name="P18"><text:span text:style-name="T126">In addition, in the first part of the hadith the Prophet (saas)</text:span><text:span text:style-name="T127"> </text:span><text:span text:style-name="T126">says that the flame 'is in an extinguished state.' Given that the flame is the result of burning an inflammable substance, what waits in an extinguished state is not the flame itself but the material to be burnt by the flame.</text:span></text:p>
      <text:p text:style-name="P4">In this context, this may mean underground oil. Berehut is the name of a well—an oil well. When the time comes, oil extracted from these wells will become a fire ready to be burned.</text:p>
      <text:p text:style-name="P4"/>
      <text:h text:style-name="P98" text:outline-level="3">A sign out of the Sun</text:h>
      <text:p text:style-name="P104">He [Hazrat Mahdi (as)] will not come unless a sign emerges out of the Sun. (Ibn Hajar al-Haythami, Al-Qawl al-Mukhtasar fi Alamat al-Mahdi al-Muntadhar, p. 49)</text:p>
      <text:p text:style-name="P104">Hazrat Mahdi (as) will not emerge unless the Sun rises as a sign. (Ibn Hajar al-Haythami, Al-Muttaqi al-Hindi, Al-Burhan fi Alamat al-Mahdi, p. 33)</text:p>
      <text:p text:style-name="P57">The large explosions detected on the Sun during the twentieth century may well be this sign.</text:p>
      <text:p text:style-name="P48">Also, the August 11, 1999 solar eclipse was the last of the century. It was the first time that so many people had been able to watch and study an eclipse for so long. The greatest solar eclipse of this century took place on 22 July, 2009. Lasting for 6 minutes and 30 seconds, this eclipse was the longest solar eclipse since that lasting 6 minutes and 53 seconds on 11 July, 1991. Calculations show that there will be no longer solar eclipse than this until 2132.</text:p>
      <text:p text:style-name="P4"/>
      <text:h text:style-name="P98" text:outline-level="3"><text:soft-page-break/>The Rebuilding of Ruined Places</text:h>
      <text:p text:style-name="P10">The rebuilding of the ruined places in the world, and the ruination of constructed places are signs and portents of the Last Day. (Agreed Upon)</text:p>
      <text:p text:style-name="P104"/>
      <text:h text:style-name="P97" text:outline-level="3">Various hadiths reveal that the Qur'an refers to Hazrat Mahdi (as)</text:h>
      <text:p text:style-name="P53">Hazrat Mahdi (as) will rule the world just like the Prophet Solomon (as) and Dhu’l-Qarnayn (as). (Ibn Hajar al-Haythami, Al-Qawl al-Mukhtasar fi `Alamat al-Mahdi al-Muntadhar, p. 30)</text:p>
      <text:p text:style-name="P104">The Companions of the Cave (Ashab al-Kahf) will be Hazrat Mahdi’s (as) followers. (Al-Muttaqi al-Hindi, Al-Burhan fi Alamat al-Mahdi Akhir az-Zaman, p. 59) </text:p>
      <text:p text:style-name="P53">Their [Hazrat Mahdi’s (as) followers’] number is as many as those who crossed the river with Saul. (Al-Muttaqi al-Hindi, Al-Burhan fi Alamat al-Mahdi Akhir az-Zaman, p. 57)</text:p>
      <text:p text:style-name="P59"/>
      <text:h text:style-name="P90" text:outline-level="1">THE GOLDEN AGE</text:h>
      <text:h text:style-name="P95" text:outline-level="2">The Prophet (saas) describes the End Times with its heavenly features</text:h>
      <text:p text:style-name="P48">Many hadiths indicate the existence of a period when the Qur'an's moral values will pervade Earth. This period, known as the Golden Age, will last for more than half a century and, in many ways, will resemble 'the Blessed Period' of our Prophet (saas).</text:p>
      <text:p text:style-name="P117">According to one hadith, people will be so content that they will spend their days with no idea as to how time passes and how one day turns into the next. They will pray to Allah to prolong their lives in order to receive more benefits from these graces. Another Prophetic hadith reads as follows:</text:p>
      <text:p text:style-name="P104">The younger ones wish they were grown-ups, while the adults wish they were younger... The good become even more good, and even the wicked ones are treated well. (Al-Muttaqi al-Hindi, Al-Burhan fi Alamat al-Mahdi Akhir al-zaman, p. 17)</text:p>
      <text:p text:style-name="P10"/>
      <text:h text:style-name="P95" text:outline-level="2">Unprecedented Abundance </text:h>
      <text:p text:style-name="P49"><text:span text:style-name="T67">In many hadiths the Prophet (saas)</text:span><text:span text:style-name="T68"> </text:span><text:span text:style-name="T67">states that there will be an unprecedented abundance of crops and goods, all of which will be distributed without measure: </text:span></text:p>
      <text:p text:style-name="P109"><text:span text:style-name="T141">During this (period), my ummah (people) will lead a kind of comfortable and carefree life that they have never known before. (The land) will bring forth its yield and will not hold anything back... (Ibn Majah)</text:span></text:p>
      <text:p text:style-name="P104">There would be a successor in the last (period) of my community who would freely give handfuls of wealth to the people without counting it. (Sahih Muslim, Book 41, 6961)</text:p>
      <text:p text:style-name="P61">The inhabitants of the heavens and the inhabitants of the earth will be pleased with him and such plants will be produced by the earth that the living will wish the dead could come back to life. (At-Tabarani and Abu Nu'aym)</text:p>
      <text:p text:style-name="P61">The land will turn like the silver tray growing vegetation... (Ibn Majah) </text:p>
      <text:p text:style-name="P60"/>
      <text:h text:style-name="P95" text:outline-level="2">Technological developments will provide abundance in the Golden Age</text:h>
      <text:p text:style-name="P104">People will reap seven hundred measures of wheat when they sow one measure… A man will sow a few handfuls of seed and reap 700… Although much rain falls, not a drop will be wasted. (Al-Barzanji, Al-Isha'ah li-ashrat al-sa'ah, p. 164; Al-Muttaqi al-Hindi, Al-Burhan fi Alamat al-Mahdi Akhir az-Zaman, p. 24) </text:p>
      <text:p text:style-name="P118">This hadith refers to an increase in agricultural production that will occur in the End Times by transitioning to modern agriculture, developing new agricultural techniques, improving seed stocks, <text:soft-page-break/>and using rainwater more efficiently by constructing new dams and artificial lakes. </text:p>
      <text:p text:style-name="P116"/>
      <text:h text:style-name="P95" text:outline-level="2">The high cost of living and poverty will end </text:h>
      <text:p text:style-name="P120">As the Golden Age will be a time of welfare and great wealth, all people will receive more than they demand. Nothing will be measured or counted.</text:p>
      <text:p text:style-name="P117">Our Prophet (saas) said that his people will live in blessings, especially during the Golden Age: </text:p>
      <text:p text:style-name="P104">A time will come when a person, with his golden alms in his hand, will go around, finding no one (in need) who is willing to receive the alms. (Mukhtasar Tazkirah Qurtubi) </text:p>
      <text:p text:style-name="P109"><text:span text:style-name="T141">Then will my Ummah be blessed, the number of animals will increase and the land will bear its fruits. (Ibn Hajar al-Haythami, Al-Qawl al-Mukhtasar fi `Alamat al-Mahdi al-Muntazar, p. 26)</text:span></text:p>
      <text:p text:style-name="P104">Definitely possessions will be in abundance then, flowing like water. Yet no one will (condescend) to take any. (Mukhtasar Tazkirah Qurtubi) </text:p>
      <text:p text:style-name="P50"/>
      <text:h text:style-name="P95" text:outline-level="2">Religion will be restored to its original state</text:h>
      <text:p text:style-name="P84">Another news revealed by the Hadith literature regarding the End Times is that the original religion will no longer be misunderstood. In the Golden Age, all heretical misunderstandings that entered Islam after the Prophet (saas) will be eliminated, and the original religion will be restored. Just as in the time of the Prophet (saas), the requirements of the religion will be fulfilled.</text:p>
      <text:p text:style-name="P83"><text:span text:style-name="T6">After the demise of our Prophet (saas) and his Companions, unrelated heresies and forms of worship were introduced into the original religion. Despite the best efforts of true Muslims to eliminate these fabrications, some practices done in the name of Islam today are not based upon the Qur'an. </text:span></text:p>
      <text:p text:style-name="P83"><text:span text:style-name="T39">As the Qur'an and the Sunnah of the Prophet (saas)</text:span><text:span text:style-name="T41"> </text:span><text:span text:style-name="T39">are the only sources that can distinguish between the correct and mistaken practices, only their guidance can expose and remove these fabricated heresies. This way, the true religion will resurface. </text:span></text:p>
      <text:p text:style-name="P84">In the End Times, Allah will restore the religion to its original state and make the Qur'an's morality prevail. When this time comes, He will remove all deviations that hinder people from living by His religion, and will purify Islam from all heresies, false beliefs, and forms of worship.</text:p>
      <text:h text:style-name="P92" text:outline-level="1"><text:span text:style-name="Heading_20_1_20_Char"><text:span text:style-name="T191">SIGNS OF THE END TIMES FROM SURAT AL-KAHF</text:span></text:span></text:h>
      <text:p text:style-name="P7"/>
      <text:h text:style-name="P95" text:outline-level="2">The Prophet Muhammad (saas) highlighted this sura</text:h>
      <text:p text:style-name="P84">Many Prophetic hadiths connect Surat al-Kahf with the End Times. Some of these are given below:</text:p>
      <text:p text:style-name="P83">Related by An-Nawwas ibn Sam'an:</text:p>
      <text:p text:style-name="P79">He who among you will survive to see him (the dajjal) should recite over him the opening verses of Surah al-Kahf. (Muslim) </text:p>
      <text:p text:style-name="P84">Related by Abu Umamah al-Bahili:</text:p>
      <text:p text:style-name="P79">Whoever enters his [the dajjal's] hell, let him seek refuge with Allah and recite the opening verse of Surat al-Kahf, and it will become cool and peaceful for him, as the fire became cool and peaceful for the Prophet Abraham (as). (Ibn Kathir)</text:p>
      <text:p text:style-name="P10"/>
      <text:h text:style-name="P95" text:outline-level="2">Signs and secrets about the End Times</text:h>
      <text:p text:style-name="P4">One reason why the Prophet (saas) recommends that believers read Surat al-Kahf is that it contains very important signs about the End Times, such as those that are required to defend and fight against the dajjal and the irreligious movements that bring so much evil to humanity, and which he wants to spread around the world. It also contains many lessons for Muslims. Our Prophet's (saas) recommendation to memorize and to read this surah attentively is a clear indication of this. As we will see throughout this chapter, the experiences of the Companions of the Cave (Ashab al-Kahf), who lived in an unbelieving society, the lessons that the Prophet Moses (as) learned from Khidr (as), and the rule over the world that Dhu'l-Qarnayn (as) established in order to disseminate the moral values of Islam, are matters upon which believers need to reflect.</text:p>
      <text:p text:style-name="P4"/>
      <text:h text:style-name="P95" text:outline-level="2">The extraordinary situation of the People of the Cave</text:h>
      <text:p text:style-name="P82">Do you consider that the Companions of the Cave and Ar-Raqim were one of the most remarkable of Our signs? When the young men took refuge in the cave and said: 'Our Lord, give us mercy directly from You and open the way for us to right guidance in our situation.' (Surat al-Kahf: 9-10)</text:p>
      <text:p text:style-name="P84">In these verses Allah refers to this group's extraordinary situation. As the narrative unfolds, we see that their experiences are of an unusual and metaphysical nature. Their entire life is full of miraculous developments. Their situation is subject to our Prophet's <text:soft-page-break/>(saas) hadiths, which make the connection between them and the End Times. This indicates that people living in the End Times may have supernatural experiences. </text:p>
      <text:p text:style-name="P84">In the tenth verse Allah tells us that those young people sought refuge in the cave from the existing oppressive system, which did not allow them to express their views, tell the truth, and call to His religion. Thus, they distanced themselves from their society.</text:p>
      <text:p text:style-name="P84">However, this should not be understood as an idle period away from society, for they took refuge there while asking for Allah's grace and help. They also sought to improve and develop themselves. Muslims of the End Times living under oppressive regimes will conceal themselves and hope for Allah to increase His grace upon them, and also to make their lives and intellectual struggle against anti-religious movements easier.</text:p>
      <text:p text:style-name="P22"/>
      <text:h text:style-name="P96" text:outline-level="2">Their secrecy continued for some time</text:h>
      <text:p text:style-name="P15"/>
      <text:p text:style-name="P82">So We sealed their ears with sleep in the cave for a number of years. Then We woke them up again so that We might see which of the two groups would better calculate the time they had stayed there. (Surat al-Kahf: 11-12)</text:p>
      <text:p text:style-name="P84">The reason for this state of sleep was their surrender to destiny and peace, because Allah, Who created the universe out of nothing, arranges everything for the benefit of Muslims. In our own time, some Muslims have adopted a similar spiritual detachment. This way, they remain uncorrupted by the materialist ideologies that seek to distance people from their faith, and also are untouched by the violence to which these ideologies lead. Thus, they can continue to live according to the Qur'an without being affected by the surrounding moral degeneration and cruelty. TheCompanions of the Cave remained hidden for some time, and Allah roused them at a time of His choosing.</text:p>
      <text:p text:style-name="P12"/>
      <text:h text:style-name="P96" text:outline-level="2">They proclaimed Allah's religion to their people</text:h>
      <text:p text:style-name="P82">Our people have taken deities apart from Him. Why do they not produce a clear authority concerning them? Who could do greater wrong than someone who invents a lie against Allah? (Surat al-Kahf: 15)</text:p>
      <text:p text:style-name="P84">As stated in this verse, the Companions of the Cave called their idolatrous people to faith, invited them to Allah's religion, advised them to stop associating others with Allah, and demanded that they bring forth the evidence upon which they based their denial. When they could not do this, they exposed their idolatrous people as liars and slanderers.</text:p>
      <text:p text:style-name="P84"><text:soft-page-break/>Today, Muslims also demand proof from those who take so-called idols besides Allah. In the End Times, there exists an idolatrous belief that idolizes matter and chance (surely Allah is beyond that): Darwinism.</text:p>
      <text:p text:style-name="P84">Darwinism claims that the universe has no purpose, was formed by random occurrences, and that only the fittest members of nature survive. This anti-religious system is based on conflict and violence. In reality, these claims of random occurrences being responsible for everything are no more than acts of slander by the Darwinists against Allah, Who is All-Powerful and has created everything that exists.</text:p>
      <text:p text:style-name="P84"/>
      <text:h text:style-name="P96" text:outline-level="2">They distanced themselves utterly from the surrounding idolatrous worldview</text:h>
      <text:p text:style-name="P84"/>
      <text:p text:style-name="P82">When you have separated yourselves from them and everything they worship except Allah, take refuge in the cave, and your Lord will unfold His mercy to you and open the way to the best for you in your situation. (Surat al-Kahf: 16)</text:p>
      <text:p text:style-name="P84">Due to the unbelievers' oppression, the Companions of the Cave felt the need for total segregation. Thus, they severed all links with the unbelievers by seeking refuge in the cave. During this period, Allah's grace descended on them, and He made things easier for them in many respects. The most important aspect of His help and support was sparing them from the negative impact of the unbelievers.</text:p>
      <text:p text:style-name="P84"/>
      <text:h text:style-name="P96" text:outline-level="2">They hid themselves</text:h>
      <text:p text:style-name="P82">For if they find out about you, they will stone you or make you revert to their religion, and then you will never have success. (Surat al-Kahf: 20)</text:p>
      <text:p text:style-name="P84">'They will stone you' describes a form of terror. This character trait is clearly recognizable today in people who are under the influence of irreligious ideologies. For example, terrorists who subscribe to communism are led by their hostility to the state to throw stones and attack its officials, as well as at the police forces. These attacks aim to weaken and demoralize them so that the communists can realize their anti-religious ideals and establish their rule by dragging the country into disorder and conflict.</text:p>
      <text:p text:style-name="P84">Given this, it is vital for the people of the End Times to stay clear of the bloodstained ideologies that have brought nothing but evil to the world, not to side with those who corrupt others, and not to be influenced by the provocations of anti-religious ideologies or their agitations.</text:p>
      <text:p text:style-name="P84"/>
      <text:h text:style-name="P96" text:outline-level="2"><text:soft-page-break/>Only Allah and a handful of people knew their number</text:h>
      <text:p text:style-name="P82">They will say: 'There were three of them, their dog being the fourth.' They will say: 'There were five of them, their dog being the sixth,' guessing at the Unseen. And they will say: 'There were seven of them, their dog being the eighth.' Say: 'My Lord knows best their number. Those who know about them are very few.' So do not enter into any argument concerning them, except in relation to what is clearly known. And do not seek the opinion of any of them regarding them. (Surat al-Kahf: 22)</text:p>
      <text:p text:style-name="P83"><text:span text:style-name="T39">'Those who know about them are very few' indicates also that a few people could have the knowledge of the Unseen. For instance, one such person could be Hazrat Khidr (as). It is also possible that Hazrat Khidr's (as)</text:span><text:span text:style-name="T41"> </text:span><text:span text:style-name="T39">disciples might have this knowledge, with Allah's will and revelation. Allah reveals in the Qur'an that He reveals some of the Unseen to His messengers.</text:span></text:p>
      <text:p text:style-name="P4"/>
      <text:h text:style-name="P96" text:outline-level="2">The journey of the Prophet Moses (as) and his young servant to the 'meeting-place of the two seas'</text:h>
      <text:p text:style-name="P81"><text:span text:style-name="T39">Remember when Moses said to his young servant: 'I will not give up until I reach the meeting-place of the two seas, even if I must press on for many years.' (Surat al-Kahf, 60)</text:span></text:p>
      <text:p text:style-name="P84">Here, 'young' suggests that when doing something, one should seek the assistance of young people and work with them.</text:p>
      <text:p text:style-name="P84">Young people should be motivated to use their energy, dynamism, strength, ambition, and excitement for right action for Allah's pleasure. Some of the verses speak of youth, and in the following verse Allah states that only some young people of his nation believed in the Prophet Moses (as):</text:p>
      <text:p text:style-name="P82">No one believed in Moses, except (some) offspring (i.e., youths) among his people, out of fear that Pharaoh and the elders, would persecute them. Pharaoh was high and mighty in the land. He was one of the profligate. (Surah Yunus, 83)</text:p>
      <text:p text:style-name="P84">The sixtieth verse of Surat al-Kahf refers to the meeting point toward which the Prophet Moses (as) is traveling. He knows that he will meet with someone, and he knows that this will take place at the 'meeting-place of the two seas.' This place could be any place on Earth that fits this description.</text:p>
      <text:p text:style-name="P7"><text:soft-page-break/></text:p>
      <text:h text:style-name="P96" text:outline-level="2">The Prophet Moses (as) meets with the blessed and merciful Hazrat Khidr (as)</text:h>
      <text:p text:style-name="P15"/>
      <text:p text:style-name="P21">They found a servant of Ours whom We had granted mercy from Us and whom We had also given knowledge direct from Us. (Surat al-Kahf, 65)</text:p>
      <text:p text:style-name="P84">Allah is most compassionate, graceful, and merciful toward His servants. The Prophet Moses (as) set out to meet Hazrat Khidr (as), someone to whom Allah has given mercy. Therefore, Allah's attributes of grace and mercy are reflected on him. He received a superior knowledge from Allah and is one of His distinguished servants.</text:p>
      <text:p text:style-name="P8"/>
      <text:h text:style-name="P96" text:outline-level="2">Hazrat Dhu'l-Qarnayn (as)</text:h>
      <text:p text:style-name="P21">They will ask you about Dhu'l-Qarnayn. Say: 'I will tell you something about him that is worthy of remembrance and mention.' (Surat al-Kahf, 83)</text:p>
      <text:p text:style-name="P84">Throughout history, many scholars have interpreted the narrative of Hazrat Dhu'l-Qarnayn (as) in many ways. Allah says in the verse that it was revealed as a reminder to Muslims and is connected with the revelations of hidden meanings and reasons.</text:p>
      <text:p text:style-name="P4"/>
      <text:h text:style-name="P96" text:outline-level="2">Hazrat Dhu'l-Qarnayn (as) had power and was enlightened</text:h>
      <text:p text:style-name="P11">We gave him power and authority on Earth, and granted him a way to everything. So he followed a way. (Surat al-Kahf, 84-85)</text:p>
      <text:p text:style-name="P83"><text:span text:style-name="T39">From these verses, we understand that Dhu'l-Qarnayn's (as)</text:span><text:span text:style-name="T41"> </text:span><text:span text:style-name="T39">country is away from problems. In other words, his rule is solid, rational, and strong.</text:span></text:p>
      <text:p text:style-name="P83"><text:span text:style-name="T39">'We granted him a way to everything' suggests that he was given the ability to solve every problem, which means that he was a very intelligent, sagacious, and perceptive believer. With these Allah-given faculties, he solved all complex issues quickly and removed the obstacles.</text:span></text:p>
      <text:p text:style-name="P115"/>
      <text:h text:style-name="P96" text:outline-level="2">Hazrat Dhu'l-Qarnayn (as) was also a spiritual guide</text:h>
      <text:p text:style-name="P82">He (Dhu'l-Qarnayn) said: ‘As for those who do wrong, We will punish them. Then they will be returned to their Lord, and He will punish them with a dreadful punishment. But as for him who believes and acts rightly, <text:soft-page-break/>he will receive the best of rewards, and we will issue a command, making things easy for him.’ (Surat al-Kahf: 87-88)</text:p>
      <text:p text:style-name="P84">When Hazrat Dhu'l-Qarnayn (as) spoke, he reminded his people of Allah and the hereafter. He spoke in a Muslim manner. From the expressions used in the verse, we understand that he was a Muslim leader who ruled a Muslim nation. </text:p>
      <text:p text:style-name="P84">Hazrat Dhu'l-Qarnayn (as) proceeded straight away to call the people he met to believe in Allah, devotion, the good deeds prescribed in the Qur'an, and to perform the prayers and acts of worship. He drew their attention, in order to encourage them, to the rewards that they are promised in this world and the next, and thus called them to faith.</text:p>
      <text:p text:style-name="P115"/>
      <text:h text:style-name="P95" text:outline-level="2"><text:span text:style-name="T39">Hazrat Dhu'l-Qarnayn (as) helped people</text:span></text:h>
      <text:p text:style-name="P82">They said: 'Dhu'l-Qarnayn! Yajuj and Majuj are causing corruption in the land. Can we, therefore, pay tribute to you in return for your constructing a barrier between us and them?' (Surat al-Kahf: 94)</text:p>
      <text:p text:style-name="P84">For the corruption of Yajuj and Majuj, the people in trouble sought Hazrat Dhu'l-Qarnayn's (as) help and offered to pay him tribute in return. From this, we understand that Hazrat Dhu'l-Qarnayn (as) did not represent a single person; rather, he ruled a nation. Just like the Prophet Solomon (as), he ruled a nation and commanded an army.</text:p>
      <text:p text:style-name="P84">It is indicated in this verse that he must have had teams of construction experts and civil engineers with him. From the people's request, we can deduce that Hazrat Dhu'l-Qarnayn (as) was interested in, and was knowledgeable about, construction and civil engineering. He might even have been renowned for his expertise in these fields. Accordingly, other nations requested his assistance. All of these factors demonstrate the size and power of his nation.</text:p>
      <text:p text:style-name="P84">That Hazrat Dhu'l-Qarnayn (as) was well respected and effective in the East and the West could indicate that he was ruling a nation whose power was extensive. Therefore, he was a leader, aware of his responsibility to bring peace, justice, and security not only to his own nation, but also to every part of the world. </text:p>
      <text:p text:style-name="P84">The narrative of Hazrat Dhu'l-Qarnayn (as) indicates that in the End Times, just as it was during his own time, the moral values of Islam will rule the world.</text:p>
      <text:p text:style-name="P15"/>
      <text:h text:style-name="P96" text:outline-level="2">A different interpretation</text:h>
      <text:p text:style-name="P4">Another possibility is that this narrative conveys events that will happen in the future. </text:p>
      <text:p text:style-name="P111">In Allah's Presence, all time is one. Future, past, and present are experienced all at once. In some verses, the events of the Day of Judgment in hell and paradise are related as if they have already taken place. The following verses are an example of this:</text:p>
      <text:p text:style-name="P105"><text:soft-page-break/>The Trumpet is blown, and all who are in the heavens and all who are on the earth swoon away, save him who Allah wills. Then it is blown a second time, and behold them standing waiting! And the earth shone with the light of her Lord, and the Book is set up, and the prophets and the witnesses are brought, and it is judged between them with truth, and they are not wronged. (Surat az-Zumar: 68-69)</text:p>
      <text:p text:style-name="P4">The events related in this verse are told as if they have already taken place, even though to us, they are future events yet to happen. Therefore it is possible that Hazrat Dhu'l-Qarnayn (as) narrative is from the future, related to us in the past tense. </text:p>
      <text:p text:style-name="P18"><text:span text:style-name="T126">The eighty-fourth verse reads: </text:span><text:span text:style-name="T130">'... (We) granted him a way to everything.'</text:span><text:span text:style-name="T126"> This might indicate that Hazrat Dhu'l-Qarnayn (as) will rule the world in the future. </text:span></text:p>
      <text:p text:style-name="P23"><text:span text:style-name="T126">In today's world, a leader or a nation that has dominion over the world must have both communication technology and conventional power. As the leader cannot inspect all of them personally, we can assume that he will stay in a central capital city and control the other areas through satellites and other means of communication. As expressed in the ninety-fifth verse, </text:span><text:span text:style-name="T130">"He said: 'The power my Lord has granted me is better than that,''</text:span><text:span text:style-name="T126"> it is probable that Hazrat Dhu'l-Qarnayn (as) had an established power. If we look at the narrative from this perspective, we realize that each verse could be conveying a different message. For example, Hazrat Dhu'l-Qarnayn (as) went first to the West, then to the East, and then back again. These verses might be implying that he communicates with different areas by changing channels broadcasting from satellites. The verses speak constantly of 'finding.' Hazrat Dhu'l-Qarnayn (as) 'found' a people by the 'spring,' that he 'found' a people in the East, who did not understand. These acts of 'finding' happen by searching, and this could be a finding based on looking up satellite channels. </text:span></text:p>
      <text:p text:style-name="P18"><text:span text:style-name="T126">It is stated in the verses that the people of the East had no shelter from the sun. If we consider this information in the light of communication technology, there are two possible mes</text:span><text:span text:style-name="T138">sages here. Hazrat Dhu'l-Qarnayn (as) could be watching or gathering intelligence via satellite from these areas (Allah knows the truth). Or they could be implying infrared technology, which is used in many different areas today. Infrared cameras are used in medicine, criminal pathology, meteorology, criminology, intelligence, industry, and other fields. Such cameras also can observe the human body in great detail. </text:span></text:p>
      <text:p text:style-name="P4">If Hazrat Dhu'l-Qarnayn (as) was addressing a nation, he could do so via satellite and TV broadcasts. This would enable him to learn of the people's needs and complaints, regardless of where they lived, and then rule the areas under his control accordingly. </text:p>
      <text:p text:style-name="P4">The Yajuj and Majuj corruption could be a classic act of terror or anarchy or even be committed by means of broadcasting. For example, they could be disrupting other broadcasts in order to broadcast their corrupt ideas. Hazrat Dhu'l-Qarnayn (as) could have prevented this broadcast and thus the corruption. For instance, he could have used the copper and iron mentioned in the verse to create an electromagnetic field and disrupt the radio and TV broadcasts. Transformers, which are made by winding copper wire around an iron core, are one of the sources of electromagnetic fields. A powerful electromagnetic field can disrupt radio and TV broadcasts. </text:p>
      <text:p text:style-name="P4">Another possibility is that a huge communal satellite dish is implied. The reason for it being so big could have been to overcome Yajuj and Majuj's global disruptive system. The surfaces of these dishes are usually made of the cheaper and lighter aluminum, which is not the ideal material for <text:soft-page-break/>performance. Copper is a much better conductor, and might have been preferred for this reason. However, covering such a huge dish with copper sheets is not rational. On the other hand, copper-plating the dish with molten copper would give it the smoothest surface and deliver the highest possible performance. </text:p>
      <text:p text:style-name="P18"><text:span text:style-name="T135">The wall or barrier created by the competing broadcasts or by creating a magnetic field could be termed an 'invisible barrier.' Some scholars read the word </text:span><text:span text:style-name="T137">saddayn</text:span><text:span text:style-name="T135"> in the ninety-third verse as </text:span><text:span text:style-name="T137">suddayn</text:span><text:span text:style-name="T135">, and </text:span><text:span text:style-name="T137">sadd</text:span><text:span text:style-name="T135"> in the following verse as </text:span><text:span text:style-name="T137">sudd</text:span><text:span text:style-name="T135">. In the first case, the meaning would be a 'visible barrier'; in the second, it means an 'invisible barrier' (Allah knows the truth). </text:span></text:p>
      <text:p text:style-name="P18"><text:span text:style-name="T130">'They were, therefore, unable to climb over it, nor were they able to make a breach in it,'</text:span><text:span text:style-name="T126"> as stated in the ninety-seventh verse, might be referring to this, because Yajuj and Majuj attempt to overcome or breach the transmitter's broadcast. Significantly, the current expression used for pirate stations that broadcast by interfering with another broadcast is 'breaching transmission.' </text:span></text:p>
      <text:p text:style-name="P4">Considering the expression 'scarcely able to understand speech' in this light might mean that this satellite broadcast is sometimes not understood by some people. When the broadcast is disrupted, the people cannot understand; but when the normal broadcast is restored, they begin to understand (Allah knows the truth).</text:p>
      <text:p text:style-name="P18"><text:span text:style-name="T131">The expression 'a muddy spring' in the eighty-sixth verse is also significant, because seeing the sunset on the TV screen is just like the sun setting in a spring. The colors on the screen change as the sun sets in the distance over the sea, and this appears grayer on the screen. Thus, for someone viewing this, it will appear as if setting in a muddy spring. The </text:span><text:span text:style-name="T132">aynin hami'ah</text:span><text:span text:style-name="T131"> expression, made up of </text:span><text:span text:style-name="T132">'ayn</text:span><text:span text:style-name="T131"> (spring) and </text:span><text:span text:style-name="T132">hami'ah</text:span><text:span text:style-name="T131"> (muddy) could be implying this unclear view. </text:span></text:p>
      <text:p text:style-name="P4">Also, his contact with the East and the West could indicate that he is in touch with the various parts of the globe. While the sun rises over one part, it sets on the other.</text:p>
      <text:p text:style-name="P4"/>
      <text:h text:style-name="P95" text:outline-level="2"><text:span text:style-name="T39">The numerical values (</text:span><text:span text:style-name="T40">Abjad</text:span><text:span text:style-name="T39">) in some of the verses in Surat al-Kahf point to times very close to our own day</text:span></text:h>
      <text:p text:style-name="P17"/>
      <text:p text:style-name="P5">We fortified their hearts... (Surat al-Kahf: 14)</text:p>
      <text:p text:style-name="P4">1400 AH (Anno Hegirae, the Islamic calendar) or </text:p>
      <text:p text:style-name="P4">1979 AD (Anno Domini, the Gregorian calendar)</text:p>
      <text:p text:style-name="P15"/>
      <text:p text:style-name="P5">He said: 'The power my Lord has granted me is better than that...' <text:s/>(Surat al-Kahf: 95)</text:p>
      <text:p text:style-name="P7">1409 AH, or 1988 AD (Without shaddah)</text:p>
      <text:p text:style-name="P7"/>
      <text:p text:style-name="P5">We gave him power and authority on Earth... (Surat al-Kahf: 84)</text:p>
      <text:p text:style-name="P7">1440 AH, or 2019 AD (With shaddah)</text:p>
      <text:p text:style-name="P7"/>
      <text:p text:style-name="P18"><text:soft-page-break/><text:span text:style-name="T148">A sign pointing at the beginning of the Islamic 1400s and the end of the twentieth and the beginning of the twenty-first Christian century is the number 1980, which is obtained by multiplying Surat al-Kahf's number of verses with its numerical order in the Qur</text:span><text:span text:style-name="T149">'an</text:span><text:span text:style-name="T148">.</text:span></text:p>
      <text:p text:style-name="P13"/>
      <text:p text:style-name="P13">Sura 18: Surat al-Kahf (contains 110 verses) 18 x 110 = 1980.</text:p>
      <text:p text:style-name="P13"/>
      <text:p text:style-name="P14">Bediuzzaman Said Nursi also often indicated that this time was the beginning of the End Times. He says, for example:</text:p>
      <text:p text:style-name="P110"><text:span text:style-name="T151">Thus, unfair people who do not know this truth say: 'Why did the Companions of the Prophet (saas)</text:span><text:span text:style-name="T152"> </text:span><text:span text:style-name="T151">with their vigilant hearts and keen sight, who had been taught all the details of the hereafter, suppose a fact that would occur in the future of the world one thousand four hundred years later to be close to their century, as though their ideas had deviated a thousand years from the truth?'</text:span><text:span text:style-name="T153">9</text:span><text:span text:style-name="T151"> </text:span></text:p>
      <text:p text:style-name="P14">Bediuzzaman Said Nursi, by saying '1400 years after' the Companions of the Prophet (saas), indicated the years around 1980 as the end times. Here it is important to note that he said 1400, not 1373, 1378, and not 1398. In other words, Islamic 1400s.</text:p>
      <text:p text:style-name="P18"><text:span text:style-name="T149">Surat al-Kahf contains very good news for the Muslims. This news, as our Prophet (saas) revealed, is the approaching blessed period of the End Times. If Surat al-Kahf is viewed from this perspective, it is pointing at the different phases of Islam in the End Times, beginning and development, culminating in the rule of Islamic moral values with the arrival of the Prophet Jesus (as). <text:line-break/></text:span></text:p>
      <text:p text:style-name="P20"/>
      <text:h text:style-name="P90" text:outline-level="1">THE PROPHET SOLOMON (AS)</text:h>
      <text:p text:style-name="P16"/>
      <text:h text:style-name="P95" text:outline-level="2">The Prophet Solomon (as) was given unprecedented wealth</text:h>
      <text:p text:style-name="P82">He (Solomon) said: 'My Lord, forgive me and give me a kingdom the like of which will never be granted to anyone after me. Truly You are the Ever-Giving.' (Surah Sad: 35) </text:p>
      <text:p text:style-name="P4">Allah responded to his prayer by giving him great blessings and knowledge, as well as bestowing upon him a magnificent dominion and powerful authority. In the verses that recount his life, many details are offered about his wealth, authority, and how he used his knowledge.</text:p>
      <text:p text:style-name="P4"/>
      <text:h text:style-name="P96" text:outline-level="2">The Prophet Solomon (as) communicated with birds</text:h>
      <text:p text:style-name="P22">Allah taught the Prophet Solomon (as) the language of birds, and he used this knowledge to form orderly ranks of birds (Surat an-Naml:17). He communicated with birds and ruled them as he saw fit. This situation occurred as a result of Allah's favor on him.</text:p>
      <text:p text:style-name="P82">(Solomon said:) O mankind, we have been taught the speech of birds and have been given everything. This is indeed clear favor. (Surat an-Naml: 16) </text:p>
      <text:p text:style-name="P107">We can derive important conclusions from this account:</text:p>
      <text:p text:style-name="P4">- Birds have a special way of communicating with each other on a frequency beyond the range of human hearing. The Prophet Solomon (as) was given a special skill that allowed him to understand this language. This might have happened through a technological innovation.</text:p>
      <text:p text:style-name="P22">- Using this skill, he gave orders to the birds so they might fulfill his wishes (Allah knows the truth).</text:p>
      <text:p text:style-name="P4">- He sometimes used birds to send news and collect intelligence. This method was very successful. His knowledge made it easier for him to communicate with other countries, and effectively brought distant lands within his reach (Allah knows the truth).</text:p>
      <text:p text:style-name="P4">- This verse might be drawing our attention to technological advances that will be used in the End Times. Perhaps it is not speaking of birds, but rather of unmanned aircraft in use today.</text:p>
      <text:p text:style-name="P4">- It might have been that he placed transmitters on the birds to gather intelligence about his enemies. This way he might have obtained both audio and visual records, which he used to rule his nation. </text:p>
      <text:p text:style-name="P18"><text:span text:style-name="T126">- He also had great control over jinns and satans. As stated in the Qur'an, Allah said, </text:span><text:span text:style-name="T130">'And some </text:span><text:soft-page-break/><text:span text:style-name="T130">of the jinns worked in front of him by his Lord's permission' </text:span><text:span text:style-name="T126">(Surah Saba, 12) and </text:span><text:span text:style-name="T130">'And some of the satans dived for him and did other things apart from that. And We were watching over them' </text:span><text:span text:style-name="T126">(Surah al-Anbiya'). If we think about this aspect, birds might symbolize an army of jinns.</text:span></text:p>
      <text:p text:style-name="P4">- Another possibility is that the birds are led by jinns. The Prophet Solomon (as) might have commanded birds to perform certain tasks through using jinns.</text:p>
      <text:p text:style-name="P18"><text:span text:style-name="T126">- Allah made the Qur'an humanity's holy book until the Last Day. Thus, incidents similar to those related about the Prophet Solomon (as)</text:span><text:span text:style-name="T127"> </text:span><text:span text:style-name="T126">might occur in the End Times. These verses might signal to us that during this time Allah might place satans and jinns at humanity's beck and call, or that humanity will use and benefit greatly from advanced technology at that time. (Allah knows the truth.)</text:span></text:p>
      <text:p text:style-name="P4"/>
      <text:h text:style-name="P96" text:outline-level="2">The Prophet Solomon (as) communicates with a female ant</text:h>
      <text:p text:style-name="P82">(Solomon) smiled, laughing at its words, and said: 'My Lord, keep me thankful for the blessing You have bestowed on me and on my parents, and keep me acting rightly, pleasing You, and admit me, by Your mercy, among Your servants who are righteous.' (Surat an-Naml: 19)</text:p>
      <text:p text:style-name="P4">- The Prophet Solomon (as) could hear the speech of ants, and this may be pointing to the existence of advanced computer technology in the End Times.</text:p>
      <text:p text:style-name="P119">- Today, California's Silicon Valley is known as the capital of the technological world. It is very striking that the account of the Prophet Solomon (as) speaks of the Ant Valley. Allah might be pointing to an advanced technology that will appear in the End Times. </text:p>
      <text:p text:style-name="P22">- Moreover, ants and other insects are used extensively in high technology. Robot projects developed by studying these creatures closely have advanced a number of fields, including technology and the defense industry. The verse might be pointing to this fact as well.</text:p>
      <text:p text:style-name="P22"/>
      <text:h text:style-name="P96" text:outline-level="2">Blessings relevant to the End Times</text:h>
      <text:p text:style-name="P4">The Prophet Solomon's (as) and Hazrat Dhu'l-Qarnayn's (as) dominion over the world is good news indeed for all Muslims, for these narratives contain significant signs for the End Times. Truly, Muslims who preserve Allah's limits, work hard to spread Islamic morality worldwide, and refuse to shrink in the face of hardship will prevail in all eras of history. Allah’s help and support will always be with them. Both of these blessed individuals, due to their above-mentioned abilities (and, of course, many other blessings of Allah), exercised a strong dominion in the world. This same dominion will certainly happen during the End Times.</text:p>
      <text:p text:style-name="P4">The great dominion of Islamic morality, as we emphasized earlier, was defined in the hadiths through similar incidents during the dominion of these two blessed servants of Allah. Some of these are as follows:</text:p>
      <text:p text:style-name="P104">Hazrat Mahdi (as) will rule the world just like the Prophet Solomon (as) and Hazrat Dhu’l-Qarnayn (as). <text:soft-page-break/>(Ibn Hajar al-Haythami, Al-Qawl al-Mukhtasar fi `Alamat al-Mahdi al-Muntadhar, p. 30)</text:p>
      <text:p text:style-name="P104">There are four rulers on earth in total. Two are from the believers and two from the unbelievers. The believers are the Prophet Solomon (as) and Hazrat Dhu’l-Qarnayn (as). The unbelievers are Nimrod and Nebuchadnezzar. ONE FROM MY PEOPLE WILL RULE THE WORLD AS THE FIFTH. In other words, HAZRAT MAHDI (AS). (Imam Rabbani, Letters of Rabbani, 2/251)</text:p>
      <text:p text:style-name="P10"/>
      <text:h text:style-name="P95" text:outline-level="2"><text:span text:style-name="T39">The situation before </text:span>Hazrat Mahdi's (as)<text:span text:style-name="T61"> </text:span>emergence</text:h>
      <text:p text:style-name="P53">•<text:span text:style-name="T159"> </text:span>In the End Times, my community will suffer severe strong troubles because of their sultans, so that all places will be confining for Muslims. (Al-Burhan fi `Alamat al-Mahdi Akhir az-Zaman, p. 12)</text:p>
      <text:p text:style-name="P18"><text:span text:style-name="T126">This hadith points out that before Hazrat Mahdi (as) comes, those who lack religious morals and have a cruel and merciless character will come to power in some Muslim countries. As a matter of fact, some contemporary Muslim rulers oppress Muslims and crush people with their oppressive and despotic regimes. In other countries, people are subjected to trouble because their rulers are unqualified to rule. Muslims in some countries, particularly Iraq, Libya, Syria, Somalia, Ethiopia, Afghanistan, Tunisia, and Djibouti, are oppressed by their respectives, and so are subjected to various hardship and problems. Muslims are prevented from practicing their religion and worshipping, and economic difficulties make life harder.</text:span></text:p>
      <text:p text:style-name="P115"/>
      <text:p text:style-name="P53">•<text:span text:style-name="T159"> </text:span>There will be a dusty and smoky tribulation like patches of dark night... (Hadith from Jalaladdin as-Suyuti, Al-Burhan fi Alamat al-Mahdi Akhir al-Zaman, p. 26)</text:p>
      <text:p text:style-name="P18"><text:span text:style-name="T126">The word 'tribulation (</text:span><text:span text:style-name="T128">fitnah</text:span><text:span text:style-name="T126">)' implies anything that turns peoples' reason and hearts away from the true path, or war, incitement, disorder and conflict. The tribulation in the hadith will leave smoke and dust behind it, we learn.</text:span></text:p>
      <text:p text:style-name="P9">Furthermore, the way that tribulation is described as 'darkness' in the hadith can be seen as an indication that its origins are unclear, that it is unexpected. Looking at it from that regard, it is probable that the hadith is referring to one of the world's worst terrorist attacks, on the cities of New York and Washington, DC in the United States on September 11, 2001.</text:p>
      <text:p text:style-name="P56"><text:span text:style-name="T67">Therefore, this most terrible act of terror, which caused the lives and injuries of thousands of innocent people, may well be that 'tribulation like patches of dark night' foretold in the hadith as the sign of Hazrat Mahdi's (as)</text:span><text:span text:style-name="T68"> </text:span><text:span text:style-name="T67">emergence.</text:span></text:p>
      <text:p text:style-name="P4"/>
      <text:p text:style-name="P53">•<text:span text:style-name="T159"> </text:span>Hazrat Mahdi (as) will only appear at a time when people are experiencing great fear and are afflicted by disturbances and civil war and other disasters. (Reported by Abu Ja'far Muhammad ibn 'Ali)</text:p>
      <text:p text:style-name="P18"><text:span text:style-name="T126">Most hadiths about Hazrat Mahdi's (as)</text:span><text:span text:style-name="T127"> </text:span><text:span text:style-name="T126">advent focus on the prophecy that turmoil, insecurity, and disorder will rule the world before his coming. Massacres, wars, and confrontations are one of the major features of such a period. Besides, the hadith draws attention to the fact that massacres will occur all over the world.</text:span></text:p>
      <text:p text:style-name="P4"><text:soft-page-break/>During the two world wars of the twentieth century, an estimated 65 million people were killed. The number of the civilians slaughtered for political reasons during the same century is estimated to be well over 180 million. This is an extraordinarily high figure compared with previous centuries.</text:p>
      <text:p text:style-name="P53">•<text:span text:style-name="T159"> </text:span>Hazrat Mahdi (as) will not appear until innocent people are slaughtered. He will appear when those on Earth and in the skies can no longer bear the killing... (Ibn Hajar al-Haythami, Al-Qawl al-Mukhtasar fi Alamat al-Mahdi al-Muntadhar, p. 37)</text:p>
      <text:p text:style-name="P4">While the hadiths about his emergence mention such massacres as commonplace, they also emphasize that such massacres will target innocent people. As we discussed earlier, almost all of the wars today target people. So, civilians and such innocent people as children, the elderly, and women are slaughtered. Targeting these defenseless people in particular has resulted in more comprehensive massacres, while the number of people dying as a result continues to climb.</text:p>
      <text:p text:style-name="P4">Since terror seeks to spread fear and horror, the very group on which such attacks focus are often innocent civilians.</text:p>
      <text:p text:style-name="P53">•<text:span text:style-name="T159"> </text:span>Such a strife will appear that nowhere will be spared. When it ends in one place, it will immediately spread to another... (Ibn Hajar al-Haythami, Al-Qawl al-Mukhtasar fi Alamat al-Mahdi al-Muntadhar, pp. 21-22)</text:p>
      <text:p text:style-name="P18"><text:span text:style-name="T126">The term 'corruption (</text:span><text:span text:style-name="T128">fitnah</text:span><text:span text:style-name="T126">)' also means 'war, disorder, quarrel, dispute.' Thus, civil and other wars and disorder, 'which spreads to another place from where it stays,' continues unceasingly all over the world during the current century. In particular, the twentieth century is remembered as 'the century of wars.' And, this new century again started off with wars and terror that continues.</text:span></text:p>
      <text:p text:style-name="P4"/>
      <text:p text:style-name="P56"><text:span text:style-name="T76">•</text:span><text:span text:style-name="T78"> </text:span><text:span text:style-name="T76">Allah will send Hazrat Mahdi (as) when people are in despair and say, “There is no Mahdi”… (Al-Muttaqi al-Hindi, Al-Burhan fi Alamat al-Mahdi Akhir az-Zaman, p. 55)</text:span></text:p>
      <text:p text:style-name="P18"><text:span text:style-name="T126">This hadith informs us that one sign of the End Times is the people's despair of Hazrat Mahdi's (as)</text:span><text:span text:style-name="T127"> </text:span><text:span text:style-name="T126">coming. </text:span></text:p>
      <text:p text:style-name="P45"><text:span text:style-name="T67">People who struggle with war, starvation, injustice, epidemics, and all forms of depravity in the End Times lose their hope that such disasters will ever end. Many Muslims start to despair that Islamic morality will ever prevail and believe that evil will spread even further. </text:span></text:p>
      <text:p text:style-name="P57">Indeed in our day, we frequently see the examples of this spirit. Despite the existence of countless hadiths about Hazrat Mahdi's (as) coming and the Golden Age marked with great blessings, many people believe that such a period will never come. </text:p>
      <text:p text:style-name="P4">This assumption is also a sign of the End Times. In a time of despair, people will enjoy the benefits of the prevalence of the morality of the Qur’an, thanks to Allah's mercy on people. </text:p>
      <text:p text:style-name="P4"/>
      <text:p text:style-name="P53">•<text:span text:style-name="T159"> </text:span>People will prosper until the ninety-fifth year, that is, their business will prosper. In the ninety-seventh and the ninety-ninth year, their possessions will go to waste... (Ibn Hajar al-Haythami, Al-Qawl al-Mukhtasar fi `Alamat al-Mahdi al-Muntazar, p. 54)</text:p>
      <text:p text:style-name="P4">It is highly probable that this refers to the year 1995, a period when people had a relatively better life and its conditions have not become so difficult. Indeed, as described in the hadith, in this year, people had enough income to earn a living and have some possessions. However, 1997 and 1999 was a period during which the economy deteriorated and poverty spread. In this time, possessions lost <text:soft-page-break/>their value. Such an event can happen very quickly, as exemplified by Argentina's economic crisis and the recent global financial crisis. </text:p>
      <text:p text:style-name="P10"/>
      <text:p text:style-name="P53">•<text:span text:style-name="T159"> </text:span>The inhabitants of Egypt and Sham will kill their ruler and his commanders... (Ibn Hajar al-Haythami, Al-Qawl al-Mukhtasar fi `Alamat al-Mahdi al-Muntazar, p. 49)</text:p>
      <text:p text:style-name="P4">When we examine Egypt's recent history, we see that a ruler was killed: Anwar Sadat, who ruled Egypt from 1970-81, was killed by his opponents during a military review in 1981. Other Egyptian leaders who have been killed include Prime Ministers Boutros Ghali (1910), and Mahmoud Nukrashy Pasha (1948).</text:p>
      <text:p text:style-name="P4">The word 'Sham' is not only used for Damascus, for it also means 'left' and has long been used to refer to those countries to the left of the Hijaz (where the cities of Makka and Madina stand). Many leaders have been killed in the region, among them former Syrian prime ministers Salah al-Deen Beetar (1920), Droubi Pasha (1921), and Muhsin al-Barazi (1949), King Abdullah of Jordan (1951), and Lebanese Phalange leader Bashir Gemayel (1982).</text:p>
      <text:p text:style-name="P51"/>
      <text:p text:style-name="P53">•<text:span text:style-name="T159"> </text:span>The people of Sham will take prisoner the tribes of Egypt... (Ibn Hajar al-Haythami, Al-Qawl al-Mukhtasar fi ‘Alamat al-Mahdi al-Muntazar, p. 49)</text:p>
      <text:p text:style-name="P4">Today, the states in the region in question include Israel. That is why the hadith could be pointing to the war between the State of Israel and Egypt, and the invasion of Egyptian territory.</text:p>
      <text:p text:style-name="P4"/>
      <text:p text:style-name="P53">•<text:span text:style-name="T159"> </text:span>People will compete with one another in constructing high buildings. (Bukhari)</text:p>
      <text:p text:style-name="P10">Time will pass quickly. (Bukhari)</text:p>
      <text:p text:style-name="P10">Great distances will be traversed in short spans of time. (Ahmad, Musnad)</text:p>
      <text:p text:style-name="P53">The Hour will not take place before time shrinks. One year will be like a month, one month will be like a week, a week will be like a day, and a day will be like an hour; and an hour will be like a burning flame. (Ahmad ibn Hanbal, Musnad)</text:p>
      <text:p text:style-name="P4">The century we are living in has seen the capability of constructing supersonic aeroplanes, and the ability, by means of trains and other improvements in means of transport, to make journeys in a few minutes that would once have taken months, and in great comfort. What this hadith indicates is also taking place in this manner.</text:p>
      <text:p text:style-name="P4">Communication between continents would take weeks hundreds of years ago, but is now a matter of seconds, by way of the Internet and improvements in technology. Goods that used to take weeks to arrive, following a long journey, can now be delivered at a moment's notice. Billions of books can now be printed in the time it would take to write a single letter just a few centuries ago. As well, other technological developments have meant that we no longer waste large amounts of time on cooking, cleaning and child minding.</text:p>
      <text:p text:style-name="P4">One could go on citing similar examples. Yet, the important thing here, of course, is that the signs of the End Times, as set out by the Prophet (saas) in the seventh century, are now happening one by one. </text:p>
      <text:p text:style-name="P4"><text:soft-page-break/></text:p>
      <text:p text:style-name="P10">•<text:span text:style-name="T159"> </text:span>The Last Hour will not come before the end of a man's whip speaks to him. (Tirmidhi)</text:p>
      <text:p text:style-name="P4">The whip is known as a tool used in earlier times when riding or guiding pack animals such as horses or camels. When we look closely at this hadith, we can see that the Prophet (saas) is making a comparison. Let us ask people living at the present time a question, 'Is there a modern implement that talks and resembles a whip?'</text:p>
      <text:p text:style-name="P4">The most logical reply to that question is the mobile telephone, with its long antenna, or similar communications equipment. If we bear in mind that mobile or satellite phones are comparatively recent developments, then the wisdom behind the Prophet’s (saas) description of 1,400 years ago is even clearer. That is just one more indication that we are living through the End Times. </text:p>
      <text:p text:style-name="P51"/>
      <text:p text:style-name="P10">•<text:span text:style-name="T159"> </text:span>There will be no Judgment Day ... until a person's own voice speaks to him. (Mukhtasar Tazkirah al-Qurtubi, p. 471)</text:p>
      <text:p text:style-name="P4">The message in the hadith is quite clear: A person's hearing the sound of his own voice is another sign of the End Times. There is no doubt that in order to hear the sound of one's own voice, one first needs to record it, and then to play it back to himself. Sound recording and reproduction equipment are products of the twentieth century. That development marked a scientific turning point, and led to the birth of the communications and media industries. Sound reproduction is nearly perfect now, by means of computer and laser technologies.</text:p>
      <text:p text:style-name="P4">In short, the electronic gadgets of our time, microphones and speakers, allow us to record sound and play it back, and are also manifestations of that related in the above hadith.</text:p>
      <text:p text:style-name="P50"/>
      <text:p text:style-name="P53">•<text:span text:style-name="T159"> </text:span>... At that time [of the appearance of Hazrat Mahdi (as)] a hand will be seen revealing itself from the sky... (Hadith Collected by Jalaluddin As-Suyuti, Portents of the Mahdi of the End Times, Ali Ibn Hasamaddin Al Muttaki, p. 51) </text:p>
      <text:p text:style-name="P56"><text:span text:style-name="T76">Conflict and disputes will persist until a hand appears from the sky and a voice cries "Hazrat Mahdi (as) is your amir." The sign of that day: A hand will extend from the sky and people will look at and see it. (Ahmad Ibn Hajar al-Makki (Haytami), Portents of the Anticipated Mahdi, Al-Qawl Al-Mukhtasar Fi alamat Al-Mahdi Al-Muntazar, p. 53) </text:span></text:p>
      <text:p text:style-name="P48">These hadiths transmitted from our Prophet (saas) speak of a "hand" being seen in the sky, and say that this is a portent of the coming of Hazrat Mahdi (as). It appears that disputes will continue until that time and that Hazrat Mahdi (as) will constantly be a matter of discussion, i.e. through means of communication such as radio, television and the Internet. A picture of space taken by NASA's Chandra X-Ray Observatory shows a mass of neutron stars shaped like a hand appearing to close round another star mass. The reference to a hand in the hadith may be suggestive of this image in the indicated meaning, described by NASA as the "hand of God," giving rise to a celestial phenomenon. (Allah knows the truth.) </text:p>
      <text:p text:style-name="P48">The shape of a hand formed by the stellar mass is in complete agreement with the description of its extension as given in the hadith. The photograph taken by NASA shows a hand stretching out somewhere. In addition, the way that people were able to see and observe this celestial phenomenon <text:soft-page-break/>by means of telescopes by means of the advanced space and astronomical technology in the time of Hazrat Mahdi (as) is also in complete agreement with the expressions employed in the hadith. </text:p>
      <text:p text:style-name="P58"/>
      <text:p text:style-name="P2"><text:span text:style-name="T141">•</text:span><text:span text:style-name="T143"> </text:span><text:span text:style-name="T141">Life spans will grow longer.</text:span><text:span text:style-name="T126"> </text:span><text:span text:style-name="T141">(Ibn Hajar al-Haythami, Al-Qawl al-Mukhtasar fi 'Alamat al-Mahdi al-Muntazar, p. 43)</text:span></text:p>
      <text:p text:style-name="P1">Fourteen centuries have passed since the Prophet (saas) brought forward that news. The average expected lifespan is much higher now than it has been at any other time in recent history. A great difference can be seen even between the figures for the beginning and the end of the twentieth century. For instance, it is estimated that a baby born in 1995 will live some 35 years longer than one born around 1900.10 Another striking example on the same subject is that in the past very few people lived to be 100, whereas now it is a great deal more common.</text:p>
      <text:p text:style-name="P4"/>
      <text:h text:style-name="P95" text:outline-level="2">SIMILARITIES BETWEEN HAZRAT MAHDI'S (AS)<text:span text:style-name="T61"> </text:span>TIME AND THOSE OF THE PROPHET SOLOMON (AS) AND HAZRAT DHU'L-QARNAYN (AS)</text:h>
      <text:p text:style-name="P52"/>
      <text:p text:style-name="P18"><text:span text:style-name="T126">Hazrat Mahdi (as)</text:span><text:span text:style-name="T127"> </text:span><text:span text:style-name="T126">is the rebirth of the noble ethics of the Prophet Solomon (as) and Hazrat Dhu'l-Qarnayn (as) in the End Times, but on a different and larger scale. Their noble ethics' spiritual, rational, social, and mental manifestations will reappear in the End Times.</text:span></text:p>
      <text:p text:style-name="P18"><text:span text:style-name="T126">The eras of Hazrat Mahdi (as)</text:span><text:span text:style-name="T127"> </text:span><text:span text:style-name="T126">and these two blessed personages are times when the noble Islamic morality is practiced widely. All three of these eras are pleasing to Allah. The Qur'an and the Prophet's (saas)</text:span><text:span text:style-name="T127"> </text:span><text:span text:style-name="T126">hadiths also refer to the periods of Nebuchadnezzar, Nimrod, and Pharaoh, which are times of wickedness and unbelief. Immediately after these evil periods, Allah made Islamic morality prevail. Similarly, our Lord will offer a time ruled by Islamic morality in the End Times: the Golden Age.</text:span></text:p>
      <text:p text:style-name="P4">This Golden Age will be a grander reflection of the Prophet Solomon's (as) and Hazrat Dhu'l-Qarnayn's (as) times. Mahdism means the prevalence of peace, happiness, love, brotherhood, graciousness, sacrifice, humane behavior, and the spirit of cooperation.</text:p>
      <text:p text:style-name="P4">Here are some examples of the similarities between these two blessed personages' times and the Golden Age.</text:p>
      <text:p text:style-name="P4"/>
      <text:h text:style-name="P97" text:outline-level="3"><text:span text:style-name="T39">Hazrat Mahdi's (as)</text:span><text:span text:style-name="T41"> </text:span><text:span text:style-name="T39">Worldwide Rule</text:span></text:h>
      <text:p text:style-name="P4">As stated earlier, the Prophet Solomon (as) and Hazrat Dhu'l-Qarnayn (as) made Islamic morality rule the world. They ruled wide territories and had very powerful armed forces. This shows a similarity to the Golden Age.</text:p>
      <text:p text:style-name="P18"><text:span text:style-name="T126">During the Golden Age, Islamic morality also will rule the world. People will convert to Islam in </text:span><text:soft-page-break/><text:span text:style-name="T126">great numbers, while ideologies that deny Allah will wither away and Islam will be practiced as it was in the time of our Prophet Muhammad (saas). Some of the hadiths describe the Golden Age as follows: </text:span></text:p>
      <text:p text:style-name="P109"><text:span text:style-name="T141">Hazrat Mahdi (as)</text:span><text:span text:style-name="T142"> </text:span><text:span text:style-name="T141">will own the entire world.</text:span><text:span text:style-name="T126"> </text:span><text:span text:style-name="T141">(Al-Muttaqi al-Hindi, Al-Burhan fi `Alamat al-Mahdi Akhir al-Zaman, p. 10)</text:span></text:p>
      <text:p text:style-name="P104">Hazrat Mahdi (as) will (spiritually) conquer the East and West… (Ibn Hajar al-Haythami, Al-Qawl al-Mukhtasar fi `Alamat al-Mahdi al-Muntadhar, p. 57)</text:p>
      <text:p text:style-name="P10"/>
      <text:h text:style-name="P97" text:outline-level="3"><text:span text:style-name="T39">Hazrat Mahdi's (as) Rare and Noble Knowledge Bestowed upon the Prophet Solomon (as) and Hazrat Dhu'l-Qarnayn (as) </text:span></text:h>
      <text:p text:style-name="P49"><text:span text:style-name="T67">Earlier we mentioned the knowledge Allah bestowed upon the Prophet Solomon (as), such as the ability to rule jinns and devils, speak with birds, hear the ants' communication, and had power over the wind and used copper as he wished. Each of these skills separates him from ordinary people. Of Hazrat Dhu'l-Qarnayn (as), Allah says in the Qur'an: </text:span><text:span text:style-name="T70">'Our knowledge encompasses all that happened to him' </text:span><text:span text:style-name="T67">(Surat al-Kahf: 91). He was one of the people blessed by knowledge.</text:span></text:p>
      <text:p text:style-name="P49"><text:span text:style-name="T67">Hazrat Mahdi (as)</text:span><text:span text:style-name="T68"> </text:span><text:span text:style-name="T67">also will have certain special skills. In his book </text:span><text:span text:style-name="T69">Mevzuatu'l ulum</text:span><text:span text:style-name="T67"> (11/246), Taskopruluzade Ahmet Efendi wrote that Hazrat Mahdi (as)</text:span><text:span text:style-name="T68"> </text:span><text:span text:style-name="T67">will possess ilm-e-jafr (the art of divination through numbers). Another account says that: </text:span></text:p>
      <text:p text:style-name="P109"><text:span text:style-name="T141">He is called Hazrat Mahdi (as), for he is the holder of a secret power nobody is able to know. (Al-Barzanji, Al-Isha'ah li-ashrat al-sa'ah, p. 77)</text:span></text:p>
      <text:p text:style-name="P18"><text:span text:style-name="T135">Our Prophet (saas) said that Hazrat Mahdi (as)</text:span><text:span text:style-name="T136"> </text:span><text:span text:style-name="T135">will understand the language of animals and have dominion over people and jinns, just like the Prophet Solomon (as) did. </text:span></text:p>
      <text:p text:style-name="P109"><text:span text:style-name="T141">Hazrat Mahdi (as) is a person who speaks the language of birds and other animals. Therefore, his justice will manifest itself over all people and jinns. (Muhammad ibn ‘Abd al-Rasul Barzanji, Al-Isha‘ah li-ashrat al-sa‘ah, p. 188)</text:span></text:p>
      <text:p text:style-name="P50"/>
      <text:h text:style-name="P98" text:outline-level="3">Their support for peace and preference for diplomacy</text:h>
      <text:p text:style-name="P48">The Prophet Solomon (as) was very peaceful, loving, compassionate, and forgiving in his relations with neighboring countries. He preferred to solve problems through diplomacy and used democratic means. The Prophet Solomon (as) created a superior culture and strengthened his dominion through diplomacy, art, and culture. Despite his irresistible and overwhelmingly powerful armies, however, he never used military force. Hazrat Dhu'l-Qarnayn (as) was also known as the 'person who prevents strife and disorder,' and brought peace and calm to people. Therefore, the times of these two personages look strikingly similar to the Golden Age.</text:p>
      <text:p text:style-name="P48"><text:soft-page-break/>In the Golden Age, people will become Muslims out of their own will, Islamic morality will prevail worldwide, and there will be no war. Accounts of this age say:</text:p>
      <text:p text:style-name="P109"><text:span text:style-name="T141">No one will be woken up from their sleep or have a bleeding nose.</text:span><text:span text:style-name="T126"> </text:span><text:span text:style-name="T141">(Ibn Hajar al-Haythami, Al-Qawl al-Mukhtasar fi `Alamat al-Mahdi al-Muntazar, p. 42)</text:span></text:p>
      <text:p text:style-name="P104">Hazrat Mahdi (as) will follow the way of the Prophet (saas). He will not wake up a sleeping person or shed blood. (Al-Barzanji, Al-Isha'ah li-ashrat al-sa'ah, p. 163)</text:p>
      <text:p text:style-name="P18"><text:span text:style-name="T126">As these hadiths tell it, Hazrat Mahdi (as)</text:span><text:span text:style-name="T127"> </text:span><text:span text:style-name="T126">will bring Islamic morality and peace to the entire world and therefore end all war and violence. He will work to begin a cultural transformation and lead people toward Islam's moral code. During that time, with Allah's permission, the following verse will be realized:</text:span></text:p>
      <text:p text:style-name="P55">When Allah's help and victory have arrived and you have seen people entering Allah's religion in droves, then glorify your Lord's praise and ask His forgiveness. He is the Ever-Returning. (Surat an-Nasr: 1-3)</text:p>
      <text:p text:style-name="P55"/>
      <text:h text:style-name="P97" text:outline-level="3">Urging people to religious morality, and their quick action</text:h>
      <text:p text:style-name="P4">The Prophet Solomon's (as) quick, rational decisions are an important example for all believers. The letters he wrote to the Queen of Saba, in which he urged her and her people to believe in Allah, showed his power of communication. His bringing the Queen of Saba's throne by using a person who possessed knowledge of the Book proved his power for quick decision-making. Hazrat Dhu'l-Qarnayn's (as) decision to build a strong wall—so strong that it would last until the Last Day—against the attacks of the Yajuj and Majuj tribes show his power and rationality. The Golden Age will witness very similar events.</text:p>
      <text:p text:style-name="P24">During the Golden Age, people will embrace Islam, and there will be wide-ranging, sweeping activities toward this end. All nations, one after another, will adopt Islamic morality, and opposing ideologies will be wiped away intellectually through quick and lasting action. All cruel systems will be buried in the sands of time. In the words of the renowned Islamic theologian Muhyiddin Ibn Arabi: </text:p>
      <text:p text:style-name="P109"><text:span text:style-name="T141">Allah will give so much power to Hazrat Mahdi (as). He will remove cruelty from the world overnight, religion will be established, and Islam will be revived. Hazrat Mahdi (as)</text:span><text:span text:style-name="T142"> </text:span><text:span text:style-name="T141">will restore its lost value to it, and it will come to life after its apparent demise ... Ignorant people, misers and cowards alike will be very knowledgeable, generous, and brave. ... They will practice religion as in the time of the Prophet Muhammad (saas).... (Muhyiddin Ibn Arabi, Al-Futuhat al-Makkia, p. 66; Muhammad ibn ‘Abd al-Rasul Barzanji, Al-Isha‘ah li-ashrat al-sa‘ah, p. 186)</text:span></text:p>
      <text:p text:style-name="P104"/>
      <text:h text:style-name="P98" text:outline-level="3">Importance Placed on Construction</text:h>
      <text:p text:style-name="P4">We know that the Prophet Solomon (as) focused on construction projects. He built high arches, statues, huge dishes like cisterns, and great built-in cooking vats by using the jinns and devils who <text:soft-page-break/>did his bidding. Everybody who saw his splendid palace, including the Queen of Saba, greatly admired it. The technology that Hazrat Dhu'l-Qarnayn (as) employed to build the wall was so advanced that it cannot be destroyed, unless Allah wills it.</text:p>
      <text:p text:style-name="P48">In the hadiths of the Prophet Muhammad (saas), we are told that construction will be important during the Golden Age. During this age, peace, tranquility and a very developed civilization will be brought to cities. For example,</text:p>
      <text:p text:style-name="P109"><text:span text:style-name="T141">Hazrat Mahdi (as)</text:span><text:span text:style-name="T142"> </text:span><text:span text:style-name="T141">works in the construction of Constantinople and other places.</text:span><text:span text:style-name="T126"> </text:span><text:span text:style-name="T141">(Ibn Hajar al-Haythami, Al-Qawl al-Mukhtasar fi `Alamat al-Mahdi al-Muntazar, p. 40)</text:span></text:p>
      <text:p text:style-name="P104"/>
      <text:h text:style-name="P98" text:outline-level="3">Using Wealth and Splendor for Islam's Benefit and Allah's Good Pleasure </text:h>
      <text:p text:style-name="P18"><text:span text:style-name="T126">The Prophet Solomon (as) used his wealth to explain Allah's religion and spread Islamic morality throughout the world. In the countries he invaded, he first called on people to believe in Allah and guidance. The letter which he sent to the Queen of Saba, in which he invited both her and her people to Islam, is powerful testimony of that. Hazrat Dhu'l-Qarnayn (as) also had strong dominion, as is seen in his words: </text:span><text:span text:style-name="T130">'The power my Lord has granted me is better than that.'</text:span><text:span text:style-name="T126"> (Surat al-Kahf: 95). He used his great power to prevent disorder.</text:span></text:p>
      <text:p text:style-name="P48">During the Golden Age, people will enjoy great wealth, prosperity, and peace. Hazrat Mahdi (as) will use all of his means to spread Allah's religion, and will follow the noble morality and the dictates of peace in the countries he comes victorious. His unparalleled practices will soften people's hearts and lead them to Islamic morality. Thus, within a very short time this morality will rule the world. Some of the hadiths concerning this time are as follows:</text:p>
      <text:p text:style-name="P104">There will be in my community a Mahdi, who will reign for seven years, or eight years or nine years. My community will receive such benefits which they had never before experienced. The skies will be opened up for them. The earth will not withhold anything of its vegetation. (Ibn Kathir, Al-Bidaya Wa An-Nihaya, 1/42; Ibn Majah, Fitan, 34, H. 4083)</text:p>
      <text:h text:style-name="P91" text:outline-level="1"><text:soft-page-break/>... Before swearing allegiance, they will flood to him in droves, and everyone who goes there will enjoy the Divine plenty. (Ibn Hajar al-Haythami, Al-Qawl al-Mukhtasar fi `Alamat al-Mahdi al-Muntadhar, p. 25)</text:h>
      <text:h text:style-name="P92" text:outline-level="1"><text:span text:style-name="Heading_20_1_20_Char"><text:span text:style-name="T191">CONCLUSION </text:span></text:span></text:h>
      <text:p text:style-name="ANA_20_MET_2039_N"><text:span text:style-name="T155">In the Qur'an, Allah states that He has brought about many miracles by means of the prophets. When the Prophet Moses (as) threw down his staff, for instance, it turned into a serpent, and when he smote the sea with that staff it divided into two, leaving a dry path down the middle. The Prophet Jesus (as) came into the world without a father, and spoke while he was still in the cradle. Another miracle is the way he was able to heal the sick... All these miracles were support and help given to them, in the Sight of Allah, to allow them to convince the people and lead them to believe in them. </text:span></text:p>
      <text:p text:style-name="P4">Allah supported the Prophet Muhammad (saas) by means of both the miracles in the Qur'an and with information given him regarding the unknown. The Prophet (saas) supplied details about events that would happen in the near and distant future. Seeing these actually come to be is both a means of increasing the excitement of believers and of warming the hearts of unbelievers towards Islam.</text:p>
      <text:p text:style-name="P57">Events that would have seemed impossible to happen in his own time, and that no one could even have imagined, which are now occurring one after the other, are clear evidence of the fact that the Prophet (saas) was relating special knowledge.</text:p>
      <text:p text:style-name="P57">We must make it clear that those who refuse to be guided to the true path will nevertheless still refuse to believe, despite the clear evidence and miracles of the Prophet (saas) and the Qur'an. Allah reveals that fact in the Qur'an: </text:p>
      <text:p text:style-name="P131">They have sworn by Allah with their most earnest oaths that if a sign comes to them they will believe in it. Say: 'The signs are in Allah's control alone.' What will make you realize that even if a sign did come, they would still not believe? (Surat al-An'am: 109)</text:p>
      <text:p text:style-name="P132"/>
      <text:h text:style-name="Tr_20_Heading_20_1" text:outline-level="1"><text:span text:style-name="Heading_20_1_20_Char"><text:span text:style-name="T191">THE DECEPTION OF EVOLUTION</text:span></text:span></text:h>
      <text:p text:style-name="ANA_20_MET_2039_N"><text:span text:style-name="T156">D</text:span><text:span text:style-name="T157">arwinism, in other words the theory of evolution, was put forward with the aim of denying the fact of Creation, but is in truth nothing but failed, unscientific nonsense. </text:span><text:span text:style-name="T156">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43"><text:span text:style-name="T82">Yet this propaganda cannot conceal the truth. The fact that </text:span><text:span text:style-name="T75">the theory of evolution is the greatest deception in the history of science </text:span><text:span text:style-name="T82">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4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6"/>
      <text:h text:style-name="P95" text:outline-level="2">The Scientific Collapse of Darwinism</text:h>
      <text:p text:style-name="P25"><text:span text:style-name="T144">As </text:span><text:span text:style-name="T139">a pagan doctrine</text:span><text:span text:style-name="T144"> going back as far as ancient Greece, the theory of evolution was advanced extensively in the nineteenth century. The most important development that made it the top topic of the world of science was Charles Darwin's </text:span><text:span text:style-name="T141">The Origin of Species</text:span><text:span text:style-name="T144">,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39">Darwin's theory was not based on any concrete scientific finding; as he also accepted, it was just an "assumption."</text:span><text:span text:style-name="T144"> Moreover, as Darwin confessed in the long chapter of his book titled </text:span><text:span text:style-name="T139">"Difficulties on Theory," the theory failed in the face of many critical questions. </text:span></text:p>
      <text:p text:style-name="P2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4">1) The theory cannot explain how life originated on Earth. </text:p>
      <text:p text:style-name="P64">2) No scientific finding shows that the "evolutionary mechanisms" proposed by the theory have any evolutionary power at all. </text:p>
      <text:p text:style-name="P64">3) The fossil record proves the exact opposite of what the theory suggests.</text:p>
      <text:p text:style-name="P64">In this section, we will examine these three basic points in general outlines:</text:p>
      <text:p text:style-name="P68"/>
      <text:h text:style-name="P95" text:outline-level="2"><text:soft-page-break/>The First Insurmountable Step: The Origin of Life</text:h>
      <text:p text:style-name="P69"><text:span text:style-name="T82">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75">How did this "first cell" originate?</text:span></text:p>
      <text:p text:style-name="P69"><text:span text:style-name="T75">Since the theory of evolution ignorantly denies Creation, it maintains that the "first cell" originated as a product of blind coincidences within the laws of nature, without any plan or arrangement.</text:span><text:span text:style-name="T82"> According to the theory, inanimate matter must have produced a living cell as a result of coincidences. Such a claim, however, is inconsistent with the most unassailable rules of biology. </text:span></text:p>
      <text:p text:style-name="P64"/>
      <text:h text:style-name="P95" text:outline-level="2">"Life Comes From Life"</text:h>
      <text:p text:style-name="P6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9"><text:span text:style-name="T82">Similarly, maggots developing in rotting meat was assumed to be evidence of spontaneous generation. However, </text:span><text:span text:style-name="T74">it was later understood that worms did not appear on meat spontaneously, but were carried there by flies in the form of larvae, invisible to the naked eye. </text:span></text:p>
      <text:p text:style-name="P69"><text:span text:style-name="T82">Even when Darwin wrote </text:span><text:span text:style-name="T76">The Origin of Species</text:span><text:span text:style-name="T82">, the belief that bacteria could come into existence from non-living matter was widely accepted in the world of science. </text:span></text:p>
      <text:p text:style-name="P69"><text:span text:style-name="T82">However, </text:span><text:span text:style-name="T75">five years after the publication of Darwin's book, Louis Pasteur announced his results after long studies and experiments, that disproved spontaneous generation, a cornerstone of Darwin's theory.</text:span><text:span text:style-name="T82"> In his triumphal lecture at the Sorbonne in 1864, </text:span><text:span text:style-name="T75">Pasteur said: "Never will the doctrine of spontaneous generation recover from the mortal blow struck by this simple experiment."</text:span><text:span text:style-name="T178">11</text:span></text:p>
      <text:p text:style-name="P6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06"/>
      <text:h text:style-name="P95" text:outline-level="2">Inconclusive Efforts of the Twentieth Century</text:h>
      <text:p text:style-name="P6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9"><text:soft-page-break/><text:span text:style-name="T173">Unfortunately, however, the problem of the origin of the cell is perhaps the most obscure point in the whole study of the evolution of organisms.</text:span><text:span text:style-name="T178">12</text:span></text:p>
      <text:p text:style-name="P6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9"><text:span text:style-name="T82">Barely a few years had passed before it was revealed that </text:span><text:span text:style-name="T75">this experiment, which was then presented as an important step in the name of evolution, was invalid, for the atmosphere used in the experiment was very different from the real Earth conditions.</text:span><text:span text:style-name="T178">13</text:span></text:p>
      <text:p text:style-name="P109"><text:span text:style-name="T144">After a long silence, </text:span><text:span text:style-name="T139">Miller confessed that the atmosphere medium he used was unrealistic.</text:span><text:span text:style-name="T121">14</text:span></text:p>
      <text:p text:style-name="P69"><text:span text:style-name="T75">All the evolutionists' efforts throughout the twentieth century to explain the origin of life ended in failure</text:span><text:span text:style-name="T82">. The geochemist Jeffrey Bada, from the San Diego Scripps Institute accepts this fact in an article published in </text:span><text:span text:style-name="T76">Earth</text:span><text:span text:style-name="T82"> magazine in 1998:</text:span></text:p>
      <text:p text:style-name="P73"><text:span text:style-name="T173">Today as we leave the twentieth century, we still face the biggest unsolved problem that we had when we entered the twentieth century: How did life originate on Earth?</text:span><text:span text:style-name="T178">15</text:span></text:p>
      <text:p text:style-name="P72"/>
      <text:h text:style-name="P95" text:outline-level="2">The Complex Structure of Life </text:h>
      <text:p text:style-name="P69"><text:span text:style-name="T82">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75">Today, even in the most developed laboratories of the world, no single protein of the cell, let alone a living cell itself, can be produced by bringing organic chemicals together.</text:span></text:p>
      <text:p text:style-name="P69"><text:span text:style-name="T82">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text:span text:style-name="T75">"0."</text:span></text:p>
      <text:p text:style-name="P65">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74">1.<text:tab/>Protein cannot be synthesized without enzymes, and enzymes are all proteins.</text:p>
      <text:p text:style-name="P105">2.<text:tab/>Around 100 proteins need to be present in order for a single protein to be synthesized. There therefore need to be proteins for proteins to exist. </text:p>
      <text:p text:style-name="P65">3.<text:tab/>DNA manufactures the protein-synthesizing enzymes. Protein cannot be synthesized without DNA. DNA is therefore also needed in order for proteins to form.</text:p>
      <text:p text:style-name="P65">4.<text:tab/>All the organelles in the cell have important tasks in protein synthesis. In other words, in order for proteins to form a perfect and fully functioning cell needs to exist together with all its organelles.</text:p>
      <text:p text:style-name="P64"><text:soft-page-break/>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9"><text:span text:style-name="T8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76">Scientific American</text:span><text:span text:style-name="T82"> magazine:</text:span></text:p>
      <text:p text:style-name="P69"><text:span text:style-name="T174">It is extremely improbable that proteins and nucleic acids, both of which are structurally complex, arose spontaneously in the same place at the same time. </text:span><text:span text:style-name="T173">Yet it also seems impossible to have one without the other. And so, at first glance, one might have to conclude that life could never, in fact, have originated by chemical means.</text:span><text:span text:style-name="T178">16</text:span></text:p>
      <text:p text:style-name="P69"><text:span text:style-name="T82">No doubt, if it is impossible for life to have originated spontaneously as a result of blind coincidences, then it has to be accepted that life was "</text:span><text:span text:style-name="T75">created</text:span><text:span text:style-name="T82">." This fact explicitly invalidates the theory of evolution, whose main purpose is to deny Creation. </text:span></text:p>
      <text:p text:style-name="P64"/>
      <text:h text:style-name="P95" text:outline-level="2">Imaginary Mechanism of Evolution </text:h>
      <text:p text:style-name="P64">The second important point that negates Darwin's theory is that both concepts put forward by the theory as "evolutionary mechanisms" were understood to have, in reality, no evolutionary power. </text:p>
      <text:p text:style-name="P69"><text:span text:style-name="T82">Darwin based his evolution allegation entirely on the mechanism of "natural selection." The importance he placed on this mechanism was evident in the name of his book: </text:span><text:span text:style-name="T76">The Origin of Species</text:span><text:span text:style-name="T82">, By Means of Natural Selection…</text:span></text:p>
      <text:p text:style-name="P7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9"><text:span text:style-name="T82">Therefore, </text:span><text:span text:style-name="T75">the mechanism of natural selection has no evolutionary power. Darwin was also aware of this fact </text:span><text:span text:style-name="T82">and had to state this in his book </text:span><text:span text:style-name="T76">The Origin of Species</text:span><text:span text:style-name="T82">:</text:span></text:p>
      <text:p text:style-name="P109"><text:span text:style-name="T149">Natural selection can do nothing until favourable individual differences or variations occur.</text:span><text:span text:style-name="T121">17</text:span></text:p>
      <text:p text:style-name="P103"/>
      <text:h text:style-name="P95" text:outline-level="2">Lamarck's Impact</text:h>
      <text:p text:style-name="P6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9"><text:soft-page-break/><text:span text:style-name="T82">Darwin also gave similar examples. In his book </text:span><text:span text:style-name="T76">The Origin of Species</text:span><text:span text:style-name="T82">, for instance, he said that some bears going into water to find food transformed themselves into whales over time.</text:span><text:span text:style-name="T178">18</text:span></text:p>
      <text:p text:style-name="P6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4"/>
      <text:h text:style-name="P95" text:outline-level="2">Neo-Darwinism and Mutations</text:h>
      <text:p text:style-name="P11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9"><text:span text:style-name="T82">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75">Mutations do not cause living beings to develop; on the contrary, they are always harmful.</text:span><text:span text:style-name="T82"> </text:span></text:p>
      <text:p text:style-name="P69"><text:span text:style-name="T82">The reason for this is very simple: </text:span><text:span text:style-name="T75">DNA has a very complex structure, and random effects can only harm it.</text:span><text:span text:style-name="T82"> The American geneticist B. G. Ranganathan explains this as follows:</text:span></text:p>
      <text:p text:style-name="P69"><text:span text:style-name="T171">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172"> if an earthquake were to shake a highly ordered structure such as a building, there would be a random change in the framework of the building which, in all probability, would not be an improvement.</text:span><text:span text:style-name="T179">19</text:span></text:p>
      <text:p text:style-name="P109"><text:span text:style-name="T14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39">there is no "evolutionary mechanism" in nature.</text:span><text:span text:style-name="T144"> Since no evolutionary mechanism exists, no such imaginary process called "evolution" could have taken place. </text:span></text:p>
      <text:p text:style-name="P106"/>
      <text:h text:style-name="P95" text:outline-level="2">The Fossil Record: No Sign of Intermediate Forms</text:h>
      <text:p text:style-name="P64">The clearest evidence that the scenario suggested by the theory of evolution did not take place is the fossil record. </text:p>
      <text:p text:style-name="P6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5"><text:soft-page-break/>Had this been the case, numerous intermediary species should have existed and lived within this long transformation period. </text:p>
      <text:p text:style-name="P6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09"><text:span text:style-name="T139">If such animals ever really existed, there should be millions and even billions of them in number and variety. More importantly, the remains of these strange creatures should be present in the fossil record.</text:span><text:span text:style-name="T144"> In </text:span><text:span text:style-name="T141">The Origin of Species</text:span><text:span text:style-name="T144">, Darwin explained:</text:span></text:p>
      <text:p text:style-name="P69"><text:span text:style-name="T173">If my theory be true, numberless intermediate varieties, linking most closely all of the species of the same group together must assuredly have existed... Consequently, evidence of their former existence could be found only amongst fossil remains.</text:span><text:span text:style-name="T178">20</text:span></text:p>
      <text:p text:style-name="P69"><text:span text:style-name="T82">However, </text:span><text:span text:style-name="T75">Darwin was well aware that no fossils of these intermediate forms had yet been found.</text:span><text:span text:style-name="T82"> He regarded this as a major difficulty for his theory. In one chapter of his book titled "Difficulties on Theory," he wrote:</text:span></text:p>
      <text:p text:style-name="P69"><text:span text:style-name="T174">Why</text:span><text:span text:style-name="T173">, if species have descended from other species by insensibly fine gradations, </text:span><text:span text:style-name="T17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73"> </text:span><text:span text:style-name="T178">21</text:span></text:p>
      <text:p text:style-name="P62"/>
      <text:h text:style-name="P95" text:outline-level="2">Darwin's Hopes Shattered</text:h>
      <text:p text:style-name="P69"><text:span text:style-name="T82">However, although evolutionists have been making strenuous efforts to find fossils since the middle of the nineteenth century all over the world, </text:span><text:span text:style-name="T75">no transitional forms have yet been uncovered.</text:span><text:span text:style-name="T82"> All of the fossils, contrary to the evolutionists' expectations, show that </text:span><text:span text:style-name="T75">life appeared on Earth all of a sudden and fully-formed. </text:span></text:p>
      <text:p text:style-name="P75">One famous British paleontologist, Derek V. Ager, admits this fact, even though he is an evolutionist:</text:p>
      <text:p text:style-name="P69"><text:span text:style-name="T175">The point emerges that if we examine the fossil record in detail, whether at the level of orders or of species, </text:span><text:span text:style-name="T176">we find – over and over again – not gradual evolution, but the sudden explosion of one group at the expense of another.</text:span><text:span text:style-name="T180">22</text:span></text:p>
      <text:p text:style-name="P73"><text:span text:style-name="T82">This means that in </text:span><text:span text:style-name="T75">the fossil record, all living species suddenly emerge as fully formed, without any intermediate forms in between.</text:span><text:span text:style-name="T82"> This is just the opposite of Darwin's assumptions. Also, this is very strong evidence that </text:span><text:span text:style-name="T75">all living things are created.</text:span><text:span text:style-name="T82"> The only explanation of a living species emerging suddenly and complete in every detail without any evolutionary ancestor is that it was created. This fact is admitted also by the widely known evolutionist biologist Douglas Futuyma:</text:span></text:p>
      <text:p text:style-name="P109"><text:span text:style-name="T14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21">23</text:span></text:p>
      <text:p text:style-name="P69"><text:soft-page-break/><text:span text:style-name="T75">Fossils show that living beings emerged fully developed and in a perfect state on the Earth.</text:span><text:span text:style-name="T82"> That means that "the origin of species," contrary to Darwin's supposition, is not evolution, but </text:span><text:span text:style-name="T75">Creation</text:span><text:span text:style-name="T82">.</text:span></text:p>
      <text:p text:style-name="P64"/>
      <text:h text:style-name="P95" text:outline-level="2">The Tale of Human Evolution</text:h>
      <text:p text:style-name="P7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67">1. Australopithecus </text:p>
      <text:p text:style-name="P67">2. Homo habilis</text:p>
      <text:p text:style-name="P67">3. Homo erectus</text:p>
      <text:p text:style-name="P67">4. Homo sapiens</text:p>
      <text:p text:style-name="P69"><text:span text:style-name="T8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78">24</text:span></text:p>
      <text:p text:style-name="P69"><text:span text:style-name="T82">Evolutionists classify the next stage of human evolution as "homo," that is "man." According to their claim, the living beings in the Homo series are more developed than </text:span><text:span text:style-name="T76">Australopithecus</text:span><text:span text:style-name="T8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76">Homo sapiens</text:span><text:span text:style-name="T82">, are extremely difficult and may even resist a final, satisfying explanation."</text:span><text:span text:style-name="T178">25</text:span></text:p>
      <text:p text:style-name="P69"><text:span text:style-name="T82">By outlining the link chain as </text:span><text:span text:style-name="T76">Australopithecus &gt; Homo habilis &gt; Homo erectus &gt; Homo sapiens</text:span><text:span text:style-name="T82">, evolutionists imply that each of these species is one another's ancestor. However, recent findings of paleoanthropologists have revealed that </text:span><text:span text:style-name="T76">Australopithecus, Homo habilis</text:span><text:span text:style-name="T82">, and </text:span><text:span text:style-name="T76">Homo erectus</text:span><text:span text:style-name="T82"> lived at different parts of the world at the same time.</text:span><text:span text:style-name="T178">26</text:span></text:p>
      <text:p text:style-name="P69"><text:span text:style-name="T82">Moreover, a certain segment of humans classified as Homo erectus have lived up until very modern times. </text:span><text:span text:style-name="T75">Homo sapiens neandarthalensis and Homo sapiens sapiens (man) co-existed in the same region.</text:span><text:span text:style-name="T178">27</text:span></text:p>
      <text:p text:style-name="P6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9"><text:span text:style-name="T17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78">28</text:span></text:p>
      <text:p text:style-name="P69"><text:span text:style-name="T82">Put briefly, the scenario of human evolution, which is "upheld" with the help of various drawings of some "half ape, half human" creatures appearing in the media and course books, that is, frankly, by means of propaganda, is nothing but </text:span><text:span text:style-name="T75">a tale with no scientific foundation. </text:span></text:p>
      <text:p text:style-name="P69"><text:soft-page-break/><text:span text:style-name="T82">Lord Solly Zuckerman, one of the most famous and respected scientists in the U.K., who carried out research on this subject for years and studied Australopithecus fossils for 15 years, finally concluded, despite being an evolutionist himself, </text:span><text:span text:style-name="T75">that there is, in fact, no such family tree branching out from ape-like creatures to man. </text:span></text:p>
      <text:p text:style-name="P6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9"><text:span text:style-name="T17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79">29</text:span></text:p>
      <text:p text:style-name="P76"><text:span text:style-name="T75">The tale of human evolution</text:span><text:span text:style-name="T82"> boils down to nothing but the prejudiced interpretations of some fossils unearthed by certain people, who blindly adhere to their theory.</text:span></text:p>
      <text:p text:style-name="P75"/>
      <text:h text:style-name="P95" text:outline-level="2">Darwinian Formula!</text:h>
      <text:p text:style-name="P64">Besides all the technical evidence we have dealt with so far, let us now for once, examine what kind of a superstition the evolutionists have with an example so simple as to be understood even by children:</text:p>
      <text:p text:style-name="P69"><text:span text:style-name="T8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75">Darwinian formula</text:span><text:span text:style-name="T82">":</text:span></text:p>
      <text:p text:style-name="P71"><text:span text:style-name="T8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can by no means form by chance—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text:span><text:span text:style-name="T75">No matter what they do, they cannot produce from these barrels a human, say a professor that examines his cell structure under the electron microscope.</text:span><text:span text:style-name="T82">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9"><text:span text:style-name="T82">Briefly, </text:span><text:span text:style-name="T75">unconscious atoms cannot form the cell</text:span><text:span text:style-name="T82"> by coming together. They cannot take a new decision and divide this cell into two, then take other decisions and create the professors who first invent </text:span><text:soft-page-break/><text:span text:style-name="T82">the electron microscope and then examine their own cell structure under that microscope. </text:span><text:span text:style-name="T75">Matter is an unconscious, lifeless heap, and it comes to life with Allah's superior creation. </text:span></text:p>
      <text:p text:style-name="P113">The theory of evolution, which claims the opposite, is a total fallacy completely contrary to reason. Thinking even a little bit on the claims of evolutionists discloses this reality, just as in the above example.</text:p>
      <text:p text:style-name="P106"/>
      <text:h text:style-name="P95" text:outline-level="2">Technology in the Eye and the Ear</text:h>
      <text:p text:style-name="P64">Another subject that remains unanswered by evolutionary theory is the excellent quality of perception in the eye and the ear. </text:p>
      <text:p text:style-name="P6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9"><text:span text:style-name="T75">The brain is insulated from light.</text:span><text:span text:style-name="T82">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9"><text:span text:style-name="T75">The image formed in the eye is so sharp and distinct that even the technology of the twentieth century has not been able to attain it.</text:span><text:span text:style-name="T82">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1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9"><text:span text:style-name="T82">If a device producing a more primitive image than </text:span><text:span text:style-name="T75">the eye could not have been formed by chance,</text:span><text:span text:style-name="T82"> then it is very evident that the eye and the image seen by the eye could not have been formed by chance. The same situation applies to the ear. The outer ear picks up the available sounds by the </text:span><text:soft-page-break/><text:span text:style-name="T82">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9"><text:span text:style-name="T82">The situation in the eye is also true for the ear. That is, </text:span><text:span text:style-name="T75">the brain is insulated from sound</text:span><text:span text:style-name="T82"> just as it is from light. It does not let any sound in. Therefore, no matter how noisy is the outside, the inside of the brain is completely silent. Nevertheless, the sharpest sounds are perceived in the brain. </text:span><text:span text:style-name="T75">In your completely silent brain, you listen to symphonies, and hear all of the noises in a crowded place.</text:span><text:span text:style-name="T82"> However, were the sound level in your brain measured by a precise device at that moment, complete silence would be found to be prevailing there. </text:span></text:p>
      <text:p text:style-name="P69"><text:span text:style-name="T8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75">the creation of man</text:span><text:span text:style-name="T82">.</text:span></text:p>
      <text:p text:style-name="P64">So far, no man-made visual or recording apparatus has been as sensitive and successful in perceiving sensory data as are the eye and the ear. However, as far as seeing and hearing are concerned, a far greater truth lies beyond all this. </text:p>
      <text:p text:style-name="P64"/>
      <text:h text:style-name="P95" text:outline-level="2">To Whom Does the Consciousness that Sees and Hears within the Brain Belong? </text:h>
      <text:p text:style-name="P64">Who watches an alluring world in the brain, listens to symphonies and the twittering of birds, and smells the rose?</text:p>
      <text:p text:style-name="P69"><text:span text:style-name="T8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75">There is a consciousness in the brain that perceives all this without feeling any need for an eye, an ear, and a nose. </text:span><text:span text:style-name="T82">To whom does this consciousness belong? Of course it does not belong to the nerves, the fat layer, and neurons comprising the brain. This is why Darwinist-materialists, who believe that everything is comprised of matter, cannot answer these questions. </text:span></text:p>
      <text:p text:style-name="P69"><text:span text:style-name="T82">For </text:span><text:span text:style-name="T75">this consciousness is the spirit created by Allah,</text:span><text:span text:style-name="T82"> which needs neither the eye to watch the images nor the ear to hear the sounds. Furthermore, it does not need the brain to think. </text:span></text:p>
      <text:p text:style-name="P64">Everyone who reads this explicit and scientific fact should ponder on Almighty Allah, and fear and seek refuge in Him, for He squeezes the entire universe in a pitch-dark place of a few cubic centimeters in a three-dimensional, colored, shadowy, and luminous form.</text:p>
      <text:h text:style-name="P96" text:outline-level="2"><text:soft-page-break/>A Materialist Faith</text:h>
      <text:p text:style-name="P69"><text:span text:style-name="T82">The information we have presented so far shows us that </text:span><text:span text:style-name="T74">the theory of evolution is incompatible with scientific findings</text:span><text:span text:style-name="T82">. The theory's claim regarding the origin of life is inconsistent with science, the evolutionary mechanisms it proposes have no evolutionary power, and fossils demonstrate that </text:span><text:span text:style-name="T74">the required intermediate forms have never existed</text:span><text:span text:style-name="T82">. So, it certainly follows that the theory of evolution should be pushed aside as an unscientific idea. This is how many ideas, such as the Earth-centered universe model, have been taken out of the agenda of science throughout history. </text:span></text:p>
      <text:p text:style-name="P64">However, the theory of evolution is kept on the agenda of science. Some people even try to represent criticisms directed against it as an "attack on science." Why?</text:p>
      <text:p text:style-name="P69"><text:span text:style-name="T82">The reason is that this theory is an indispensable dogmatic belief for some circles. These circles are </text:span><text:span text:style-name="T75">blindly devoted</text:span><text:span text:style-name="T82"> to materialist philosophy and adopt Darwinism because it is the only materialist explanation that can be put forward to explain the workings of nature.</text:span></text:p>
      <text:p text:style-name="P64">Interestingly enough, they also confess this fact from time to time. A well-known geneticist and an outspoken evolutionist, Richard C. Lewontin from Harvard University, confesses that he is "first and foremost a materialist and then a scientist":</text:p>
      <text:p text:style-name="P109"><text:span text:style-name="T15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22">30</text:span></text:p>
      <text:p text:style-name="P69"><text:span text:style-name="T82">These are explicit statements that </text:span><text:span text:style-name="T75">Darwinism is a dogma</text:span><text:span text:style-name="T82">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9"><text:span text:style-name="T82">Anyone who does not look at the origin of living beings with a materialist prejudice sees this evident truth: </text:span><text:span text:style-name="T75">All living beings are works of a Creator,</text:span><text:span text:style-name="T82"> Who is All-Powerful, All-Wise, and All-Knowing. </text:span><text:span text:style-name="T75">This Creator is Allah,</text:span><text:span text:style-name="T82"> Who created the whole universe from non-existence, in the most perfect form, and fashioned all living beings.</text:span></text:p>
      <text:p text:style-name="P64"/>
      <text:h text:style-name="P95" text:outline-level="2">The Theory of Evolution: The Most Potent Spell in the World </text:h>
      <text:p text:style-name="P6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7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text:soft-page-break/>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64">In fact, Allah has pointed to this lack of reason in the Qur'an. In many verses, He reveals that some peoples' minds will be closed and that they will be powerless to see the truth. Some of these verses are as follows:</text:p>
      <text:p text:style-name="P105">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05">…<text:span text:style-name="T159"> </text:span>They have hearts with which they do not understand. They have eyes with which they do not see. They have ears with which they do not hear. Such people are like cattle. No, they are even further astray! They are the unaware. (Surat al-A'raf: 179)</text:p>
      <text:p text:style-name="P105">Even if We opened up to them a door into heaven, and they spent the day ascending through it, they would only say: "Our eyesight is befuddled! Or rather we have been put under a spell!" (Surat al-Hijr: 14-15) </text:p>
      <text:p text:style-name="P6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6">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28"><text:span text:style-name="T139">He said: "You throw." And when they threw, they cast a spell on the people's eyes and caused them to feel great fear of them. They produced an extremely powerful magic. (Surat al-A'raf: 116)</text:span></text:p>
      <text:p text:style-name="P26">As we have seen, Pharaoh's magicians were able to deceive everyone, apart from the Prophet Moses (pbuh) and those who believed in him. However, his evidence broke the spell, or "swallowed up what they had forged," as revealed in the verse:</text:p>
      <text:p text:style-name="P27">We revealed to Moses: "Throw down your staff." And it immediately swallowed up what they had forged. So the Truth took place and what they did was shown to be false. (Surat al-A'raf: 117-118)</text:p>
      <text:p text:style-name="P64"><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9"><text:span text:style-name="T173">I myself am convinced that </text:span><text:span text:style-name="T174">the theory of evolution</text:span><text:span text:style-name="T173">, especially the extent to which it's been applied, </text:span><text:span text:style-name="T174">will be one of the great jokes in the history books in the future.</text:span><text:span text:style-name="T173"> Posterity will marvel that so very flimsy and dubious an hypothesis could be accepted with the incredible credulity that it has.</text:span><text:span text:style-name="T178">31</text:span></text:p>
      <text:p text:style-name="P28"><text:span text:style-name="T144">That future is not far off: On the contrary, people will soon see that "chance" is not a deity, and will look back on </text:span><text:span text:style-name="T139">the theory of evolution as the worst deceit and the most terrible spell in the world. </text:span><text:span text:style-name="T144">That spell is already rapidly beginning to be lifted from the shoulders of people all over the world. Many people who see its true face are wondering with amazement how they could ever have been taken in by it.</text:span></text:p>
      <text:p text:style-name="P63"/>
      <text:p text:style-name="P26"/>
      <text:p text:style-name="P63"/>
      <text:p text:style-name="P130">They said 'Glory be to You! We have no knowledge except what You have taught us. You are the All-Knowing, the All-Wise.' (Surat al-Baqara: 32)</text:p>
      <text:p text:style-name="P64"/>
      <text:p text:style-name="P64"/>
      <text:h text:style-name="P90" text:outline-level="1">NOTES</text:h>
      <text:p text:style-name="P70"/>
      <text:p text:style-name="P99">1. Bediuzzaman Said Nursi, <text:span text:style-name="T158">Risale-i Nur Collection</text:span>, <text:span text:style-name="T158">The Rays</text:span>, Fourteenth Ray</text:p>
      <text:p text:style-name="P99">2. M. Encarta Encyclopedia 2000, 'Terrorism'</text:p>
      <text:p text:style-name="P99">3. US Geological Survey National Earthquake Information Center, "Earthquake Facts and Statistics", 2000, http://neic.usgs.gov/neis/eqlists/eqstats.html</text:p>
      <text:p text:style-name="P100">4. US Geological Survey National Earthquake Information Center, "Earthquake Facts and Statistics", 2000, http://neic.usgs.gov/neis/eqlists/eqstats.html</text:p>
      <text:p text:style-name="P100">5. UNICEF, 'Children and Poverty: Key Facts', 2000; http://www.unicef.org/copenhagen5/ factsheets.htm</text:p>
      <text:p text:style-name="P99">6. Manufacturing Dissent, 'World Statistics – The Rich and the Poor', 1999; http://www.reagan.com/HotTopics.main/HotMike/document-8.13.1999.6.html</text:p>
      <text:p text:style-name="P99">7. UNICEF, "Children and Poverty: Key Facts", 2000, http://www.unicef.org/copenhagen5/ factsheets.htm</text:p>
      <text:p text:style-name="P99">8. <text:span text:style-name="T158">Faslu'l-Makal fi Ref'i Isa Hayyen ve Nuzulihi ve Katlihi'd-Deccal</text:span>, p.20</text:p>
      <text:p text:style-name="P99">9. Bediuzzaman Said Nursi, <text:span text:style-name="T158">Risale-i Nur Collection, The Words</text:span>, 'The Twenty-fourth Word: Third Branch'</text:p>
      <text:p text:style-name="P99">10. M. Encarta Encyclopedia 2000, 'Aging' </text:p>
      <text:p text:style-name="P99"><text:soft-page-break/>11. Sidney Fox, Klaus Dose, <text:span text:style-name="T158">Molecular Evolution and the Origin of Life</text:span>, W. H. Freeman and Company, San Francisco, 1972, p. 4.</text:p>
      <text:p text:style-name="P99">12. Alexander I. Oparin, <text:span text:style-name="T158">Origin of Life</text:span>, Dover Publications, New York, 1936, 1953 (reprint), p. 196.</text:p>
      <text:p text:style-name="P99">13. "New Evidence on Evolution of Early Atmosphere and Life," <text:span text:style-name="T158">Bulletin of the American Meteorological Society</text:span>, vol 63, November 1982, p. 1328-1330. </text:p>
      <text:p text:style-name="P99">14. Stanley Miller, <text:span text:style-name="T158">Molecular Evolution of Life: Current Status of the Prebiotic Synthesis of Small Molecules</text:span>, 1986, p. 7.</text:p>
      <text:p text:style-name="P99">15. Jeffrey Bada, <text:span text:style-name="T158">Earth</text:span>, February 1998, p. 40.</text:p>
      <text:p text:style-name="P99">16. Leslie E. Orgel, "The Origin of Life on Earth", <text:span text:style-name="T158">Scientific American</text:span>, vol. 271, October 1994, p. 78.</text:p>
      <text:p text:style-name="P99">17. Charles Darwin, <text:span text:style-name="T158">The Origin of Species by Means of Natural Selection</text:span>, The Modern Library, New York, p. 127.</text:p>
      <text:p text:style-name="P99">18. Charles Darwin, <text:span text:style-name="T158">The Origin of Species: A Facsimile of the First Edition</text:span>, Harvard University Press, 1964, p. 184.</text:p>
      <text:p text:style-name="P99">19. B. G. Ranganathan, <text:span text:style-name="T158">Origins?</text:span>, Pennsylvania: The Banner of Truth Trust, 1988, p. 7.</text:p>
      <text:p text:style-name="P99">20. Charles Darwin, <text:span text:style-name="T158">The Origin of Species: A Facsimile of the First Edition</text:span>, Harvard University Press, 1964, p. 179.</text:p>
      <text:p text:style-name="P99">21. Charles Darwin, <text:span text:style-name="T158">The Origin of Species</text:span>, p. 172.</text:p>
      <text:p text:style-name="P99">22. Derek A. Ager, "The Nature of the Fossil Record", <text:span text:style-name="T158">Proceedings of the British Geological Association</text:span>, vol 87, 1976, p. 133.</text:p>
      <text:p text:style-name="P99">23. Douglas J. Futuyma, <text:span text:style-name="T158">Science on Trial</text:span>, Pantheon Books, New York, 1983. p. 197.</text:p>
      <text:p text:style-name="P99">24. Solly Zuckerman, <text:span text:style-name="T158">Beyond the Ivory Tower</text:span>, Toplinger Publications, New York, 1970, pp. 75-14; Charles E. Oxnard, "The Place of Australopithecines in Human Evolution: Grounds for Doubt", <text:span text:style-name="T158">Nature</text:span>, vol 258, p. 389.</text:p>
      <text:p text:style-name="P99">25. "Could science be brought to an end by scientists' belief that they have final answers or by society's reluctance to pay the bills?" <text:span text:style-name="T158">Scientific American</text:span>, December 1992, p. 20.</text:p>
      <text:p text:style-name="P99">26. Alan Walker, <text:span text:style-name="T158">Science</text:span>, vol. 207, 7 March 1980, p. 1103; A. J. Kelso, <text:span text:style-name="T158">Physical Antropology</text:span>, 1st ed., J. B. Lipincott Co., New York, 1970, p. 221; M. D. Leakey, <text:span text:style-name="T158">Olduvai Gorge</text:span>, vol. 3, Cambridge University Press, Cambridge, 1971, p. 272.</text:p>
      <text:p text:style-name="P99">27. Jeffrey Kluger, "Not So Extinct After All: The Primitive Homo Erectus May Have Survived Long Enough To Coexist With Modern Humans", <text:span text:style-name="T158">Time</text:span>, 23 December 1996.</text:p>
      <text:p text:style-name="P99">28. S. J. Gould, <text:span text:style-name="T158">Natural History</text:span>, vol. 85, 1976, p. 30.</text:p>
      <text:p text:style-name="P99">29. Solly Zuckerman, <text:span text:style-name="T158">Beyond the Ivory Tower</text:span>, p. 19.</text:p>
      <text:p text:style-name="P99">30. Richard Lewontin, "The Demon-Haunted World," <text:span text:style-name="T158">The New York Review of Books</text:span>, January 9, 1997, p. 28.</text:p>
      <text:p text:style-name="P99">31. Malcolm Muggeridge, <text:span text:style-name="T158">The End of Christendom</text:span>, Grand Rapids: Eerdmans, 1980, p. 43.</text:p>
      <text:p text:style-name="P38"/>
      <text:p text:style-name="P38"/>
      <text:p text:style-name="P87"/>
      <text:p text:style-name="P83"/>
      <text:p text:style-name="P83"/>
      <text:h text:style-name="P90" text:outline-level="1">CAPTURE</text:h>
      <text:p text:style-name="P83">S:20</text:p>
      <text:p text:style-name="P83">Hiroshima</text:p>
      <text:p text:style-name="P83"/>
      <text:p text:style-name="P83">S:30</text:p>
      <text:p text:style-name="P83">Torah</text:p>
      <text:p text:style-name="P83"/>
      <text:p text:style-name="P83"><text:soft-page-break/>S:37</text:p>
      <text:p text:style-name="P83">Charles Darwin</text:p>
      <text:p text:style-name="P83"/>
      <text:p text:style-name="P83">S:42</text:p>
      <text:p text:style-name="P83">Newsweek, 11 February 1980</text:p>
      <text:p text:style-name="P83"/>
      <text:p text:style-name="P83">S:44</text:p>
      <text:p text:style-name="P83">A picture of the July 31, 1981, solar eclipse.</text:p>
      <text:p text:style-name="P83"/>
      <text:p text:style-name="P83">S:45</text:p>
      <text:p text:style-name="P83">A picture of the 1981 eclipse carried by Sky Telescope magazine in its July 1999 edition.</text:p>
      <text:p text:style-name="P83"/>
      <text:p text:style-name="P83">S:47</text:p>
      <text:p text:style-name="P83">On March 6, the Soviet Vega-1 spacecraft flew within 5,500 miles of Halley's comet, sending back the first pictures of the comet's icy core.</text:p>
      <text:p text:style-name="P83"/>
      <text:p text:style-name="P83">S:49</text:p>
      <text:p text:style-name="P83">ASTRONOMY MAZGAZINE</text:p>
      <text:p text:style-name="P83"/>
      <text:p text:style-name="P83">S:51</text:p>
      <text:p text:style-name="P83">TIME, 3.12.1979</text:p>
      <text:p text:style-name="P83">In 1979, there was a massacre in an attack on the Kaaba during the hajj pilgrimage, just as had been revealed in a hadith. This bloody attack on the Kaaba took place on Muharram 1, 1400, (November 21, 1979), in other words on the first day of Hijri 1400, at the beginning of the period when signs of the final times began to follow one another.</text:p>
      <text:p text:style-name="P83"/>
      <text:p text:style-name="P83">S:52</text:p>
      <text:p text:style-name="P83">In July 1991, Iraq invaded Kuwait, and as a result of the burning of the Kuwaiti oil wells Kuwait, and the Persian Gulf were engulfed in flames.</text:p>
      <text:p text:style-name="P83"/>
      <text:p text:style-name="P83">S:54</text:p>
      <text:p text:style-name="P83"><text:soft-page-break/>This portent from the Sun may be the great explosion that to ok place in the twentieth century. On the left of the picture above is an image of the Sun taken in 1996. The image on the right was taken in 2000, and shows its la test appearance, after the explosion.</text:p>
      <text:p text:style-name="P83"/>
      <text:p text:style-name="P83">S:56</text:p>
      <text:p text:style-name="P83">"… Those who believe in him and honor him and help him, and follow the Light that has been sent down with him, they are the ones who are successful." </text:p>
      <text:p text:style-name="P83">(Surat al-A'raf: 157) </text:p>
      <text:p text:style-name="P83"/>
      <text:p text:style-name="P83">S:65</text:p>
      <text:p text:style-name="P83">You would have supposed them to be awake whereas in fact they were asleep. We moved them to the right and to the left, and, at the entrance, their dog stretched out its paws. If you had looked down and seen them, you would have turned from them and run and have been filled with terror at the sight of them.</text:p>
      <text:p text:style-name="P83">(Surat al-Kahf: 18)</text:p>
      <text:p text:style-name="P83"/>
      <text:p text:style-name="P83">S:75</text:p>
      <text:p text:style-name="P83">We can deduce from the narrative in Surat al-Kahf that Hazrat Dhu'l-Qarnayn (as)<text:bookmark text:name="_GoBack"/>was a Muslim ruler controlling many lands in the world.</text:p>
      <text:p text:style-name="P83"/>
      <text:p text:style-name="P83">S:77</text:p>
      <text:p text:style-name="P83">By means of satellite technology, it is possible to take detailed pictures of the Earth and especially intelligence satellites are capable of "watching" every country closely.</text:p>
      <text:p text:style-name="P83"/>
      <text:p text:style-name="P83">S:78</text:p>
      <text:p text:style-name="P83">By means of infrared technology, all kinds of criminal tools can be detected easily and crimes committed in the dark can be seen in detail as the pictures show. Important advancements have also been made in the diagnosis of illnesses.</text:p>
      <text:p text:style-name="P83"/>
      <text:p text:style-name="P83">S:93</text:p>
      <text:p text:style-name="P83">Anwar Sadat</text:p>
      <text:p text:style-name="P83"/>
      <text:p text:style-name="P83"><text:soft-page-break/>S:94</text:p>
      <text:p text:style-name="P83">On October 26, 1956, Israel attacked Egypt and began to occupy the Sinai Peninsula. The fighting ended shortly afterwards following intervention by the United Nations.</text:p>
      <text:p text:style-name="P83"/>
      <text:p text:style-name="P83">S:99</text:p>
      <text:p text:style-name="P83">CNN, 15.4.2009</text:p>
      <text:p text:style-name="P83"/>
      <text:p text:style-name="P83">S:110</text:p>
      <text:p text:style-name="P83">Charles Darwin</text:p>
      <text:p text:style-name="P83"/>
      <text:p text:style-name="P83">S:114</text:p>
      <text:p text:style-name="P83">The French biologist Louis Pasteur</text:p>
      <text:p text:style-name="P83"/>
      <text:p text:style-name="P83">S:115</text:p>
      <text:p text:style-name="P83">The Russian biologist Alexander Oparin</text:p>
      <text:p text:style-name="P83"/>
      <text:p text:style-name="P83">S:116</text:p>
      <text:p text:style-name="P83">All information about living beings is stored in the DNA molecule. This incredibly efficient information storage method alone is a clear evidence that life did not come into being by chance, but has been marvelously created.</text:p>
      <text:p text:style-name="P83"/>
      <text:p text:style-name="P83">S:119</text:p>
      <text:p text:style-name="P83">Mutations—breaks or replacements taking place in the DNA molecule—are the result of external effects such as radiation or chemical action. This mutated Vietnamese boy is affected by a nuclear weapon. </text:p>
      <text:p text:style-name="P83"/>
      <text:p text:style-name="P83">S:121</text:p>
      <text:p text:style-name="P83">The 150-200-million-year-old fossil dragonfly (Jurassic-Recent age) is no different from specimens living today.</text:p>
      <text:p text:style-name="P83"/>
      <text:p text:style-name="P83">S:122</text:p>
      <text:p text:style-name="P83"><text:soft-page-break/>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83"/>
      <text:p text:style-name="P83">S:125</text:p>
      <text:p text:style-name="P83">FALSE</text:p>
      <text:p text:style-name="P83">Imaginary representations of 'primitive' human beings are frequently employed in stories carried by pro-evolution newspapers and magazines. The only source for these stories, based on these imaginary representations, are the imaginations of their authors. Yet evolution has suffered such a­ <text:s/>defeat in the face of the scientific facts that fewer reports concerning evolution now appear in scientific magazines.</text:p>
      <text:p text:style-name="P83"/>
      <text:p text:style-name="P83">S:128</text:p>
      <text:p text:style-name="P83">Compared to cameras and sound recording machines, the eye and ear are much more complex, much more successful and possess far superior features to these products of high technology.</text:p>
      <text:p text:style-name="P83"/>
      <text:p text:style-name="P83">S:130</text:p>
      <text:p text:style-name="P83">Someone who looks at a seal perceives it in his brain. Similarly, it is in his brain that he investigates and examines the features of that creature he sees in his brain. The things he learns reveal to him the perfection of Allah's creation and the superiority of His wisdom and knowledge.</text:p>
      <text:p text:style-name="P85"/>
      <text:p text:style-name="P83">S:138</text:p>
      <text:p text:style-name="P83">Say, ‘O Allah! Master of the Kingdom! You give sovereignty to whoever You will You take sovereignty from whoever You will. You exalt whoever You will You abase whoever You will. All good is in Your hands. You have power over all things. (Surah Al Imran: 26)</text:p>
      <text:p text:style-name="P83"/>
      <text:p text:style-name="P8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BenquiatBold" svg:font-family="BenquiatBold, Cambria"/>
    <style:font-face style:name="Lohit Hindi1" svg:font-family="'Lohit Hindi'"/>
    <style:font-face style:name="Baskerville" svg:font-family="Baskerville" style:font-pitch="variable"/>
    <style:font-face style:name="Calibri" svg:font-family="Calibri" style:font-pitch="variable"/>
    <style:font-face style:name="Cascade" svg:font-family="Cascade, Cambria" style:font-pitch="variable"/>
    <style:font-face style:name="CgFeniceBd" svg:font-family="CgFeniceBd, 'Helvetica Neue Light'" style:font-pitch="variable"/>
    <style:font-face style:name="Courier New" svg:font-family="'Courier New'" style:font-pitch="variable"/>
    <style:font-face style:name="Lucida Grande" svg:font-family="'Lucida Grande'" style:font-pitch="variable"/>
    <style:font-face style:name="MGillSans" svg:font-family="MGillSans, Cambria" style:font-pitch="variable"/>
    <style:font-face style:name="Microsoft Sans Serif" svg:font-family="'Microsoft Sans Serif'" style:font-pitch="variable"/>
    <style:font-face style:name="Palatino" svg:font-family="Palatino" style:font-pitch="variable"/>
    <style:font-face style:name="PalatinoTurk" svg:font-family="PalatinoTurk, Times"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MET_2039_N_20_YAZISI" style:display-name="MET‹N YAZISI" style:family="paragraph">
      <style:paragraph-properties fo:margin-left="0cm" fo:margin-right="0cm"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_Baslik" style:display-name="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paragraph-properties fo:margin-left="0.6cm" fo:margin-right="0cm" fo:margin-top="0.499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ALT" style:display-name="kucuk baslik ALT" style:family="paragraph">
      <style:paragraph-properties fo:margin-left="0.6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0.6cm" fo:margin-right="0cm" fo:margin-top="0.499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6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nd Times and Hazrat Mahdi (as)</dc:title>
    <meta:initial-creator>Harun Yahya</meta:initial-creator>
    <meta:creation-date>2011-10-05T12:38:00</meta:creation-date>
    <dc:date>2020-06-28T17:02:48.880965141</dc:date>
    <meta:editing-cycles>36</meta:editing-cycles>
    <meta:editing-duration>PT1H38M54S</meta:editing-duration>
    <meta:generator>LibreOffice/6.4.4.2$Linux_X86_64 LibreOffice_project/523b8e55cdb4890550c54dc0a0ee2ea29d34e811</meta:generator>
    <meta:keyword>The End Times and Hazrat Mahdi (as)</meta:keyword>
    <dc:subject>The End Times and Hazrat Mahdi (as)</dc:subject>
    <meta:document-statistic meta:table-count="0" meta:image-count="0" meta:object-count="0" meta:page-count="66" meta:paragraph-count="753" meta:word-count="26863" meta:character-count="160385" meta:non-whitespace-character-count="133944"/>
  </office:meta>
</office:document-meta>
</file>